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01000000E27DDCA693DCD86855.png" manifest:media-type="image/png"/>
  <manifest:file-entry manifest:full-path="Pictures/10000001000002BB0000005D0215DD21D56FA48C.png" manifest:media-type="image/png"/>
  <manifest:file-entry manifest:full-path="Pictures/10000001000001B6000000D823B7BDAD341CFB2F.png" manifest:media-type="image/png"/>
  <manifest:file-entry manifest:full-path="Pictures/1000000100000234000000BBB23479C40834440B.png" manifest:media-type="image/png"/>
  <manifest:file-entry manifest:full-path="Pictures/10000001000001C5000001F77271240BEC935D5D.png" manifest:media-type="image/png"/>
  <manifest:file-entry manifest:full-path="Pictures/100000010000004000000040F8184E217637A7CF.png" manifest:media-type="image/png"/>
  <manifest:file-entry manifest:full-path="Pictures/10000001000002CC000000D5AFFD55683384A6DF.png" manifest:media-type="image/png"/>
  <manifest:file-entry manifest:full-path="Pictures/100000010000031E000000DA3B05C43AA9516EE8.png" manifest:media-type="image/png"/>
  <manifest:file-entry manifest:full-path="Pictures/1000000100000314000000DC760B1402B910823D.png" manifest:media-type="image/png"/>
  <manifest:file-entry manifest:full-path="Pictures/10000001000001B3000000ECC244767C0F2301B2.png" manifest:media-type="image/png"/>
  <manifest:file-entry manifest:full-path="Pictures/100000010000027500000156833E01A257EE2206.png" manifest:media-type="image/png"/>
  <manifest:file-entry manifest:full-path="Pictures/10000001000001D1000000B689CB0449B177B210.png" manifest:media-type="image/png"/>
  <manifest:file-entry manifest:full-path="Pictures/100000010000027F0000007E94746C1FF0B94A59.png" manifest:media-type="image/png"/>
  <manifest:file-entry manifest:full-path="Pictures/10000001000001890000016231ED6BEB6C02C37D.png" manifest:media-type="image/png"/>
  <manifest:file-entry manifest:full-path="Pictures/100000010000025A00000120FF3B977AA5293F3D.png" manifest:media-type="image/png"/>
  <manifest:file-entry manifest:full-path="Pictures/10000001000001A400000091178BD272D3D829AA.png" manifest:media-type="image/png"/>
  <manifest:file-entry manifest:full-path="Pictures/10000001000003230000007FCFE9F5B679C02D0A.png" manifest:media-type="image/png"/>
  <manifest:file-entry manifest:full-path="Pictures/100000010000055600000290C699C73ABED9A664.png" manifest:media-type="image/png"/>
  <manifest:file-entry manifest:full-path="Pictures/10000001000000D5000000E1597563CD24FAEF4A.png" manifest:media-type="image/png"/>
  <manifest:file-entry manifest:full-path="Pictures/10000001000001BC000002D665DACE8C9229A45D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byssinica SIL1" svg:font-family="'Abyssinica SIL'" style:font-family-generic="roman" style:font-pitch="variable"/>
    <style:font-face style:name="Abyssinica SIL2" svg:font-family="'Abyssinica SIL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ibetan Machine Uni" svg:font-family="'Tibetan Machine Uni'" style:font-pitch="variable"/>
    <style:font-face style:name="Tibetan Machine Uni1" svg:font-family="'Tibetan Machine Uni'" style:font-family-generic="roman" style:font-pitch="variable"/>
    <style:font-face style:name="Tibetan Machine Uni2" svg:font-family="'Tibetan Machine Un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5829a" officeooo:paragraph-rsid="006ce8f9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5829a" officeooo:paragraph-rsid="00693392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5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70f645" officeooo:paragraph-rsid="0070f645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6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723338" officeooo:paragraph-rsid="0072333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7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760571" officeooo:paragraph-rsid="00760571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8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79bbe6" officeooo:paragraph-rsid="0079bbe6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9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7c02de" officeooo:paragraph-rsid="007c02de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7fc6af" officeooo:paragraph-rsid="007fc6a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80dcc2" officeooo:paragraph-rsid="0080dcc2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8c72c8" officeooo:paragraph-rsid="008c72c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90f74e" officeooo:paragraph-rsid="0090f74e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92b0c7" officeooo:paragraph-rsid="0092b0c7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961be5" officeooo:paragraph-rsid="00961be5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978c51" officeooo:paragraph-rsid="00978c51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98bd7f" officeooo:paragraph-rsid="0098bd7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9d388f" officeooo:paragraph-rsid="009d388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a32c38" officeooo:paragraph-rsid="00a32c3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a93ec4" officeooo:paragraph-rsid="00a93ec4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9fa269" officeooo:paragraph-rsid="009fa269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3c6515" officeooo:paragraph-rsid="003c65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6710f" officeooo:paragraph-rsid="0056710f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5829a" officeooo:paragraph-rsid="0055829a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5829a" officeooo:paragraph-rsid="006569e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5829a" officeooo:paragraph-rsid="0077bc4c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7f737" officeooo:paragraph-rsid="0057f73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97581" officeooo:paragraph-rsid="005975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a3012" officeooo:paragraph-rsid="005a301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a8e15" officeooo:paragraph-rsid="005a8e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ae891" officeooo:paragraph-rsid="005ae89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b80e1" officeooo:paragraph-rsid="005b80e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dff56" officeooo:paragraph-rsid="005dff56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fae69" officeooo:paragraph-rsid="005fae69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fae69" officeooo:paragraph-rsid="006562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63d0c5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693392" officeooo:paragraph-rsid="0069339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77bc4c" officeooo:paragraph-rsid="0077bc4c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37c582" officeooo:paragraph-rsid="00af2315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42342b" officeooo:paragraph-rsid="0042342b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42342b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4402a1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45ab0f" officeooo:paragraph-rsid="0045ab0f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50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46e4c6" officeooo:paragraph-rsid="0046e4c6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51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4956c8" officeooo:paragraph-rsid="004956c8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4956c8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53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4b4282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54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4dcf7e" officeooo:paragraph-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55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4dcf7e" officeooo:paragraph-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56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25533" officeooo:paragraph-rsid="00525533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af97fe" officeooo:paragraph-rsid="00af97f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58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b37c72" officeooo:paragraph-rsid="00b37c7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59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b951d0" officeooo:paragraph-rsid="00b951d0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60" style:family="paragraph" style:parent-style-name="Standard">
      <style:paragraph-properties fo:text-align="justify" style:justify-single-word="false"/>
      <style:text-properties fo:color="#8d0000" loext:opacity="100%" style:text-position="0% 100%" style:font-name="Tibetan Machine Uni" fo:font-size="14pt" fo:font-style="normal" style:text-underline-style="none" fo:font-weight="normal" officeooo:rsid="009d388f" officeooo:paragraph-rsid="009d388f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color="#8d0000" loext:opacity="100%" style:text-position="0% 100%" style:font-name="Tibetan Machine Uni" fo:font-size="14pt" fo:font-style="normal" style:text-underline-style="none" fo:font-weight="normal" officeooo:rsid="00b1a0df" officeooo:paragraph-rsid="00b1a0df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color="#8d0000" loext:opacity="100%" style:text-position="0% 100%" style:font-name="Tibetan Machine Uni" fo:font-size="14pt" fo:font-style="italic" style:text-underline-style="none" fo:font-weight="normal" officeooo:rsid="0056710f" officeooo:paragraph-rsid="0056710f" style:font-size-asian="14pt" style:font-style-asian="italic" style:font-weight-asian="normal" style:font-name-complex="Tibetan Machine Uni2" style:font-size-complex="14pt" style:font-style-complex="italic" style:font-weight-complex="normal"/>
    </style:style>
    <style:style style:name="P63" style:family="paragraph" style:parent-style-name="Standard">
      <style:paragraph-properties fo:text-align="justify" style:justify-single-word="false"/>
      <style:text-properties fo:color="#8d0000" loext:opacity="100%" style:text-position="0% 100%" style:font-name="Tibetan Machine Uni" fo:font-size="14pt" fo:font-style="italic" style:text-underline-style="none" fo:font-weight="bold" officeooo:rsid="00b26ddf" officeooo:paragraph-rsid="00b26ddf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64" style:family="paragraph" style:parent-style-name="Standard">
      <style:paragraph-properties fo:text-align="justify" style:justify-single-word="false"/>
      <style:text-properties fo:color="#8d0000" loext:opacity="100%" style:text-position="0% 100%" style:font-name="Tibetan Machine Uni" fo:font-size="14pt" fo:font-style="italic" style:text-underline-style="none" fo:font-weight="bold" officeooo:rsid="00b35b60" officeooo:paragraph-rsid="00b35b60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65" style:family="paragraph" style:parent-style-name="Standard">
      <style:paragraph-properties fo:text-align="justify" style:justify-single-word="false"/>
      <style:text-properties fo:color="#8d0000" loext:opacity="100%" style:text-position="0% 100%" style:font-name="Tibetan Machine Uni" fo:font-size="14pt" fo:font-style="italic" style:text-underline-style="none" fo:font-weight="bold" officeooo:rsid="00b49388" officeooo:paragraph-rsid="00b49388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66" style:family="paragraph" style:parent-style-name="Standard">
      <style:paragraph-properties fo:text-align="justify" style:justify-single-word="false"/>
      <style:text-properties fo:color="#8d0000" loext:opacity="100%" style:text-position="0% 100%" style:font-name="Tibetan Machine Uni" fo:font-size="14pt" fo:font-style="italic" style:text-underline-style="none" fo:font-weight="bold" officeooo:rsid="00b951d0" officeooo:paragraph-rsid="00b951d0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67" style:family="paragraph" style:parent-style-name="Standard">
      <style:paragraph-properties fo:text-align="justify" style:justify-single-word="false"/>
      <style:text-properties fo:color="#8d0000" loext:opacity="100%" style:text-position="0% 100%" style:font-name="Tibetan Machine Uni" fo:font-size="14pt" fo:font-style="italic" style:text-underline-style="none" fo:font-weight="bold" officeooo:rsid="00bc6c97" officeooo:paragraph-rsid="00bc6c97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68" style:family="paragraph" style:parent-style-name="Standard">
      <style:paragraph-properties fo:text-align="center" style:justify-single-word="false"/>
      <style:text-properties fo:color="#8d0000" loext:opacity="100%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69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Tibetan Machine Uni1" fo:font-size="16pt" fo:letter-spacing="normal" fo:font-style="normal" fo:font-weight="bold" officeooo:rsid="001c55f1" officeooo:paragraph-rsid="001c55f1" style:font-size-asian="16pt" style:font-weight-asian="bold" style:font-name-complex="Tibetan Machine Uni2" style:font-size-complex="16pt" style:font-weight-complex="bold"/>
    </style:style>
    <style:style style:name="P7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position="0% 100%" style:font-name="Abyssinica SIL" fo:font-size="12pt" fo:letter-spacing="normal" fo:font-style="normal" style:text-underline-style="none" fo:font-weight="normal" officeooo:rsid="00bc6c97" officeooo:paragraph-rsid="00bc6c97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position="0% 100%" style:font-name="Abyssinica SIL" fo:font-size="12pt" fo:letter-spacing="normal" fo:font-style="normal" style:text-underline-style="none" fo:font-weight="normal" officeooo:rsid="00bd49b0" officeooo:paragraph-rsid="00bd49b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position="0% 100%" style:font-name="Abyssinica SIL" fo:font-size="12pt" fo:letter-spacing="normal" fo:font-style="normal" style:text-underline-style="none" fo:font-weight="normal" officeooo:rsid="00be5a76" officeooo:paragraph-rsid="00bd49b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position="0% 100%" style:font-name="Abyssinica SIL" fo:font-size="12pt" fo:letter-spacing="normal" fo:font-style="normal" style:text-underline-style="none" fo:font-weight="normal" officeooo:rsid="00bfd384" officeooo:paragraph-rsid="00be5a76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position="0% 100%" style:font-name="Abyssinica SIL" fo:font-size="12pt" fo:letter-spacing="normal" fo:font-style="normal" style:text-underline-style="none" fo:font-weight="normal" officeooo:rsid="00c23b81" officeooo:paragraph-rsid="00c23b81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position="0% 100%" style:font-name="Abyssinica SIL" fo:font-size="12pt" fo:letter-spacing="normal" fo:font-style="normal" style:text-underline-style="none" fo:font-weight="normal" officeooo:rsid="00c3c724" officeooo:paragraph-rsid="00c3c72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position="0% 100%" style:font-name="Abyssinica SIL" fo:font-size="12pt" fo:letter-spacing="normal" fo:font-style="normal" style:text-underline-style="none" fo:font-weight="normal" officeooo:rsid="00c4d560" officeooo:paragraph-rsid="00c4d56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position="0% 100%" style:font-name="Abyssinica SIL" fo:font-size="12pt" fo:letter-spacing="normal" fo:font-style="normal" style:text-underline-style="none" fo:font-weight="normal" officeooo:rsid="00c63b3f" officeooo:paragraph-rsid="00c63b3f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position="0% 100%" style:font-name="Abyssinica SIL" fo:font-size="12pt" fo:letter-spacing="normal" fo:font-style="italic" style:text-underline-style="none" fo:font-weight="bold" officeooo:rsid="00bd49b0" officeooo:paragraph-rsid="00bd49b0" fo:background-color="transparent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P7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position="0% 100%" style:font-name="Abyssinica SIL" fo:font-size="12pt" fo:letter-spacing="normal" fo:font-style="italic" style:text-underline-style="none" fo:font-weight="bold" officeooo:rsid="00c3c724" officeooo:paragraph-rsid="00c3c724" fo:background-color="#ffff0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P80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c3c724" officeooo:paragraph-rsid="00c3c724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1" style:family="paragraph" style:parent-style-name="Standard">
      <style:paragraph-properties fo:text-align="justify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c3c724" officeooo:paragraph-rsid="00c3c724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2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c63b3f" officeooo:paragraph-rsid="00c63b3f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3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c7060d" officeooo:paragraph-rsid="00c7060d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4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cd03d6" officeooo:paragraph-rsid="00cd03d6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5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cda45d" officeooo:paragraph-rsid="00cda45d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6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cdd60f" officeooo:paragraph-rsid="00cdd60f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7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d21cc9" officeooo:paragraph-rsid="00d21cc9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8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d35f58" officeooo:paragraph-rsid="00d35f58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9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d79432" officeooo:paragraph-rsid="00d79432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90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d9cc81" officeooo:paragraph-rsid="00d9cc81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91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df1363" officeooo:paragraph-rsid="00df1363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92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e258a3" officeooo:paragraph-rsid="00e258a3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93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e85308" officeooo:paragraph-rsid="00e85308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94" style:family="paragraph" style:parent-style-name="Standard">
      <style:paragraph-properties fo:margin-top="0cm" fo:margin-bottom="0.499cm" style:contextual-spacing="false"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ec4c4c" officeooo:paragraph-rsid="00ec4c4c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95" style:family="paragraph" style:parent-style-name="Standard">
      <style:paragraph-properties fo:margin-top="0cm" fo:margin-bottom="0.499cm" style:contextual-spacing="false"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ed3796" officeooo:paragraph-rsid="00ed3796" fo:background-color="transparent" style:font-name-asian="Noto Sans Mono CJK SC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96" style:family="paragraph" style:parent-style-name="Standard">
      <style:paragraph-properties fo:text-align="justify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normal" officeooo:rsid="00c3c724" officeooo:paragraph-rsid="00c3c724" fo:background-color="transparent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97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Abyssinica SIL" fo:font-size="12pt" fo:letter-spacing="normal" fo:font-style="normal" style:text-underline-style="none" fo:font-weight="bold" officeooo:rsid="00c7060d" officeooo:paragraph-rsid="00c865c6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98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Abyssinica SIL" fo:font-size="12pt" fo:letter-spacing="normal" fo:font-style="normal" style:text-underline-style="none" fo:font-weight="bold" officeooo:rsid="00c9a2e7" officeooo:paragraph-rsid="00c9a2e7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99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c865c6" officeooo:paragraph-rsid="00c865c6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cd1eda" officeooo:paragraph-rsid="00cd1eda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01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cd1eda" officeooo:paragraph-rsid="00cdd60f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cd1eda" officeooo:paragraph-rsid="00cf71d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cd603d" officeooo:paragraph-rsid="00cd603d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04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2b22c" officeooo:paragraph-rsid="00d2b22c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05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35f58" officeooo:paragraph-rsid="00d35f58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35f58" officeooo:paragraph-rsid="00d9cc81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618b1" officeooo:paragraph-rsid="00d618b1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08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618b1" officeooo:paragraph-rsid="00d79432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09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83d69" officeooo:paragraph-rsid="00d83d69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f1363" officeooo:paragraph-rsid="00df1363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11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c1168" officeooo:paragraph-rsid="00dc1168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12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c1168" officeooo:paragraph-rsid="00e258a3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13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e258a3" officeooo:paragraph-rsid="00e258a3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14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e961b3" officeooo:paragraph-rsid="00e961b3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15" style:family="paragraph" style:parent-style-name="Text_20_body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e961b3" officeooo:paragraph-rsid="00e961b3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16" style:family="paragraph" style:parent-style-name="Preformatted_20_Text">
      <style:paragraph-properties fo:margin-top="0cm" fo:margin-bottom="0.499cm" style:contextual-spacing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e961b3" officeooo:paragraph-rsid="00e961b3" fo:background-color="transparent" style:font-name-asian="Noto Sans Mono CJK SC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17" style:family="paragraph" style:parent-style-name="Preformatted_20_Text">
      <style:paragraph-properties fo:margin-top="0cm" fo:margin-bottom="0.499cm" style:contextual-spacing="false"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ecbb6c" officeooo:paragraph-rsid="00ecbb6c" fo:background-color="transparent" style:font-name-asian="Noto Sans Mono CJK SC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18" style:family="paragraph" style:parent-style-name="Preformatted_20_Text">
      <style:paragraph-properties fo:margin-top="0cm" fo:margin-bottom="0.499cm" style:contextual-spacing="false"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ed3796" officeooo:paragraph-rsid="00ed3796" fo:background-color="transparent" style:font-name-asian="Noto Sans Mono CJK SC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19" style:family="paragraph" style:parent-style-name="Text_20_body">
      <style:paragraph-properties fo:text-align="center" style:justify-single-word="false"/>
      <style:text-properties officeooo:paragraph-rsid="008dbf5e"/>
    </style:style>
    <style:style style:name="P120" style:family="paragraph" style:parent-style-name="Standard">
      <style:paragraph-properties fo:text-align="center" style:justify-single-word="false"/>
      <style:text-properties officeooo:paragraph-rsid="004fa629"/>
    </style:style>
    <style:style style:name="P121" style:family="paragraph" style:parent-style-name="Standard">
      <style:paragraph-properties fo:text-align="center" style:justify-single-word="false"/>
      <style:text-properties officeooo:paragraph-rsid="005b80e1"/>
    </style:style>
    <style:style style:name="P122" style:family="paragraph" style:parent-style-name="Standard">
      <style:paragraph-properties fo:text-align="center" style:justify-single-word="false"/>
      <style:text-properties officeooo:paragraph-rsid="00b951d0"/>
    </style:style>
    <style:style style:name="P123" style:family="paragraph" style:parent-style-name="Text_20_body">
      <style:text-properties officeooo:rsid="00cb4e0c" officeooo:paragraph-rsid="00cb4e0c"/>
    </style:style>
    <style:style style:name="P124" style:family="paragraph" style:parent-style-name="Text_20_body">
      <style:text-properties style:font-name="Abyssinica SIL" fo:font-size="12pt" style:font-size-asian="12pt" style:font-size-complex="12pt"/>
    </style:style>
    <style:style style:name="P125" style:family="paragraph" style:parent-style-name="Text_20_body">
      <style:text-properties style:font-name="Abyssinica SIL" fo:font-size="12pt" officeooo:rsid="00cb4e0c" officeooo:paragraph-rsid="00cb4e0c" style:font-size-asian="12pt" style:font-size-complex="12pt"/>
    </style:style>
    <style:style style:name="P126" style:family="paragraph" style:parent-style-name="Standard">
      <style:paragraph-properties fo:text-align="justify" style:justify-single-word="false"/>
      <style:text-properties style:font-name="Abyssinica SIL" fo:font-size="12pt" officeooo:paragraph-rsid="00c9a2e7" style:font-size-asian="12pt" style:font-size-complex="12pt"/>
    </style:style>
    <style:style style:name="P127" style:family="paragraph" style:parent-style-name="Text_20_body">
      <style:paragraph-properties fo:margin-top="0cm" fo:margin-bottom="0.499cm" style:contextual-spacing="false"/>
      <style:text-properties style:font-name="Abyssinica SIL" fo:font-size="12pt" fo:font-style="normal" fo:font-weight="normal" officeooo:rsid="00e961b3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29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3a7548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30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3a7548" officeooo:paragraph-rsid="003a754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31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3c6515" officeooo:paragraph-rsid="003c651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32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33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7f737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34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35" style:family="paragraph" style:parent-style-name="Standard">
      <style:paragraph-properties fo:text-align="center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ae891" officeooo:paragraph-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36" style:family="paragraph" style:parent-style-name="Standard">
      <style:paragraph-properties fo:text-align="center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ae891" officeooo:paragraph-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37" style:family="paragraph" style:parent-style-name="Standard">
      <style:paragraph-properties fo:text-align="end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25533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38" style:family="paragraph" style:parent-style-name="Standard">
      <style:paragraph-properties fo:text-align="end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25533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39" style:family="paragraph" style:parent-style-name="Standard">
      <style:paragraph-properties fo:text-align="end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25533" officeooo:paragraph-rsid="0077bc4c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0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1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2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dff56" officeooo:paragraph-rsid="005fae6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3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dff56" officeooo:paragraph-rsid="006562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4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70f645" officeooo:paragraph-rsid="0070f64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5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7e0942" officeooo:paragraph-rsid="007e094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6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8f80b3" officeooo:paragraph-rsid="008f80b3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7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9b4f0c" officeooo:paragraph-rsid="009b4f0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8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9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0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1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2" style:family="paragraph" style:parent-style-name="Standard">
      <style:paragraph-properties fo:text-align="center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2342b" officeooo:paragraph-rsid="0042342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3" style:family="paragraph" style:parent-style-name="Standard">
      <style:paragraph-properties fo:text-align="end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2342b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4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5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6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7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8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9" style:family="paragraph" style:parent-style-name="Standard">
      <style:paragraph-properties fo:text-align="center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0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1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2" style:family="paragraph" style:parent-style-name="Standard">
      <style:paragraph-properties fo:text-align="center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3" style:family="paragraph" style:parent-style-name="Standard">
      <style:paragraph-properties fo:text-align="center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ae89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4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5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dff56" officeooo:paragraph-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6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25533" officeooo:paragraph-rsid="00525533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7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8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9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0" style:family="paragraph" style:parent-style-name="Standard">
      <style:paragraph-properties fo:text-align="center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1" style:family="paragraph" style:parent-style-name="Standard">
      <style:paragraph-properties fo:text-align="center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a3012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2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fae69" officeooo:paragraph-rsid="005fae6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3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2163b" officeooo:paragraph-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4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2163b" officeooo:paragraph-rsid="0063d0c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5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6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7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8" style:family="paragraph" style:parent-style-name="Standard">
      <style:paragraph-properties fo:text-align="center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a553f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9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aac2c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0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054be" officeooo:paragraph-rsid="006e9854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1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054be" officeooo:paragraph-rsid="0073f9d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2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0f645" officeooo:paragraph-rsid="0070f64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3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3fe7a" officeooo:paragraph-rsid="0073fe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4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60571" officeooo:paragraph-rsid="0076057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5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6167a" officeooo:paragraph-rsid="007616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6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7bc4c" officeooo:paragraph-rsid="0077bc4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7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80dcc2" officeooo:paragraph-rsid="0080dc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8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9bbe6" officeooo:paragraph-rsid="0079bbe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9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d8863" officeooo:paragraph-rsid="007d886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0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867016" officeooo:paragraph-rsid="0086701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1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872775" officeooo:paragraph-rsid="0087277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2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88ddaa" officeooo:paragraph-rsid="0088a98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3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896021" officeooo:paragraph-rsid="0089602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4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8c72c8" officeooo:paragraph-rsid="008c72c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5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8b1c23" officeooo:paragraph-rsid="008b1c2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6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90f74e" officeooo:paragraph-rsid="0090f74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7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978c51" officeooo:paragraph-rsid="00978c5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8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946bf5" officeooo:paragraph-rsid="00946bf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9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961be5" officeooo:paragraph-rsid="00961be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0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9d388f" officeooo:paragraph-rsid="009d388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1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9e63cd" officeooo:paragraph-rsid="009e63c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2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9fb4b0" officeooo:paragraph-rsid="009fb4b0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3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a14a07" officeooo:paragraph-rsid="009fb4b0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4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italic" style:text-underline-style="none" fo:font-weight="bold" officeooo:rsid="00597581" officeooo:paragraph-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205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italic" style:text-underline-style="none" fo:font-weight="bold" officeooo:rsid="00597581" officeooo:paragraph-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206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italic" style:text-underline-style="none" fo:font-weight="bold" officeooo:rsid="005dff56" officeooo:paragraph-rsid="005dff56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207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italic" style:text-underline-style="none" fo:font-weight="bold" officeooo:rsid="0098e45a" officeooo:paragraph-rsid="0098e45a" fo:background-color="transparent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208" style:family="paragraph" style:parent-style-name="Standard">
      <style:paragraph-properties fo:text-align="end" style:justify-single-word="false"/>
      <style:text-properties style:use-window-font-color="true" loext:opacity="0%" style:text-position="0% 100%" style:font-name="Abyssinica SIL1" fo:font-size="10pt" fo:font-style="normal" style:text-underline-style="none" fo:font-weight="normal" officeooo:rsid="0037c582" officeooo:paragraph-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209" style:family="paragraph" style:parent-style-name="Standard">
      <style:paragraph-properties fo:text-align="end" style:justify-single-word="false"/>
      <style:text-properties style:use-window-font-color="true" loext:opacity="0%" style:text-position="0% 100%" style:font-name="Abyssinica SIL1" fo:font-size="10pt" fo:font-style="normal" style:text-underline-style="none" fo:font-weight="normal" officeooo:rsid="0037c582" officeooo:paragraph-rsid="004402a1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210" style:family="paragraph" style:parent-style-name="Standard">
      <style:paragraph-properties fo:text-align="end" style:justify-single-word="false"/>
      <style:text-properties style:use-window-font-color="true" loext:opacity="0%" style:text-position="0% 100%" style:font-name="Abyssinica SIL1" fo:font-size="10pt" fo:font-style="normal" style:text-underline-style="none" fo:font-weight="normal" officeooo:rsid="006569e7" officeooo:paragraph-rsid="006ce8f9" fo:background-color="transparent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211" style:family="paragraph" style:parent-style-name="Standard">
      <style:paragraph-properties fo:text-align="end" style:justify-single-word="false"/>
      <style:text-properties style:use-window-font-color="true" loext:opacity="0%" style:text-position="0% 100%" style:font-name="Abyssinica SIL1" fo:font-size="10pt" fo:font-style="normal" style:text-underline-style="none" fo:font-weight="normal" officeooo:rsid="007c02de" officeooo:paragraph-rsid="0092b0c7" fo:background-color="transparent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212" style:family="paragraph" style:parent-style-name="Standard">
      <style:paragraph-properties fo:text-align="end" style:justify-single-word="false"/>
      <style:text-properties style:use-window-font-color="true" loext:opacity="0%" style:text-position="0% 100%" style:font-name="Tibetan Machine Uni" fo:font-size="14pt" fo:font-style="normal" style:text-underline-style="none" fo:font-weight="normal" officeooo:rsid="0055829a" officeooo:paragraph-rsid="006ce8f9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213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Tibetan Machine Uni" fo:font-size="14pt" fo:font-style="normal" style:text-underline-style="none" fo:font-weight="normal" officeooo:rsid="009e63cd" officeooo:paragraph-rsid="009e63cd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214" style:family="paragraph" style:parent-style-name="Standard">
      <style:paragraph-properties fo:text-align="justify" style:justify-single-word="false"/>
      <style:text-properties officeooo:paragraph-rsid="003b6a22"/>
    </style:style>
    <style:style style:name="P215" style:family="paragraph" style:parent-style-name="Standard">
      <style:paragraph-properties fo:text-align="justify" style:justify-single-word="false"/>
      <style:text-properties officeooo:paragraph-rsid="005a8e15"/>
    </style:style>
    <style:style style:name="P216" style:family="paragraph" style:parent-style-name="Standard">
      <style:paragraph-properties fo:text-align="justify" style:justify-single-word="false"/>
      <style:text-properties officeooo:paragraph-rsid="0062163b"/>
    </style:style>
    <style:style style:name="P217" style:family="paragraph" style:parent-style-name="Standard">
      <style:paragraph-properties fo:text-align="justify" style:justify-single-word="false"/>
      <style:text-properties officeooo:paragraph-rsid="007552e0"/>
    </style:style>
    <style:style style:name="P218" style:family="paragraph" style:parent-style-name="Standard">
      <style:paragraph-properties fo:text-align="justify" style:justify-single-word="false"/>
      <style:text-properties officeooo:paragraph-rsid="00760571"/>
    </style:style>
    <style:style style:name="P219" style:family="paragraph" style:parent-style-name="Standard">
      <style:paragraph-properties fo:text-align="justify" style:justify-single-word="false"/>
      <style:text-properties officeooo:paragraph-rsid="00872775"/>
    </style:style>
    <style:style style:name="P220" style:family="paragraph" style:parent-style-name="Standard">
      <style:paragraph-properties fo:text-align="justify" style:justify-single-word="false"/>
      <style:text-properties officeooo:paragraph-rsid="0088a98d"/>
    </style:style>
    <style:style style:name="P221" style:family="paragraph" style:parent-style-name="Standard">
      <style:paragraph-properties fo:text-align="justify" style:justify-single-word="false"/>
      <style:text-properties officeooo:paragraph-rsid="009fb4b0"/>
    </style:style>
    <style:style style:name="P222" style:family="paragraph" style:parent-style-name="Standard">
      <style:paragraph-properties fo:text-align="justify" style:justify-single-word="false"/>
      <style:text-properties officeooo:paragraph-rsid="00a14a07"/>
    </style:style>
    <style:style style:name="P223" style:family="paragraph" style:parent-style-name="Standard">
      <style:paragraph-properties fo:text-align="justify" style:justify-single-word="false"/>
      <style:text-properties officeooo:paragraph-rsid="00a88a37"/>
    </style:style>
    <style:style style:name="P224" style:family="paragraph" style:parent-style-name="Standard">
      <style:paragraph-properties fo:text-align="justify" style:justify-single-word="false"/>
      <style:text-properties officeooo:paragraph-rsid="00acf534"/>
    </style:style>
    <style:style style:name="P225" style:family="paragraph" style:parent-style-name="Standard">
      <style:paragraph-properties fo:text-align="justify" style:justify-single-word="false"/>
      <style:text-properties officeooo:paragraph-rsid="00be5a76"/>
    </style:style>
    <style:style style:name="P226" style:family="paragraph" style:parent-style-name="Standard">
      <style:paragraph-properties fo:text-align="end" style:justify-single-word="false"/>
      <style:text-properties style:font-name="Abyssinica SIL1" fo:font-size="10pt" style:font-size-asian="10pt" style:font-name-complex="Abyssinica SIL2" style:font-size-complex="10pt"/>
    </style:style>
    <style:style style:name="P227" style:family="paragraph" style:parent-style-name="Standard">
      <style:paragraph-properties fo:text-align="end" style:justify-single-word="false"/>
      <style:text-properties style:font-name="Abyssinica SIL1" fo:font-size="10pt" officeooo:paragraph-rsid="0045ab0f" style:font-size-asian="10pt" style:font-name-complex="Abyssinica SIL2" style:font-size-complex="10pt"/>
    </style:style>
    <style:style style:name="P228" style:family="paragraph" style:parent-style-name="Standard">
      <style:paragraph-properties fo:text-align="end" style:justify-single-word="false"/>
      <style:text-properties style:font-name="Abyssinica SIL1" fo:font-size="10pt" officeooo:paragraph-rsid="004dcf7e" style:font-size-asian="10pt" style:font-name-complex="Abyssinica SIL2" style:font-size-complex="10pt"/>
    </style:style>
    <style:style style:name="P229" style:family="paragraph" style:parent-style-name="Standard">
      <style:paragraph-properties fo:text-align="end" style:justify-single-word="false"/>
      <style:text-properties style:font-name="Abyssinica SIL1" fo:font-size="10pt" officeooo:paragraph-rsid="00af2315" style:font-size-asian="10pt" style:font-name-complex="Abyssinica SIL2" style:font-size-complex="10pt"/>
    </style:style>
    <style:style style:name="P230" style:family="paragraph" style:parent-style-name="Standard">
      <style:paragraph-properties fo:text-align="end" style:justify-single-word="false"/>
      <style:text-properties style:font-name="Abyssinica SIL1" fo:font-size="10pt" officeooo:paragraph-rsid="00b951d0" style:font-size-asian="10pt" style:font-name-complex="Abyssinica SIL2" style:font-size-complex="10pt"/>
    </style:style>
    <style:style style:name="P231" style:family="paragraph" style:parent-style-name="Standard">
      <style:paragraph-properties fo:text-align="end" style:justify-single-word="false"/>
      <style:text-properties style:font-name="Abyssinica SIL1" fo:font-size="10pt" officeooo:paragraph-rsid="00c7060d" style:font-size-asian="10pt" style:font-name-complex="Abyssinica SIL2" style:font-size-complex="10pt"/>
    </style:style>
    <style:style style:name="P232" style:family="paragraph" style:parent-style-name="Standard">
      <style:paragraph-properties fo:text-align="end" style:justify-single-word="false"/>
      <style:text-properties style:font-name="Abyssinica SIL1" fo:font-size="10pt" officeooo:paragraph-rsid="00d21cc9" style:font-size-asian="10pt" style:font-name-complex="Abyssinica SIL2" style:font-size-complex="10pt"/>
    </style:style>
    <style:style style:name="P233" style:family="paragraph" style:parent-style-name="Standard">
      <style:paragraph-properties fo:text-align="end" style:justify-single-word="false"/>
      <style:text-properties style:font-name="Abyssinica SIL1" fo:font-size="10pt" officeooo:paragraph-rsid="00e258a3" style:font-size-asian="10pt" style:font-name-complex="Abyssinica SIL2" style:font-size-complex="10pt"/>
    </style:style>
    <style:style style:name="P234" style:family="paragraph" style:parent-style-name="Standard">
      <style:paragraph-properties fo:text-align="end" style:justify-single-word="false"/>
      <style:text-properties style:font-name="Abyssinica SIL1" fo:font-size="10pt" officeooo:paragraph-rsid="00e7c7c6" style:font-size-asian="10pt" style:font-name-complex="Abyssinica SIL2" style:font-size-complex="10pt"/>
    </style:style>
    <style:style style:name="P235" style:family="paragraph" style:parent-style-name="Standard">
      <style:paragraph-properties fo:text-align="end" style:justify-single-word="false"/>
      <style:text-properties style:font-name="Abyssinica SIL1" fo:font-size="10pt" officeooo:paragraph-rsid="00ec4c4c" style:font-size-asian="10pt" style:font-name-complex="Abyssinica SIL2" style:font-size-complex="10pt"/>
    </style:style>
    <style:style style:name="P236" style:family="paragraph" style:parent-style-name="Standard">
      <style:paragraph-properties fo:text-align="end" style:justify-single-word="false"/>
      <style:text-properties officeooo:paragraph-rsid="004202d9"/>
    </style:style>
    <style:style style:name="P237" style:family="paragraph" style:parent-style-name="Standard">
      <style:paragraph-properties fo:text-align="end" style:justify-single-word="false"/>
      <style:text-properties officeooo:paragraph-rsid="0045ab0f"/>
    </style:style>
    <style:style style:name="P238" style:family="paragraph" style:parent-style-name="Standard">
      <style:paragraph-properties fo:text-align="end" style:justify-single-word="false"/>
      <style:text-properties officeooo:paragraph-rsid="004dcf7e"/>
    </style:style>
    <style:style style:name="P239" style:family="paragraph" style:parent-style-name="Standard">
      <style:paragraph-properties fo:text-align="end" style:justify-single-word="false"/>
      <style:text-properties officeooo:paragraph-rsid="0055829a"/>
    </style:style>
    <style:style style:name="P240" style:family="paragraph" style:parent-style-name="Standard">
      <style:paragraph-properties fo:text-align="end" style:justify-single-word="false"/>
      <style:text-properties officeooo:paragraph-rsid="006569e7"/>
    </style:style>
    <style:style style:name="P241" style:family="paragraph" style:parent-style-name="Standard">
      <style:paragraph-properties fo:text-align="end" style:justify-single-word="false"/>
      <style:text-properties officeooo:paragraph-rsid="0077bc4c"/>
    </style:style>
    <style:style style:name="P242" style:family="paragraph" style:parent-style-name="Standard">
      <style:paragraph-properties fo:text-align="end" style:justify-single-word="false"/>
      <style:text-properties officeooo:paragraph-rsid="007c02de"/>
    </style:style>
    <style:style style:name="P243" style:family="paragraph" style:parent-style-name="Standard">
      <style:paragraph-properties fo:text-align="end" style:justify-single-word="false"/>
      <style:text-properties officeooo:paragraph-rsid="0090f74e"/>
    </style:style>
    <style:style style:name="P244" style:family="paragraph" style:parent-style-name="Standard">
      <style:paragraph-properties fo:text-align="end" style:justify-single-word="false"/>
      <style:text-properties officeooo:paragraph-rsid="0092b0c7"/>
    </style:style>
    <style:style style:name="P245" style:family="paragraph" style:parent-style-name="Standard">
      <style:paragraph-properties fo:text-align="end" style:justify-single-word="false"/>
      <style:text-properties officeooo:paragraph-rsid="00af2315"/>
    </style:style>
    <style:style style:name="P246" style:family="paragraph" style:parent-style-name="Standard">
      <style:paragraph-properties fo:text-align="end" style:justify-single-word="false"/>
      <style:text-properties officeooo:paragraph-rsid="009fa269"/>
    </style:style>
    <style:style style:name="P247" style:family="paragraph" style:parent-style-name="Standard">
      <style:paragraph-properties fo:text-align="end" style:justify-single-word="false"/>
      <style:text-properties officeooo:paragraph-rsid="00b951d0"/>
    </style:style>
    <style:style style:name="P248" style:family="paragraph" style:parent-style-name="Standard">
      <style:paragraph-properties fo:text-align="end" style:justify-single-word="false"/>
      <style:text-properties officeooo:paragraph-rsid="00c7060d"/>
    </style:style>
    <style:style style:name="P249" style:family="paragraph" style:parent-style-name="Standard">
      <style:paragraph-properties fo:text-align="end" style:justify-single-word="false"/>
      <style:text-properties officeooo:paragraph-rsid="00d21cc9"/>
    </style:style>
    <style:style style:name="P250" style:family="paragraph" style:parent-style-name="Standard">
      <style:paragraph-properties fo:text-align="end" style:justify-single-word="false"/>
      <style:text-properties officeooo:paragraph-rsid="00e258a3"/>
    </style:style>
    <style:style style:name="P251" style:family="paragraph" style:parent-style-name="Standard">
      <style:paragraph-properties fo:text-align="end" style:justify-single-word="false"/>
      <style:text-properties officeooo:paragraph-rsid="00e7c7c6"/>
    </style:style>
    <style:style style:name="P252" style:family="paragraph" style:parent-style-name="Standard">
      <style:paragraph-properties fo:text-align="end" style:justify-single-word="false"/>
      <style:text-properties officeooo:paragraph-rsid="00ec4c4c"/>
    </style:style>
    <style:style style:name="P253" style:family="paragraph" style:parent-style-name="Standard">
      <style:paragraph-properties fo:text-align="justify" style:justify-single-word="false"/>
      <style:text-properties fo:color="#2a6099" loext:opacity="100%" style:text-position="0% 100%" style:font-name="Tibetan Machine Uni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54" style:family="paragraph" style:parent-style-name="Standard">
      <style:paragraph-properties fo:text-align="justify" style:justify-single-word="false"/>
      <style:text-properties fo:color="#2a6099" loext:opacity="100%" style:text-position="0% 100%" style:font-name="Tibetan Machine Uni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55" style:family="paragraph" style:parent-style-name="Standard">
      <style:paragraph-properties fo:text-align="justify" style:justify-single-word="false"/>
      <style:text-properties fo:color="#2a6099" loext:opacity="100%" style:text-position="0% 100%" style:font-name="Tibetan Machine Uni" fo:font-size="12pt" fo:font-style="normal" style:text-underline-style="none" fo:font-weight="bold" officeooo:rsid="0037c582" officeooo:paragraph-rsid="0037c58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56" style:family="paragraph" style:parent-style-name="Standard">
      <style:paragraph-properties fo:text-align="justify" style:justify-single-word="false"/>
      <style:text-properties fo:color="#2a6099" loext:opacity="100%" style:text-position="0% 100%" style:font-name="Tibetan Machine Uni" fo:font-size="12pt" fo:font-style="normal" style:text-underline-style="none" fo:font-weight="bold" officeooo:rsid="0038e7a5" officeooo:paragraph-rsid="0038e7a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57" style:family="paragraph" style:parent-style-name="Standard">
      <style:paragraph-properties fo:text-align="justify" style:justify-single-word="false"/>
      <style:text-properties fo:color="#2a6099" loext:opacity="100%" style:text-position="0% 100%" style:font-name="Tibetan Machine Uni" fo:font-size="12pt" fo:font-style="normal" style:text-underline-style="none" fo:font-weight="bold" officeooo:rsid="003a7548" officeooo:paragraph-rsid="003a7548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58" style:family="paragraph" style:parent-style-name="Standard">
      <style:paragraph-properties fo:text-align="justify" style:justify-single-word="false"/>
      <style:text-properties fo:color="#2a6099" loext:opacity="100%" style:text-position="0% 100%" style:font-name="Tibetan Machine Uni" fo:font-size="12pt" fo:font-style="normal" style:text-underline-style="none" fo:font-weight="bold" officeooo:rsid="003a7548" officeooo:paragraph-rsid="003b6a2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59" style:family="paragraph" style:parent-style-name="Standard">
      <style:paragraph-properties fo:text-align="justify" style:justify-single-word="false"/>
      <style:text-properties fo:color="#2a6099" loext:opacity="100%" style:text-position="0% 100%" style:font-name="Tibetan Machine Uni" fo:font-size="12pt" fo:font-style="normal" style:text-underline-style="none" fo:font-weight="bold" officeooo:rsid="003c6515" officeooo:paragraph-rsid="003c651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60" style:family="paragraph" style:parent-style-name="Standard">
      <style:paragraph-properties fo:text-align="justify" style:justify-single-word="false"/>
      <style:text-properties fo:color="#2a6099" loext:opacity="100%" style:text-position="0% 100%" style:font-name="Abyssinica SIL" fo:font-size="12pt" fo:font-style="normal" style:text-underline-style="none" fo:font-weight="normal" officeooo:rsid="004402a1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1" style:family="paragraph" style:parent-style-name="Standard">
      <style:paragraph-properties fo:text-align="justify" style:justify-single-word="false"/>
      <style:text-properties fo:color="#2a6099" loext:opacity="100%" style:text-position="0% 100%" style:font-name="Abyssinica SIL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2" style:family="paragraph" style:parent-style-name="Standard">
      <style:paragraph-properties fo:text-align="justify" style:justify-single-word="false"/>
      <style:text-properties fo:color="#2a6099" loext:opacity="100%" style:text-position="0% 100%" style:font-name="Abyssinica SIL" fo:font-size="12pt" fo:font-style="normal" style:text-underline-style="none" fo:font-weight="normal" officeooo:rsid="0068675e" officeooo:paragraph-rsid="0069339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3" style:family="paragraph" style:parent-style-name="Standard">
      <style:paragraph-properties fo:text-align="justify" style:justify-single-word="false"/>
      <style:text-properties fo:color="#2a6099" loext:opacity="100%" style:text-position="0% 100%" style:font-name="Abyssinica SIL" fo:font-size="12pt" fo:font-style="normal" style:text-underline-style="none" fo:font-weight="bold" officeooo:rsid="005b904a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4" style:family="paragraph" style:parent-style-name="Standard">
      <style:paragraph-properties fo:text-align="justify" style:justify-single-word="false"/>
      <style:text-properties fo:color="#2a6099" loext:opacity="100%" style:text-position="0% 100%" style:font-name="Abyssinica SIL" fo:font-size="12pt" fo:font-style="normal" style:text-underline-style="none" fo:font-weight="bold" officeooo:rsid="00872775" officeooo:paragraph-rsid="0087277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5" style:family="paragraph" style:parent-style-name="Standard">
      <style:paragraph-properties fo:text-align="justify" style:justify-single-word="false"/>
      <style:text-properties fo:color="#b47804" loext:opacity="100%" style:text-position="0% 100%" style:font-name="Abyssinica SIL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66" style:family="paragraph" style:parent-style-name="Standard">
      <style:paragraph-properties fo:text-align="justify" style:justify-single-word="false"/>
      <style:text-properties fo:color="#b47804" loext:opacity="100%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7" style:family="paragraph" style:parent-style-name="Standard">
      <style:paragraph-properties fo:text-align="justify" style:justify-single-word="false"/>
      <style:text-properties officeooo:rsid="007e0942" officeooo:paragraph-rsid="007e0942"/>
    </style:style>
    <style:style style:name="P268" style:family="paragraph" style:parent-style-name="Standard">
      <style:paragraph-properties fo:text-align="justify" style:justify-single-word="false"/>
      <style:text-properties fo:color="#c9211e" loext:opacity="100%" style:text-position="0% 100%" style:font-name="Abyssinica SIL" fo:font-size="12pt" fo:font-style="italic" style:text-underline-style="none" fo:font-weight="normal" officeooo:rsid="0088ddaa" officeooo:paragraph-rsid="0088a98d" fo:background-color="transparent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69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bold" officeooo:rsid="00a514ae" officeooo:paragraph-rsid="00a514ae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70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bold" officeooo:rsid="00a6816a" officeooo:paragraph-rsid="00a6816a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71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bold" officeooo:rsid="00a6de39" officeooo:paragraph-rsid="00a6de39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72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bold" officeooo:rsid="00a93ec4" officeooo:paragraph-rsid="00a93ec4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73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bold" officeooo:rsid="00aff342" officeooo:paragraph-rsid="00aff342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74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bold" officeooo:rsid="00b35b60" officeooo:paragraph-rsid="00b35b60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75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normal" officeooo:rsid="00a93ec4" officeooo:paragraph-rsid="00a93ec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76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normal" officeooo:rsid="00a6de39" officeooo:paragraph-rsid="00a6de39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77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normal" officeooo:rsid="00acf534" officeooo:paragraph-rsid="00acf53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78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normal" officeooo:rsid="00acf534" officeooo:paragraph-rsid="00ad764e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79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normal" officeooo:rsid="00af97fe" officeooo:paragraph-rsid="00af97fe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80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normal" officeooo:rsid="00b1a0df" officeooo:paragraph-rsid="00b1a0df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81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normal" officeooo:rsid="00b26ddf" officeooo:paragraph-rsid="00b26ddf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82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normal" officeooo:rsid="00b37c72" officeooo:paragraph-rsid="00b37c72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83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normal" officeooo:rsid="00b49388" officeooo:paragraph-rsid="00b49388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84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normal" officeooo:rsid="00b951d0" officeooo:paragraph-rsid="00b951d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85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normal" officeooo:rsid="00bc6c97" officeooo:paragraph-rsid="00bc6c97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86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normal" officeooo:rsid="00a88a37" officeooo:paragraph-rsid="00a88a37" fo:background-color="#ffff0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87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italic" style:text-underline-style="none" fo:font-weight="normal" officeooo:rsid="00acf534" officeooo:paragraph-rsid="00acf534" fo:background-color="transparent" style:font-size-asian="12pt" style:font-style-asian="italic" style:font-weight-asian="normal" style:font-name-complex="Tibetan Machine Uni2" style:font-size-complex="12pt" style:font-style-complex="italic" style:font-weight-complex="normal"/>
    </style:style>
    <style:style style:name="P288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italic" style:text-underline-style="none" fo:font-weight="normal" officeooo:rsid="00ad764e" officeooo:paragraph-rsid="00acf534" fo:background-color="transparent" style:font-size-asian="12pt" style:font-style-asian="italic" style:font-weight-asian="normal" style:font-name-complex="Tibetan Machine Uni2" style:font-size-complex="12pt" style:font-style-complex="italic" style:font-weight-complex="normal"/>
    </style:style>
    <style:style style:name="P289" style:family="paragraph" style:parent-style-name="Standard">
      <style:paragraph-properties fo:text-align="justify" style:justify-single-word="false"/>
      <style:text-properties fo:font-style="italic" officeooo:rsid="00acf534" officeooo:paragraph-rsid="00acf534" style:font-style-asian="italic" style:font-style-complex="italic"/>
    </style:style>
    <style:style style:name="P290" style:family="paragraph" style:parent-style-name="Preformatted_20_Text">
      <style:paragraph-properties fo:margin-top="0cm" fo:margin-bottom="0.499cm" style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P291" style:family="paragraph" style:parent-style-name="Preformatted_20_Text">
      <style:paragraph-properties fo:margin-top="0cm" fo:margin-bottom="0.499cm" style:contextual-spacing="false"/>
      <style:text-properties fo:font-style="italic" fo:font-weight="bold" officeooo:paragraph-rsid="00e961b3" style:font-style-asian="italic" style:font-weight-asian="bold" style:font-style-complex="italic" style:font-weight-complex="bold"/>
    </style:style>
    <style:style style:name="P292" style:family="paragraph" style:parent-style-name="Standard">
      <style:paragraph-properties fo:text-align="justify" style:justify-single-word="false"/>
      <style:text-properties fo:font-weight="normal" officeooo:rsid="00a32c38" officeooo:paragraph-rsid="00a14a07" style:font-weight-asian="normal" style:font-weight-complex="normal"/>
    </style:style>
    <style:style style:name="P293" style:family="paragraph" style:parent-style-name="Standard">
      <style:paragraph-properties fo:text-align="justify" style:justify-single-word="false"/>
      <style:text-properties fo:font-style="normal" officeooo:rsid="00acf534" officeooo:paragraph-rsid="00ad764e" style:font-style-asian="normal" style:font-style-complex="normal"/>
    </style:style>
    <style:style style:name="P294" style:family="paragraph" style:parent-style-name="Standard">
      <style:paragraph-properties fo:text-align="justify" style:justify-single-word="false"/>
      <style:text-properties fo:font-style="normal" fo:font-weight="normal" officeooo:rsid="00bd49b0" officeooo:paragraph-rsid="00bd49b0" style:font-style-asian="normal" style:font-weight-asian="normal" style:font-style-complex="normal" style:font-weight-complex="normal"/>
    </style:style>
    <style:style style:name="P295" style:family="paragraph" style:parent-style-name="Standard">
      <style:paragraph-properties fo:text-align="justify" style:justify-single-word="false"/>
      <style:text-properties fo:font-style="normal" fo:font-weight="normal" officeooo:rsid="00bd506b" officeooo:paragraph-rsid="00bd506b" style:font-style-asian="normal" style:font-weight-asian="normal" style:font-style-complex="normal" style:font-weight-complex="normal"/>
    </style:style>
    <style:style style:name="P296" style:family="paragraph" style:parent-style-name="Standard">
      <style:paragraph-properties fo:text-align="justify" style:justify-single-word="false"/>
      <style:text-properties fo:font-style="normal" fo:font-weight="normal" officeooo:rsid="00be5a76" officeooo:paragraph-rsid="00be5a76" style:font-style-asian="normal" style:font-weight-asian="normal" style:font-style-complex="normal" style:font-weight-complex="normal"/>
    </style:style>
    <style:style style:name="P297" style:family="paragraph" style:parent-style-name="Preformatted_20_Text">
      <style:paragraph-properties fo:margin-top="0cm" fo:margin-bottom="0.499cm" style:contextual-spacing="false"/>
      <style:text-properties fo:font-style="normal" fo:font-weight="normal" officeooo:rsid="00e961b3" officeooo:paragraph-rsid="00e961b3" style:font-style-asian="normal" style:font-weight-asian="normal" style:font-style-complex="normal" style:font-weight-complex="normal"/>
    </style:style>
    <style:style style:name="P298" style:family="paragraph" style:parent-style-name="Standard">
      <style:paragraph-properties fo:text-align="justify" style:justify-single-word="false"/>
      <style:text-properties officeooo:rsid="00c23b81" officeooo:paragraph-rsid="00c23b81"/>
    </style:style>
    <style:style style:name="P299" style:family="paragraph" style:parent-style-name="Heading_20_1">
      <style:paragraph-properties fo:text-align="center" style:justify-single-word="false"/>
      <style:text-properties fo:color="#8d0000" loext:opacity="100%" officeooo:paragraph-rsid="001c55f1"/>
    </style:style>
    <style:style style:name="P300" style:family="paragraph" style:parent-style-name="Preformatted_20_Text" style:list-style-name="L52">
      <style:paragraph-properties fo:text-align="justify" style:justify-single-word="false"/>
      <style:text-properties officeooo:paragraph-rsid="00ca3bc2"/>
    </style:style>
    <style:style style:name="P301" style:family="paragraph" style:parent-style-name="Preformatted_20_Text">
      <style:paragraph-properties fo:margin-top="0cm" fo:margin-bottom="0.499cm" style:contextual-spacing="false" fo:text-align="justify" style:justify-single-word="false"/>
      <style:text-properties officeooo:paragraph-rsid="00eebb96"/>
    </style:style>
    <style:style style:name="P302" style:family="paragraph" style:parent-style-name="Preformatted_20_Text" style:list-style-name="L61">
      <style:paragraph-properties fo:margin-top="0cm" fo:margin-bottom="0.499cm" style:contextual-spacing="false" fo:text-align="justify" style:justify-single-word="false"/>
      <style:text-properties officeooo:paragraph-rsid="00eebb96"/>
    </style:style>
    <style:style style:name="P303" style:family="paragraph" style:parent-style-name="Preformatted_20_Text" style:list-style-name="L52">
      <style:text-properties officeooo:rsid="00ca3bc2" officeooo:paragraph-rsid="00ca3bc2"/>
    </style:style>
    <style:style style:name="P304" style:family="paragraph" style:parent-style-name="Preformatted_20_Text">
      <style:paragraph-properties fo:margin-top="0cm" fo:margin-bottom="0.499cm" style:contextual-spacing="false"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ed3796" officeooo:paragraph-rsid="00ed3796" fo:background-color="transparent" style:font-name-asian="Noto Sans Mono CJK SC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305" style:family="paragraph" style:parent-style-name="Preformatted_20_Text">
      <style:paragraph-properties fo:margin-top="0cm" fo:margin-bottom="0.499cm" style:contextual-spacing="false" fo:text-align="justify" style:justify-single-word="false"/>
      <style:text-properties style:font-name="Abyssinica SIL" fo:font-size="12pt" style:font-size-asian="12pt" style:font-size-complex="12pt"/>
    </style:style>
    <style:style style:name="P306" style:family="paragraph" style:parent-style-name="Preformatted_20_Text">
      <style:paragraph-properties fo:text-align="justify" style:justify-single-word="false"/>
      <style:text-properties style:font-name="Abyssinica SIL" fo:font-size="12pt" style:font-size-asian="12pt" style:font-size-complex="12pt"/>
    </style:style>
    <style:style style:name="P307" style:family="paragraph" style:parent-style-name="Preformatted_20_Text">
      <style:text-properties style:font-name="Abyssinica SIL" fo:font-size="12pt" fo:font-style="italic" style:font-size-asian="12pt" style:font-style-asian="italic" style:font-size-complex="12pt" style:font-style-complex="italic"/>
    </style:style>
    <style:style style:name="P308" style:family="paragraph" style:parent-style-name="Preformatted_20_Text">
      <style:paragraph-properties fo:margin-top="0cm" fo:margin-bottom="0.499cm" style:contextual-spacing="false"/>
      <style:text-properties style:font-name="Abyssinica SIL" fo:font-size="12pt" fo:font-style="italic" style:font-size-asian="12pt" style:font-style-asian="italic" style:font-size-complex="12pt" style:font-style-complex="italic"/>
    </style:style>
    <style:style style:name="P309" style:family="paragraph" style:parent-style-name="Standard" style:list-style-name="L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37c582" officeooo:paragraph-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0" style:family="paragraph" style:parent-style-name="Standard" style:list-style-name="L2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37c582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1" style:family="paragraph" style:parent-style-name="Standard" style:list-style-name="L3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2" style:family="paragraph" style:parent-style-name="Standard" style:list-style-name="L6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3" style:family="paragraph" style:parent-style-name="Standard" style:list-style-name="L7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4" style:family="paragraph" style:parent-style-name="Standard" style:list-style-name="L8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5" style:family="paragraph" style:parent-style-name="Standard" style:list-style-name="L9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6" style:family="paragraph" style:parent-style-name="Standard" style:list-style-name="L10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7" style:family="paragraph" style:parent-style-name="Standard" style:list-style-name="L1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8" style:family="paragraph" style:parent-style-name="Standard" style:list-style-name="L13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5ab0f" officeooo:paragraph-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9" style:family="paragraph" style:parent-style-name="Standard" style:list-style-name="L13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0" style:family="paragraph" style:parent-style-name="Standard" style:list-style-name="L14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8c60a" officeooo:paragraph-rsid="0048c60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1" style:family="paragraph" style:parent-style-name="Standard" style:list-style-name="L14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2" style:family="paragraph" style:parent-style-name="Standard" style:list-style-name="L15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3" style:family="paragraph" style:parent-style-name="Standard" style:list-style-name="L15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4" style:family="paragraph" style:parent-style-name="Standard" style:list-style-name="L16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5" style:family="paragraph" style:parent-style-name="Standard" style:list-style-name="L17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6" style:family="paragraph" style:parent-style-name="Standard" style:list-style-name="L19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7" style:family="paragraph" style:parent-style-name="Standard" style:list-style-name="L2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8" style:family="paragraph" style:parent-style-name="Standard" style:list-style-name="L22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7f737" officeooo:paragraph-rsid="0057f73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9" style:family="paragraph" style:parent-style-name="Standard" style:list-style-name="L22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0" style:family="paragraph" style:parent-style-name="Standard" style:list-style-name="L23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1" style:family="paragraph" style:parent-style-name="Standard" style:list-style-name="L24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2" style:family="paragraph" style:parent-style-name="Standard" style:list-style-name="L25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3" style:family="paragraph" style:parent-style-name="Standard" style:list-style-name="L28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4" style:family="paragraph" style:parent-style-name="Standard" style:list-style-name="L29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b904a" officeooo:paragraph-rsid="005b904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5" style:family="paragraph" style:parent-style-name="Standard" style:list-style-name="L29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ccf55" officeooo:paragraph-rsid="005ccf5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6" style:family="paragraph" style:parent-style-name="Standard" style:list-style-name="L3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7" style:family="paragraph" style:parent-style-name="Standard" style:list-style-name="L3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701d9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8" style:family="paragraph" style:parent-style-name="Standard" style:list-style-name="L3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70912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9" style:family="paragraph" style:parent-style-name="Standard" style:list-style-name="L34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bdbe8" officeooo:paragraph-rsid="006e9854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0" style:family="paragraph" style:parent-style-name="Standard" style:list-style-name="L3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e73c7" officeooo:paragraph-rsid="0073f9d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1" style:family="paragraph" style:parent-style-name="Standard" style:list-style-name="L3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2" style:family="paragraph" style:parent-style-name="Standard" style:list-style-name="L32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8675e" officeooo:paragraph-rsid="0069339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3" style:family="paragraph" style:parent-style-name="Standard" style:list-style-name="L33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4" style:family="paragraph" style:parent-style-name="Standard" style:list-style-name="L36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0f645" officeooo:paragraph-rsid="0070f64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5" style:family="paragraph" style:parent-style-name="Standard" style:list-style-name="L3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3fe7a" officeooo:paragraph-rsid="0073fe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6" style:family="paragraph" style:parent-style-name="Standard" style:list-style-name="L37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60571" officeooo:paragraph-rsid="0076057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7" style:family="paragraph" style:parent-style-name="Standard" style:list-style-name="L37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6167a" officeooo:paragraph-rsid="007616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8" style:family="paragraph" style:parent-style-name="Standard" style:list-style-name="L3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7bc4c" officeooo:paragraph-rsid="0077bc4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9" style:family="paragraph" style:parent-style-name="Standard" style:list-style-name="L39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c02de" officeooo:paragraph-rsid="007c02d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0" style:family="paragraph" style:parent-style-name="Standard" style:list-style-name="L39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c9c42" officeooo:paragraph-rsid="007c9c4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1" style:family="paragraph" style:parent-style-name="Standard" style:list-style-name="L39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d8863" officeooo:paragraph-rsid="007d886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2" style:family="paragraph" style:parent-style-name="Standard" style:list-style-name="L40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fc6af" officeooo:paragraph-rsid="007fc6a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3" style:family="paragraph" style:parent-style-name="Standard" style:list-style-name="L40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80dcc2" officeooo:paragraph-rsid="0080dc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4" style:family="paragraph" style:parent-style-name="Standard" style:list-style-name="L4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829492" officeooo:paragraph-rsid="0082949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5" style:family="paragraph" style:parent-style-name="Standard" style:list-style-name="L4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8410c2" officeooo:paragraph-rsid="008410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6" style:family="paragraph" style:parent-style-name="Standard" style:list-style-name="L4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867016" officeooo:paragraph-rsid="0086701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7" style:family="paragraph" style:parent-style-name="Standard" style:list-style-name="L42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88a98d" officeooo:paragraph-rsid="0088a98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8" style:family="paragraph" style:parent-style-name="Standard" style:list-style-name="L43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896021" officeooo:paragraph-rsid="0089602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9" style:family="paragraph" style:parent-style-name="Standard" style:list-style-name="L44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8c72c8" officeooo:paragraph-rsid="008c72c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60" style:family="paragraph" style:parent-style-name="Standard" style:list-style-name="L45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946bf5" officeooo:paragraph-rsid="00946bf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61" style:family="paragraph" style:parent-style-name="Standard" style:list-style-name="L46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961be5" officeooo:paragraph-rsid="00961be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62" style:family="paragraph" style:parent-style-name="Standard" style:list-style-name="L47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978c51" officeooo:paragraph-rsid="00978c5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63" style:family="paragraph" style:parent-style-name="Standard" style:list-style-name="L48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98bd7f" officeooo:paragraph-rsid="0098bd7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64" style:family="paragraph" style:parent-style-name="Standard" style:list-style-name="L48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98e45a" officeooo:paragraph-rsid="0098e45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65" style:family="paragraph" style:parent-style-name="Standard" style:list-style-name="L49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9e63cd" officeooo:paragraph-rsid="009e63c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66" style:family="paragraph" style:parent-style-name="Standard" style:list-style-name="L39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c9c42" officeooo:paragraph-rsid="007c9c4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67" style:family="paragraph" style:parent-style-name="Standard" style:list-style-name="L4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8" style:family="paragraph" style:parent-style-name="Standard" style:list-style-name="L5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9" style:family="paragraph" style:parent-style-name="Standard" style:list-style-name="L12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4402a1" officeooo:paragraph-rsid="004402a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0" style:family="paragraph" style:parent-style-name="Standard" style:list-style-name="L13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45ab0f" officeooo:paragraph-rsid="0045ab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1" style:family="paragraph" style:parent-style-name="Standard" style:list-style-name="L13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46e4c6" officeooo:paragraph-rsid="0046e4c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2" style:family="paragraph" style:parent-style-name="Standard" style:list-style-name="L15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4956c8" officeooo:paragraph-rsid="004956c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3" style:family="paragraph" style:parent-style-name="Standard" style:list-style-name="L16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4dcf7e" officeooo:paragraph-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4" style:family="paragraph" style:parent-style-name="Standard" style:list-style-name="L17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4fa629" officeooo:paragraph-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5" style:family="paragraph" style:parent-style-name="Standard" style:list-style-name="L19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6569e7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6" style:family="paragraph" style:parent-style-name="Standard" style:list-style-name="L20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7" style:family="paragraph" style:parent-style-name="Standard" style:list-style-name="L2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8" style:family="paragraph" style:parent-style-name="Standard" style:list-style-name="L22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9" style:family="paragraph" style:parent-style-name="Standard" style:list-style-name="L22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0" style:family="paragraph" style:parent-style-name="Standard" style:list-style-name="L23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1" style:family="paragraph" style:parent-style-name="Standard" style:list-style-name="L24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a3012" officeooo:paragraph-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2" style:family="paragraph" style:parent-style-name="Standard" style:list-style-name="L29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b904a" officeooo:paragraph-rsid="005b904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3" style:family="paragraph" style:parent-style-name="Standard" style:list-style-name="L29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ccf55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4" style:family="paragraph" style:parent-style-name="Standard" style:list-style-name="L30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dff56" officeooo:paragraph-rsid="005dff5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5" style:family="paragraph" style:parent-style-name="Standard" style:list-style-name="L3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dff56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6" style:family="paragraph" style:parent-style-name="Standard" style:list-style-name="L3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dff56" officeooo:paragraph-rsid="0077bc4c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7" style:family="paragraph" style:parent-style-name="Standard" style:list-style-name="L34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6bdbe8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8" style:family="paragraph" style:parent-style-name="Standard" style:list-style-name="L34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6dbf0e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9" style:family="paragraph" style:parent-style-name="Standard" style:list-style-name="L3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6dbf0e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90" style:family="paragraph" style:parent-style-name="Standard" style:list-style-name="L3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6e246b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91" style:family="paragraph" style:parent-style-name="Standard" style:list-style-name="L3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6e73c7" officeooo:paragraph-rsid="0073f9d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92" style:family="paragraph" style:parent-style-name="Standard" style:list-style-name="L35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6aac2c" officeooo:paragraph-rsid="006aac2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93" style:family="paragraph" style:parent-style-name="Standard" style:list-style-name="L3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6e246b" officeooo:paragraph-rsid="0073f9d8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94" style:family="paragraph" style:parent-style-name="Standard" style:list-style-name="L3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73fe7a" officeooo:paragraph-rsid="0073fe7a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95" style:family="paragraph" style:parent-style-name="Standard" style:list-style-name="L39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7c9c42" officeooo:paragraph-rsid="007c9c4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96" style:family="paragraph" style:parent-style-name="Standard" style:list-style-name="L39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7d8863" officeooo:paragraph-rsid="007d8863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97" style:family="paragraph" style:parent-style-name="Standard" style:list-style-name="L4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8410c2" officeooo:paragraph-rsid="008410c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98" style:family="paragraph" style:parent-style-name="Standard" style:list-style-name="L42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88a98d" officeooo:paragraph-rsid="0088a98d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99" style:family="paragraph" style:parent-style-name="Standard" style:list-style-name="L45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946bf5" officeooo:paragraph-rsid="00946bf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00" style:family="paragraph" style:parent-style-name="Standard" style:list-style-name="L45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946bf5" officeooo:paragraph-rsid="00c7060d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01" style:family="paragraph" style:parent-style-name="Standard" style:list-style-name="L48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9b4f0c" officeooo:paragraph-rsid="009b4f0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02" style:family="paragraph" style:parent-style-name="Standard" style:list-style-name="L16">
      <style:paragraph-properties fo:text-align="justify" style:justify-single-word="false"/>
      <style:text-properties style:use-window-font-color="true" loext:opacity="0%" style:text-position="0% 100%" style:font-name="Abyssinica SIL" fo:font-size="12pt" fo:font-style="italic" style:text-underline-style="none" fo:font-weight="bold" officeooo:rsid="004dcf7e" officeooo:paragraph-rsid="004dcf7e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403" style:family="paragraph" style:parent-style-name="Standard" style:list-style-name="L29">
      <style:paragraph-properties fo:text-align="justify" style:justify-single-word="false"/>
      <style:text-properties style:use-window-font-color="true" loext:opacity="0%" style:text-position="0% 100%" style:font-name="Abyssinica SIL" fo:font-size="12pt" fo:font-style="italic" style:text-underline-style="none" fo:font-weight="bold" officeooo:rsid="005b904a" officeooo:paragraph-rsid="005b904a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404" style:family="paragraph" style:parent-style-name="Standard" style:list-style-name="L46">
      <style:paragraph-properties fo:text-align="justify" style:justify-single-word="false"/>
      <style:text-properties style:use-window-font-color="true" loext:opacity="0%" style:text-position="0% 100%" style:font-name="Tibetan Machine Uni" fo:font-size="14pt" fo:font-style="normal" style:text-underline-style="none" fo:font-weight="normal" officeooo:rsid="00961be5" officeooo:paragraph-rsid="00961be5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405" style:family="paragraph" style:parent-style-name="Standard" style:list-style-name="L42">
      <style:paragraph-properties fo:text-align="justify" style:justify-single-word="false"/>
      <style:text-properties style:use-window-font-color="true" loext:opacity="0%" fo:font-weight="bold" officeooo:rsid="0088a98d" officeooo:paragraph-rsid="0088a98d" style:font-weight-asian="bold" style:font-weight-complex="bold"/>
    </style:style>
    <style:style style:name="P406" style:family="paragraph" style:parent-style-name="Standard" style:list-style-name="L42">
      <style:paragraph-properties fo:text-align="justify" style:justify-single-word="false"/>
      <style:text-properties style:use-window-font-color="true" loext:opacity="0%" fo:font-weight="normal" officeooo:rsid="0088a98d" officeooo:paragraph-rsid="0088a98d" style:font-weight-asian="normal" style:font-weight-complex="normal"/>
    </style:style>
    <style:style style:name="P407" style:family="paragraph" style:parent-style-name="Standard" style:list-style-name="L3">
      <style:paragraph-properties fo:text-align="justify" style:justify-single-word="false"/>
      <style:text-properties officeooo:paragraph-rsid="0038e7a5"/>
    </style:style>
    <style:style style:name="P408" style:family="paragraph" style:parent-style-name="Standard" style:list-style-name="L13">
      <style:paragraph-properties fo:text-align="justify" style:justify-single-word="false"/>
      <style:text-properties officeooo:paragraph-rsid="0045ab0f"/>
    </style:style>
    <style:style style:name="P409" style:family="paragraph" style:parent-style-name="Standard" style:list-style-name="L16">
      <style:paragraph-properties fo:text-align="justify" style:justify-single-word="false"/>
      <style:text-properties officeooo:paragraph-rsid="004dcf7e"/>
    </style:style>
    <style:style style:name="P410" style:family="paragraph" style:parent-style-name="Standard" style:list-style-name="L24">
      <style:paragraph-properties fo:text-align="justify" style:justify-single-word="false"/>
      <style:text-properties officeooo:paragraph-rsid="005a3012"/>
    </style:style>
    <style:style style:name="P411" style:family="paragraph" style:parent-style-name="Standard" style:list-style-name="L26">
      <style:paragraph-properties fo:text-align="justify" style:justify-single-word="false"/>
      <style:text-properties officeooo:paragraph-rsid="005ae891"/>
    </style:style>
    <style:style style:name="P412" style:family="paragraph" style:parent-style-name="Standard" style:list-style-name="L27">
      <style:paragraph-properties fo:text-align="justify" style:justify-single-word="false"/>
      <style:text-properties officeooo:paragraph-rsid="005ae891"/>
    </style:style>
    <style:style style:name="P413" style:family="paragraph" style:parent-style-name="Standard" style:list-style-name="L31">
      <style:paragraph-properties fo:text-align="justify" style:justify-single-word="false"/>
      <style:text-properties officeooo:paragraph-rsid="006701d9"/>
    </style:style>
    <style:style style:name="P414" style:family="paragraph" style:parent-style-name="Standard" style:list-style-name="L31">
      <style:paragraph-properties fo:text-align="justify" style:justify-single-word="false"/>
      <style:text-properties officeooo:paragraph-rsid="006ce8f9"/>
    </style:style>
    <style:style style:name="P415" style:family="paragraph" style:parent-style-name="Standard" style:list-style-name="L31">
      <style:paragraph-properties fo:text-align="justify" style:justify-single-word="false"/>
      <style:text-properties officeooo:paragraph-rsid="006e9854"/>
    </style:style>
    <style:style style:name="P416" style:family="paragraph" style:parent-style-name="Standard" style:list-style-name="L31">
      <style:paragraph-properties fo:text-align="justify" style:justify-single-word="false"/>
      <style:text-properties officeooo:paragraph-rsid="0073f9d8"/>
    </style:style>
    <style:style style:name="P417" style:family="paragraph" style:parent-style-name="Standard" style:list-style-name="L31">
      <style:paragraph-properties fo:text-align="justify" style:justify-single-word="false"/>
      <style:text-properties officeooo:paragraph-rsid="007552e0"/>
    </style:style>
    <style:style style:name="P418" style:family="paragraph" style:parent-style-name="Standard" style:list-style-name="L31">
      <style:paragraph-properties fo:text-align="justify" style:justify-single-word="false"/>
      <style:text-properties officeooo:paragraph-rsid="0077bc4c"/>
    </style:style>
    <style:style style:name="P419" style:family="paragraph" style:parent-style-name="Standard" style:list-style-name="L34">
      <style:paragraph-properties fo:text-align="justify" style:justify-single-word="false"/>
      <style:text-properties officeooo:paragraph-rsid="006aac2c"/>
    </style:style>
    <style:style style:name="P420" style:family="paragraph" style:parent-style-name="Standard" style:list-style-name="L35">
      <style:paragraph-properties fo:text-align="justify" style:justify-single-word="false"/>
      <style:text-properties officeooo:paragraph-rsid="006aac2c"/>
    </style:style>
    <style:style style:name="P421" style:family="paragraph" style:parent-style-name="Standard" style:list-style-name="L39">
      <style:paragraph-properties fo:text-align="justify" style:justify-single-word="false"/>
      <style:text-properties officeooo:paragraph-rsid="007c02de"/>
    </style:style>
    <style:style style:name="P422" style:family="paragraph" style:parent-style-name="Standard" style:list-style-name="L39">
      <style:paragraph-properties fo:text-align="justify" style:justify-single-word="false"/>
      <style:text-properties officeooo:paragraph-rsid="007d8863"/>
    </style:style>
    <style:style style:name="P423" style:family="paragraph" style:parent-style-name="Standard" style:list-style-name="L41">
      <style:paragraph-properties fo:text-align="justify" style:justify-single-word="false"/>
      <style:text-properties officeooo:paragraph-rsid="0085c677"/>
    </style:style>
    <style:style style:name="P424" style:family="paragraph" style:parent-style-name="Standard" style:list-style-name="L43">
      <style:paragraph-properties fo:text-align="justify" style:justify-single-word="false"/>
      <style:text-properties officeooo:paragraph-rsid="00896021"/>
    </style:style>
    <style:style style:name="P425" style:family="paragraph" style:parent-style-name="Standard" style:list-style-name="L44">
      <style:paragraph-properties fo:text-align="justify" style:justify-single-word="false"/>
      <style:text-properties officeooo:paragraph-rsid="008dbf5e"/>
    </style:style>
    <style:style style:name="P426" style:family="paragraph" style:parent-style-name="Standard" style:list-style-name="L45">
      <style:paragraph-properties fo:text-align="justify" style:justify-single-word="false"/>
      <style:text-properties officeooo:paragraph-rsid="00946bf5"/>
    </style:style>
    <style:style style:name="P427" style:family="paragraph" style:parent-style-name="Standard" style:list-style-name="L48">
      <style:paragraph-properties fo:text-align="justify" style:justify-single-word="false"/>
      <style:text-properties officeooo:paragraph-rsid="0098e45a"/>
    </style:style>
    <style:style style:name="P428" style:family="paragraph" style:parent-style-name="Standard" style:list-style-name="L50">
      <style:paragraph-properties fo:text-align="justify" style:justify-single-word="false"/>
      <style:text-properties officeooo:paragraph-rsid="00bc6c97"/>
    </style:style>
    <style:style style:name="P429" style:family="paragraph" style:parent-style-name="Standard" style:list-style-name="L6">
      <style:paragraph-properties fo:text-align="justify" style:justify-single-word="false"/>
      <style:text-properties fo:color="#b47804" loext:opacity="100%" style:text-position="0% 100%" style:font-name="Abyssinica SIL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430" style:family="paragraph" style:parent-style-name="Standard" style:list-style-name="L8">
      <style:paragraph-properties fo:text-align="justify" style:justify-single-word="false"/>
      <style:text-properties fo:color="#b47804" loext:opacity="100%" style:text-position="0% 100%" style:font-name="Abyssinica SIL" fo:font-size="12pt" fo:font-style="italic" style:text-underline-style="none" fo:font-weight="normal" officeooo:rsid="003b6a22" officeooo:paragraph-rsid="003b6a22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431" style:family="paragraph" style:parent-style-name="Standard" style:list-style-name="L8">
      <style:paragraph-properties fo:text-align="justify" style:justify-single-word="false"/>
      <style:text-properties fo:color="#b47804" loext:opacity="100%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32" style:family="paragraph" style:parent-style-name="Standard" style:list-style-name="L12">
      <style:paragraph-properties fo:text-align="justify" style:justify-single-word="false"/>
      <style:text-properties fo:color="#2a6099" loext:opacity="100%" style:text-position="0% 100%" style:font-name="Abyssinica SIL" fo:font-size="12pt" fo:font-style="italic" style:text-underline-style="none" fo:font-weight="normal" officeooo:rsid="004402a1" officeooo:paragraph-rsid="004402a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433" style:family="paragraph" style:parent-style-name="Standard" style:list-style-name="L21">
      <style:paragraph-properties fo:text-align="justify" style:justify-single-word="false"/>
      <style:text-properties fo:color="#2a6099" loext:opacity="100%" style:text-position="0% 100%" style:font-name="Abyssinica SIL" fo:font-size="12pt" fo:font-style="italic" style:text-underline-style="none" fo:font-weight="normal" officeooo:rsid="0056710f" officeooo:paragraph-rsid="005671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434" style:family="paragraph" style:parent-style-name="Standard" style:list-style-name="L31">
      <style:paragraph-properties fo:text-align="justify" style:justify-single-word="false"/>
      <style:text-properties fo:color="#2a6099" loext:opacity="100%" style:text-position="0% 100%" style:font-name="Abyssinica SIL" fo:font-size="12pt" fo:font-style="normal" style:text-underline-style="none" fo:font-weight="bold" officeooo:rsid="00670912" officeooo:paragraph-rsid="00670912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35" style:family="paragraph" style:parent-style-name="Standard" style:list-style-name="L31">
      <style:paragraph-properties fo:text-align="justify" style:justify-single-word="false"/>
      <style:text-properties fo:color="#2a6099" loext:opacity="100%" style:text-position="0% 100%" style:font-name="Abyssinica SIL" fo:font-size="12pt" fo:font-style="normal" style:text-underline-style="none" fo:font-weight="bold" officeooo:rsid="0068675e" officeooo:paragraph-rsid="0068675e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36" style:family="paragraph" style:parent-style-name="Standard" style:list-style-name="L31">
      <style:paragraph-properties fo:text-align="justify" style:justify-single-word="false"/>
      <style:text-properties fo:color="#2a6099" loext:opacity="100%" style:text-position="0% 100%" style:font-name="Abyssinica SIL" fo:font-size="12pt" fo:font-style="normal" style:text-underline-style="none" fo:font-weight="normal" officeooo:rsid="00670912" officeooo:paragraph-rsid="0067091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37" style:family="paragraph" style:parent-style-name="Standard" style:list-style-name="L31">
      <style:paragraph-properties fo:text-align="justify" style:justify-single-word="false"/>
      <style:text-properties fo:color="#2a6099" loext:opacity="100%" style:text-position="0% 100%" style:font-name="Abyssinica SIL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38" style:family="paragraph" style:parent-style-name="Standard" style:list-style-name="L16">
      <style:paragraph-properties fo:text-align="justify" style:justify-single-word="false"/>
      <style:text-properties officeooo:rsid="004dcf7e" officeooo:paragraph-rsid="004dcf7e"/>
    </style:style>
    <style:style style:name="P439" style:family="paragraph" style:parent-style-name="Standard" style:list-style-name="L17">
      <style:paragraph-properties fo:text-align="justify" style:justify-single-word="false"/>
      <style:text-properties fo:font-weight="bold" officeooo:rsid="004fa629" officeooo:paragraph-rsid="004fa629" style:font-weight-asian="bold" style:font-weight-complex="bold"/>
    </style:style>
    <style:style style:name="P440" style:family="paragraph" style:parent-style-name="Standard" style:list-style-name="L20">
      <style:paragraph-properties fo:text-align="justify" style:justify-single-word="false"/>
      <style:text-properties fo:font-weight="bold" officeooo:rsid="0055829a" officeooo:paragraph-rsid="0055829a" style:font-weight-asian="bold" style:font-weight-complex="bold"/>
    </style:style>
    <style:style style:name="P441" style:family="paragraph" style:parent-style-name="Standard" style:list-style-name="L44">
      <style:paragraph-properties fo:text-align="justify" style:justify-single-word="false"/>
      <style:text-properties fo:font-weight="bold" officeooo:rsid="008f80b3" officeooo:paragraph-rsid="008f80b3" style:font-weight-asian="bold" style:font-weight-complex="bold"/>
    </style:style>
    <style:style style:name="P442" style:family="paragraph" style:parent-style-name="Standard" style:list-style-name="L17">
      <style:paragraph-properties fo:text-align="justify" style:justify-single-word="false"/>
      <style:text-properties fo:font-weight="normal" officeooo:rsid="004fa629" officeooo:paragraph-rsid="004fa629" style:font-weight-asian="normal" style:font-weight-complex="normal"/>
    </style:style>
    <style:style style:name="P443" style:family="paragraph" style:parent-style-name="Standard" style:list-style-name="L37">
      <style:paragraph-properties fo:text-align="justify" style:justify-single-word="false"/>
      <style:text-properties fo:font-weight="normal" officeooo:rsid="00760571" officeooo:paragraph-rsid="00760571" style:font-weight-asian="normal" style:font-weight-complex="normal"/>
    </style:style>
    <style:style style:name="P444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style:font-weight-asian="normal" style:font-weight-complex="normal"/>
    </style:style>
    <style:style style:name="P445" style:family="paragraph" style:parent-style-name="Standard" style:list-style-name="L41">
      <style:paragraph-properties fo:text-align="justify" style:justify-single-word="false"/>
      <style:text-properties fo:font-weight="normal" officeooo:rsid="0085c677" officeooo:paragraph-rsid="0085c677" style:font-weight-asian="normal" style:font-weight-complex="normal"/>
    </style:style>
    <style:style style:name="P446" style:family="paragraph" style:parent-style-name="Standard" style:list-style-name="L41">
      <style:paragraph-properties fo:text-align="justify" style:justify-single-word="false"/>
      <style:text-properties fo:font-weight="normal" officeooo:rsid="00867016" officeooo:paragraph-rsid="00867016" style:font-weight-asian="normal" style:font-weight-complex="normal"/>
    </style:style>
    <style:style style:name="P447" style:family="paragraph" style:parent-style-name="Standard" style:list-style-name="L44">
      <style:paragraph-properties fo:text-align="justify" style:justify-single-word="false"/>
      <style:text-properties fo:font-weight="normal" officeooo:rsid="008f80b3" officeooo:paragraph-rsid="008f80b3" style:font-weight-asian="normal" style:font-weight-complex="normal"/>
    </style:style>
    <style:style style:name="P448" style:family="paragraph" style:parent-style-name="Standard" style:list-style-name="L45">
      <style:paragraph-properties fo:text-align="justify" style:justify-single-word="false"/>
      <style:text-properties fo:font-weight="normal" officeooo:rsid="00946bf5" officeooo:paragraph-rsid="00946bf5" style:font-weight-asian="normal" style:font-weight-complex="normal"/>
    </style:style>
    <style:style style:name="P449" style:family="paragraph" style:parent-style-name="Standard" style:list-style-name="L54">
      <style:paragraph-properties fo:text-align="justify" style:justify-single-word="false"/>
      <style:text-properties fo:font-weight="normal" officeooo:rsid="00d4e994" officeooo:paragraph-rsid="00d4e994" style:font-weight-asian="normal" style:font-weight-complex="normal"/>
    </style:style>
    <style:style style:name="P450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fo:background-color="#ffff00" style:font-weight-asian="normal" style:font-weight-complex="normal"/>
    </style:style>
    <style:style style:name="P451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fo:background-color="transparent" style:font-weight-asian="normal" style:font-weight-complex="normal"/>
    </style:style>
    <style:style style:name="P452" style:family="paragraph" style:parent-style-name="Standard" style:list-style-name="L39">
      <style:paragraph-properties fo:text-align="justify" style:justify-single-word="false"/>
      <style:text-properties fo:font-weight="normal" officeooo:rsid="007d8863" officeooo:paragraph-rsid="007d8863" fo:background-color="transparent" style:font-weight-asian="normal" style:font-weight-complex="normal"/>
    </style:style>
    <style:style style:name="P453" style:family="paragraph" style:parent-style-name="Standard" style:list-style-name="L18">
      <style:paragraph-properties fo:text-align="justify" style:justify-single-word="false"/>
      <style:text-properties fo:color="#8d0000" loext:opacity="100%" style:text-position="0% 100%" style:font-name="Tibetan Machine Uni" fo:font-size="14pt" fo:font-style="normal" style:text-underline-style="none" fo:font-weight="normal" officeooo:rsid="00525533" officeooo:paragraph-rsid="00525533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454" style:family="paragraph" style:parent-style-name="Standard" style:list-style-name="L26">
      <style:paragraph-properties fo:text-align="justify" style:justify-single-word="false"/>
      <style:text-properties officeooo:rsid="005ae891" officeooo:paragraph-rsid="005ae891"/>
    </style:style>
    <style:style style:name="P455" style:family="paragraph" style:parent-style-name="Standard" style:list-style-name="L27">
      <style:paragraph-properties fo:text-align="justify" style:justify-single-word="false"/>
      <style:text-properties officeooo:rsid="005b80e1" officeooo:paragraph-rsid="005b80e1"/>
    </style:style>
    <style:style style:name="P456" style:family="paragraph" style:parent-style-name="Standard" style:list-style-name="L31">
      <style:paragraph-properties fo:text-align="justify" style:justify-single-word="false"/>
      <style:text-properties officeooo:rsid="006e9854" officeooo:paragraph-rsid="006e9854"/>
    </style:style>
    <style:style style:name="P457" style:family="paragraph" style:parent-style-name="Standard" style:list-style-name="L31">
      <style:paragraph-properties fo:text-align="justify" style:justify-single-word="false"/>
      <style:text-properties officeooo:rsid="0073f9d8" officeooo:paragraph-rsid="0073f9d8"/>
    </style:style>
    <style:style style:name="P458" style:family="paragraph" style:parent-style-name="Standard" style:list-style-name="L37">
      <style:paragraph-properties fo:text-align="justify" style:justify-single-word="false"/>
      <style:text-properties officeooo:rsid="00760571" officeooo:paragraph-rsid="00760571"/>
    </style:style>
    <style:style style:name="P459" style:family="paragraph" style:parent-style-name="Standard" style:list-style-name="L31">
      <style:paragraph-properties fo:text-align="justify" style:justify-single-word="false"/>
      <style:text-properties officeooo:rsid="0077bc4c" officeooo:paragraph-rsid="0077bc4c"/>
    </style:style>
    <style:style style:name="P460" style:family="paragraph" style:parent-style-name="Standard" style:list-style-name="L38">
      <style:paragraph-properties fo:text-align="justify" style:justify-single-word="false"/>
      <style:text-properties officeooo:rsid="0079bbe6" officeooo:paragraph-rsid="0079bbe6"/>
    </style:style>
    <style:style style:name="P461" style:family="paragraph" style:parent-style-name="Standard" style:list-style-name="L39">
      <style:paragraph-properties fo:text-align="justify" style:justify-single-word="false"/>
      <style:text-properties officeooo:rsid="007c9c42" officeooo:paragraph-rsid="007c9c42"/>
    </style:style>
    <style:style style:name="P462" style:family="paragraph" style:parent-style-name="Standard" style:list-style-name="L39">
      <style:paragraph-properties fo:text-align="justify" style:justify-single-word="false"/>
      <style:text-properties officeooo:rsid="007d8863" officeooo:paragraph-rsid="007d8863"/>
    </style:style>
    <style:style style:name="P463" style:family="paragraph" style:parent-style-name="Standard" style:list-style-name="L39">
      <style:paragraph-properties fo:text-align="justify" style:justify-single-word="false"/>
      <style:text-properties officeooo:rsid="007e0942" officeooo:paragraph-rsid="007e0942"/>
    </style:style>
    <style:style style:name="P464" style:family="paragraph" style:parent-style-name="Standard" style:list-style-name="L43">
      <style:paragraph-properties fo:text-align="justify" style:justify-single-word="false"/>
      <style:text-properties officeooo:rsid="008b1c23" officeooo:paragraph-rsid="008b1c23"/>
    </style:style>
    <style:style style:name="P465" style:family="paragraph" style:parent-style-name="Standard" style:list-style-name="L45">
      <style:paragraph-properties fo:text-align="justify" style:justify-single-word="false"/>
      <style:text-properties officeooo:rsid="00946bf5" officeooo:paragraph-rsid="00946bf5"/>
    </style:style>
    <style:style style:name="P466" style:family="paragraph" style:parent-style-name="Standard" style:list-style-name="L48">
      <style:paragraph-properties fo:text-align="justify" style:justify-single-word="false"/>
      <style:text-properties officeooo:rsid="0098e45a" officeooo:paragraph-rsid="0098e45a"/>
    </style:style>
    <style:style style:name="P467" style:family="paragraph" style:parent-style-name="Standard" style:list-style-name="L48">
      <style:paragraph-properties fo:text-align="justify" style:justify-single-word="false"/>
      <style:text-properties officeooo:rsid="009acba8" officeooo:paragraph-rsid="009acba8"/>
    </style:style>
    <style:style style:name="P468" style:family="paragraph" style:parent-style-name="Standard" style:list-style-name="L48">
      <style:paragraph-properties fo:text-align="justify" style:justify-single-word="false"/>
      <style:text-properties fo:font-style="normal" fo:font-weight="normal" officeooo:rsid="009b4f0c" officeooo:paragraph-rsid="009b4f0c" style:font-style-asian="normal" style:font-weight-asian="normal" style:font-style-complex="normal" style:font-weight-complex="normal"/>
    </style:style>
    <style:style style:name="P469" style:family="paragraph" style:parent-style-name="Standard" style:list-style-name="L50">
      <style:paragraph-properties fo:text-align="justify" style:justify-single-word="false"/>
      <style:text-properties officeooo:rsid="00bd49b0" officeooo:paragraph-rsid="00bd49b0"/>
    </style:style>
    <style:style style:name="P470" style:family="paragraph" style:parent-style-name="Standard" style:list-style-name="L50">
      <style:paragraph-properties fo:text-align="justify" style:justify-single-word="false"/>
      <style:text-properties fo:font-variant="normal" fo:text-transform="none" fo:color="#000000" loext:opacity="100%" style:text-position="0% 100%" style:font-name="Abyssinica SIL" fo:font-size="12pt" fo:letter-spacing="normal" fo:font-style="normal" style:text-underline-style="none" fo:font-weight="normal" officeooo:rsid="00bd49b0" officeooo:paragraph-rsid="00bd49b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71" style:family="paragraph" style:parent-style-name="Standard" style:list-style-name="L45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c70fe3" officeooo:paragraph-rsid="00c70fe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72" style:family="paragraph" style:parent-style-name="Standard" style:list-style-name="L45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c70fe3" officeooo:paragraph-rsid="00c70fe3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73" style:family="paragraph" style:parent-style-name="Standard" style:list-style-name="L45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c865c6" officeooo:paragraph-rsid="00c865c6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74" style:family="paragraph" style:parent-style-name="Standard" style:list-style-name="L51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c865c6" officeooo:paragraph-rsid="00c865c6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75" style:family="paragraph" style:parent-style-name="Standard" style:list-style-name="L52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ca3bc2" officeooo:paragraph-rsid="00ca3bc2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76" style:family="paragraph" style:parent-style-name="Standard" style:list-style-name="L53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21cc9" officeooo:paragraph-rsid="00d21cc9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77" style:family="paragraph" style:parent-style-name="Standard" style:list-style-name="L53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2b22c" officeooo:paragraph-rsid="00d2b22c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78" style:family="paragraph" style:parent-style-name="Standard" style:list-style-name="L53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35f58" officeooo:paragraph-rsid="00d35f58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79" style:family="paragraph" style:parent-style-name="Standard" style:list-style-name="L54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5292c" officeooo:paragraph-rsid="00d5292c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80" style:family="paragraph" style:parent-style-name="Standard" style:list-style-name="L54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618b1" officeooo:paragraph-rsid="00d618b1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81" style:family="paragraph" style:parent-style-name="Standard" style:list-style-name="L55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83d69" officeooo:paragraph-rsid="00d83d69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82" style:family="paragraph" style:parent-style-name="Standard" style:list-style-name="L56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b62cc" officeooo:paragraph-rsid="00db62cc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83" style:family="paragraph" style:parent-style-name="Standard" style:list-style-name="L56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c1168" officeooo:paragraph-rsid="00dc1168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84" style:family="paragraph" style:parent-style-name="Standard" style:list-style-name="L57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f1363" officeooo:paragraph-rsid="00df1363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85" style:family="paragraph" style:parent-style-name="Standard" style:list-style-name="L57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e545d7" officeooo:paragraph-rsid="00e545d7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86" style:family="paragraph" style:parent-style-name="Standard" style:list-style-name="L57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e545d7" officeooo:paragraph-rsid="00e545d7" fo:background-color="#ffff0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87" style:family="paragraph" style:parent-style-name="Standard">
      <style:paragraph-properties fo:margin-top="0cm" fo:margin-bottom="0.499cm" style:contextual-spacing="false"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eebb96" officeooo:paragraph-rsid="00eebb96" fo:background-color="transparent" style:font-name-asian="Noto Sans Mono CJK SC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88" style:family="paragraph" style:parent-style-name="Standard">
      <style:paragraph-properties fo:margin-top="0cm" fo:margin-bottom="0.499cm" style:contextual-spacing="false"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f08be0" officeooo:paragraph-rsid="00f08be0" fo:background-color="transparent" style:font-name-asian="Noto Sans Mono CJK SC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89" style:family="paragraph" style:parent-style-name="Standard" style:list-style-name="L54">
      <style:paragraph-properties fo:text-align="justify" style:justify-single-word="false"/>
      <style:text-properties officeooo:rsid="00d4e994" officeooo:paragraph-rsid="00d4e994"/>
    </style:style>
    <style:style style:name="P490" style:family="paragraph" style:parent-style-name="Standard" style:list-style-name="L55">
      <style:paragraph-properties fo:text-align="justify" style:justify-single-word="false"/>
      <style:text-properties officeooo:rsid="00d9cc81" officeooo:paragraph-rsid="00d9cc81"/>
    </style:style>
    <style:style style:name="P491" style:family="paragraph" style:parent-style-name="Standard">
      <style:paragraph-properties fo:text-align="end" style:justify-single-word="false"/>
      <style:text-properties officeooo:paragraph-rsid="00eebb96"/>
    </style:style>
    <style:style style:name="P492" style:family="paragraph" style:parent-style-name="Standard">
      <style:paragraph-properties fo:text-align="end" style:justify-single-word="false"/>
      <style:text-properties style:font-name="Abyssinica SIL1" fo:font-size="10pt" officeooo:paragraph-rsid="00eebb96" style:font-size-asian="10pt" style:font-name-complex="Abyssinica SIL2" style:font-size-complex="10pt"/>
    </style:style>
    <style:style style:name="P493" style:family="paragraph" style:parent-style-name="Text_20_body" style:list-style-name="L52">
      <style:text-properties style:font-name="Abyssinica SIL" fo:font-size="12pt" officeooo:rsid="00ca3bc2" officeooo:paragraph-rsid="00ca3bc2" style:font-size-asian="12pt" style:font-size-complex="12pt"/>
    </style:style>
    <style:style style:name="P494" style:family="paragraph" style:parent-style-name="Text_20_body" style:list-style-name="L52">
      <style:text-properties officeooo:rsid="00ca3bc2" officeooo:paragraph-rsid="00ca3bc2"/>
    </style:style>
    <style:style style:name="P495" style:family="paragraph" style:parent-style-name="Text_20_body">
      <style:paragraph-properties fo:margin-top="0cm" fo:margin-bottom="0cm" style:contextual-spacing="false"/>
      <style:text-properties style:font-name="Abyssinica SIL" fo:font-size="12pt" style:font-size-asian="12pt" style:font-size-complex="12pt"/>
    </style:style>
    <style:style style:name="P496" style:family="paragraph" style:parent-style-name="Text_20_body" style:list-style-name="L59">
      <style:paragraph-properties fo:text-align="justify" style:justify-single-word="false"/>
    </style:style>
    <style:style style:name="P497" style:family="paragraph" style:parent-style-name="Text_20_body" style:list-style-name="L58">
      <style:paragraph-properties fo:text-align="justify" style:justify-single-word="false"/>
    </style:style>
    <style:style style:name="P498" style:family="paragraph" style:parent-style-name="Text_20_body" style:list-style-name="L62">
      <style:paragraph-properties fo:margin-top="0cm" fo:margin-bottom="0.499cm" style:contextual-spacing="false" fo:text-align="justify" style:justify-single-word="false"/>
      <style:text-properties officeooo:paragraph-rsid="00f08be0"/>
    </style:style>
    <style:style style:name="P499" style:family="paragraph" style:parent-style-name="Text_20_body" style:list-style-name="L62">
      <style:paragraph-properties fo:text-align="justify" style:justify-single-word="false"/>
    </style:style>
    <style:style style:name="T1" style:family="text">
      <style:text-properties fo:font-variant="normal" fo:text-transform="none" style:font-name="Tibetan Machine Uni1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T2" style:family="text">
      <style:text-properties fo:font-variant="normal" fo:text-transform="none" fo:color="#000000" loext:opacity="100%" style:text-position="0% 100%" style:font-name="Abyssinica SIL" fo:font-size="12pt" fo:letter-spacing="normal" fo:font-style="italic" style:text-underline-style="none" fo:font-weight="bold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3" style:family="text">
      <style:text-properties fo:font-variant="normal" fo:text-transform="none" fo:color="#000000" loext:opacity="100%" style:text-position="0% 100%" style:font-name="Abyssinica SIL" fo:font-size="12pt" fo:letter-spacing="normal" fo:font-style="italic" style:text-underline-style="none" fo:font-weight="bold" officeooo:rsid="00bc6c97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4" style:family="text">
      <style:text-properties fo:font-variant="normal" fo:text-transform="none" fo:color="#000000" loext:opacity="100%" style:text-position="0% 100%" style:font-name="Abyssinica SIL" fo:font-size="12pt" fo:letter-spacing="normal" fo:font-style="normal" style:text-underline-style="none" fo:font-weight="normal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position="0% 100%" style:font-name="Abyssinica SIL" fo:font-size="12pt" fo:letter-spacing="normal" fo:font-style="normal" style:text-underline-style="none" fo:font-weight="normal" officeooo:rsid="00bc6c97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position="0% 100%" style:font-name="Abyssinica SIL" fo:font-size="12pt" fo:letter-spacing="normal" fo:font-style="normal" style:text-underline-style="none" fo:font-weight="normal" officeooo:rsid="00be5a76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position="0% 100%" style:font-name="Abyssinica SIL" fo:font-size="12pt" fo:letter-spacing="normal" fo:font-style="normal" style:text-underline-style="none" fo:font-weight="normal" officeooo:rsid="00bfd384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8" style:family="text">
      <style:text-properties fo:font-variant="normal" fo:text-transform="none" fo:color="#000000" loext:opacity="100%" style:text-position="0% 100%" style:font-name="Abyssinica SIL" fo:font-size="12pt" fo:letter-spacing="normal" style:text-underline-style="none" fo:background-color="transparent" loext:char-shading-value="0" style:font-size-asian="12pt" style:font-name-complex="Tibetan Machine Uni2" style:font-size-complex="12pt"/>
    </style:style>
    <style:style style:name="T9" style:family="text">
      <style:text-properties fo:font-variant="normal" fo:text-transform="none" fo:color="#000000" loext:opacity="100%" style:text-position="0% 100%" style:font-name="Abyssinica SIL" fo:font-size="12pt" fo:letter-spacing="normal" style:text-underline-style="none" fo:font-weight="bold" fo:background-color="transparent" loext:char-shading-value="0" style:font-size-asian="12pt" style:font-weight-asian="bold" style:font-name-complex="Tibetan Machine Uni2" style:font-size-complex="12pt" style:font-weight-complex="bold"/>
    </style:style>
    <style:style style:name="T10" style:family="text">
      <style:text-properties fo:font-variant="normal" fo:text-transform="none" style:use-window-font-color="true" loext:opacity="0%" style:text-position="0% 100%" fo:letter-spacing="normal" fo:font-style="normal" style:text-underline-style="none" fo:font-weight="normal" officeooo:rsid="00c9a2e7" fo:background-color="transparent" loext:char-shading-value="0" style:font-style-asian="normal" style:font-weight-asian="normal" style:font-name-complex="Tibetan Machine Uni2" style:font-style-complex="normal" style:font-weight-complex="normal"/>
    </style:style>
    <style:style style:name="T11" style:family="text">
      <style:text-properties fo:font-variant="normal" fo:text-transform="none" style:use-window-font-color="true" loext:opacity="0%" style:text-position="0% 100%" fo:letter-spacing="normal" fo:font-style="normal" style:text-underline-style="none" fo:font-weight="normal" officeooo:rsid="00ca3bc2" fo:background-color="transparent" loext:char-shading-value="0" style:font-style-asian="normal" style:font-weight-asian="normal" style:font-name-complex="Tibetan Machine Uni2" style:font-style-complex="normal" style:font-weight-complex="normal"/>
    </style:style>
    <style:style style:name="T12" style:family="text">
      <style:text-properties fo:font-variant="normal" fo:text-transform="none" style:use-window-font-color="true" loext:opacity="0%" style:text-position="0% 100%" fo:letter-spacing="normal" fo:font-style="normal" style:text-underline-style="none" fo:font-weight="bold" officeooo:rsid="00c9a2e7" fo:background-color="transparent" loext:char-shading-value="0" style:font-style-asian="normal" style:font-weight-asian="bold" style:font-name-complex="Tibetan Machine Uni2" style:font-style-complex="normal" style:font-weight-complex="bold"/>
    </style:style>
    <style:style style:name="T13" style:family="text">
      <style:text-properties fo:font-variant="normal" fo:text-transform="none" style:use-window-font-color="true" loext:opacity="0%" style:text-position="0% 100%" fo:letter-spacing="normal" fo:font-style="normal" style:text-underline-style="none" fo:font-weight="bold" officeooo:rsid="00ca3bc2" fo:background-color="transparent" loext:char-shading-value="0" style:font-style-asian="normal" style:font-weight-asian="bold" style:font-name-complex="Tibetan Machine Uni2" style:font-style-complex="normal" style:font-weight-complex="bold"/>
    </style:style>
    <style:style style:name="T14" style:family="text"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15" style:family="text"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35f58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16" style:family="text"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eebb96" fo:background-color="transparent" loext:char-shading-value="0" style:font-name-asian="Noto Sans Mono CJK SC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17" style:family="text"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bold" fo:background-color="transparent" loext:char-shading-value="0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T18" style:family="text"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bold" officeooo:rsid="00eebb96" fo:background-color="transparent" loext:char-shading-value="0" style:font-name-asian="Noto Sans Mono CJK SC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T19" style:family="text"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background-color="transparent" loext:char-shading-value="0" style:font-size-asian="12pt" style:font-style-asian="normal" style:font-name-complex="Tibetan Machine Uni2" style:font-size-complex="12pt" style:font-style-complex="normal"/>
    </style:style>
    <style:style style:name="T20" style:family="text">
      <style:text-properties fo:font-variant="normal" fo:text-transform="none" style:use-window-font-color="true" loext:opacity="0%" style:text-position="0% 100%" style:font-name="Abyssinica SIL" fo:font-size="12pt" fo:letter-spacing="normal" style:text-underline-style="none" fo:background-color="transparent" loext:char-shading-value="0" style:font-name-asian="Noto Sans Mono CJK SC" style:font-size-asian="12pt" style:font-name-complex="Tibetan Machine Uni2" style:font-size-complex="12pt"/>
    </style:style>
    <style:style style:name="T21" style:family="text">
      <style:text-properties fo:font-variant="normal" fo:text-transform="none" style:use-window-font-color="true" loext:opacity="0%" style:text-position="0% 100%" style:font-name="Abyssinica SIL" fo:font-size="12pt" fo:letter-spacing="normal" style:text-underline-style="none" fo:font-weight="bold" fo:background-color="transparent" loext:char-shading-value="0" style:font-name-asian="Noto Sans Mono CJK SC" style:font-size-asian="12pt" style:font-weight-asian="bold" style:font-name-complex="Tibetan Machine Uni2" style:font-size-complex="12pt" style:font-weight-complex="bold"/>
    </style:style>
    <style:style style:name="T22" style:family="text">
      <style:text-properties fo:font-variant="normal" fo:text-transform="none" style:use-window-font-color="true" loext:opacity="0%" style:text-position="0% 100%" fo:font-size="12pt" fo:letter-spacing="normal" fo:font-style="normal" style:text-underline-style="none" fo:font-weight="normal" officeooo:rsid="00eebb96" fo:background-color="transparent" loext:char-shading-value="0" style:font-name-asian="Noto Sans Mono CJK SC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23" style:family="text"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eebb96" fo:background-color="transparent" loext:char-shading-value="0" style:font-name-asian="Noto Sans Mono CJK SC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24" style:family="text">
      <style:text-properties fo:font-variant="normal" fo:text-transform="none" style:use-window-font-color="true" loext:opacity="0%" style:text-position="0% 100%" style:font-name="Abyssinica SIL" fo:letter-spacing="normal" fo:font-style="normal" style:text-underline-style="none" fo:font-weight="normal" officeooo:rsid="00eebb96" fo:background-color="transparent" loext:char-shading-value="0" style:font-name-asian="Noto Sans Mono CJK SC" style:font-style-asian="normal" style:font-weight-asian="normal" style:font-name-complex="Tibetan Machine Uni2" style:font-style-complex="normal" style:font-weight-complex="normal"/>
    </style:style>
    <style:style style:name="T25" style:family="text">
      <style:text-properties fo:font-variant="normal" fo:text-transform="none" fo:color="#dddddd" loext:opacity="100%" style:text-position="0% 100%" style:font-name="Abyssinica SIL" fo:font-size="12pt" fo:letter-spacing="normal" fo:font-style="normal" style:text-underline-style="none" fo:font-weight="normal" officeooo:rsid="00ca3bc2" fo:background-color="#444444" loext:char-shading-value="0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dddddd" loext:opacity="100%" style:font-name="Abyssinica SIL" fo:font-size="12pt" fo:letter-spacing="normal" fo:font-style="normal" fo:font-weight="normal" fo:background-color="#444444" loext:char-shading-value="0" style:font-size-asian="12pt" style:font-size-complex="12pt"/>
    </style:style>
    <style:style style:name="T27" style:family="text">
      <style:text-properties fo:font-variant="normal" fo:text-transform="none" fo:color="#dd8888" loext:opacity="100%" style:text-position="0% 100%" style:font-name="Abyssinica SIL" fo:font-size="12pt" fo:letter-spacing="normal" fo:font-style="normal" style:text-underline-style="none" fo:font-weight="bold" officeooo:rsid="00ca3bc2" fo:background-color="#444444" loext:char-shading-value="0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dd8888" loext:opacity="100%" style:text-position="0% 100%" style:font-name="Abyssinica SIL" fo:font-size="12pt" fo:letter-spacing="normal" fo:font-style="normal" style:text-underline-style="none" fo:font-weight="normal" officeooo:rsid="00ca3bc2" fo:background-color="#444444" loext:char-shading-value="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dd8888" loext:opacity="100%" style:font-name="Abyssinica SIL" fo:font-size="12pt" fo:letter-spacing="normal" fo:font-style="normal" fo:font-weight="bold" fo:background-color="#444444" loext:char-shading-value="0" style:font-size-asian="12pt" style:font-size-complex="12pt"/>
    </style:style>
    <style:style style:name="T30" style:family="text">
      <style:text-properties fo:font-variant="normal" fo:text-transform="none" fo:color="#dd8888" loext:opacity="100%" style:font-name="Abyssinica SIL" fo:font-size="12pt" fo:letter-spacing="normal" fo:font-style="normal" fo:font-weight="normal" fo:background-color="#444444" loext:char-shading-value="0" style:font-size-asian="12pt" style:font-size-complex="12pt"/>
    </style:style>
    <style:style style:name="T31" style:family="text">
      <style:text-properties fo:color="#2a6099" loext:opacity="100%" style:text-position="0% 100%" style:font-name="Abyssinica SIL" fo:font-size="12pt" fo:font-style="normal" style:text-underline-style="none" fo:font-weight="bold" officeooo: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32" style:family="text">
      <style:text-properties fo:color="#2a6099" loext:opacity="100%" style:text-position="0% 100%" style:font-name="Abyssinica SIL" fo:font-size="12pt" fo:font-style="normal" style:text-underline-style="none" fo:font-weight="bold" officeooo:rsid="00872775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33" style:family="text">
      <style:text-properties fo:color="#2a6099" loext:opacity="100%" fo:font-weight="bold" style:font-weight-asian="bold" style:font-weight-complex="bold"/>
    </style:style>
    <style:style style:name="T34" style:family="text">
      <style:text-properties fo:color="#2a6099" loext:opacity="100%" fo:font-weight="bold" officeooo:rsid="005b904a" style:font-weight-asian="bold" style:font-weight-complex="bold"/>
    </style:style>
    <style:style style:name="T35" style:family="text">
      <style:text-properties style:use-window-font-color="true" loext:opacity="0%" style:text-position="0% 100%" style:font-name="Abyssinica SIL" fo:font-size="12pt" fo:font-style="normal" style:text-underline-style="none" fo:font-weight="normal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6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7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8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9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0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1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2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3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4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5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6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7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6aac2c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8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6e246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9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6e73c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0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7054b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1" style:family="text">
      <style:text-properties style:use-window-font-color="true" loext:opacity="0%" style:text-position="0% 100%" style:font-name="Abyssinica SIL" fo:font-size="12pt" fo:font-style="normal" style:text-underline-style="none" fo:font-weight="normal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2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6701d9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3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6aac2c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4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6b213d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5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6ce8f9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6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6e9854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7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7054b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8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73fe7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9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7552e0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0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760571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1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77bc4c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2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37c582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3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7c02d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4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7d8863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5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7e0942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6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88dda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7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896021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8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8c72c8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9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8dbf5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70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946bf5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71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98e45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72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9fb4b0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73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a14a07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74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a32c38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75" style:family="text">
      <style:text-properties style:use-window-font-color="true" loext:opacity="0%" style:text-position="0% 100%" style:font-name="Abyssinica SIL" fo:font-size="12pt" fo:font-style="normal" style:text-underline-style="none" fo:font-weight="bold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6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7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3b6a2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8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9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0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1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2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6e246b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3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6e73c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4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7054b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5" style:family="text">
      <style:text-properties style:use-window-font-color="true" loext:opacity="0%" style:text-position="0% 100%" style:font-name="Abyssinica SIL" fo:font-size="12pt" fo:font-style="normal" style:text-underline-style="none" fo:font-weight="bold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6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6aac2c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7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6ce8f9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8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6e9854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9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7552e0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0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760571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1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77bc4c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2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7c02de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3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7d8863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4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8410c2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5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85c677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6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946bf5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7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98e45a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8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9fb4b0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9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a14a07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100" style:family="text">
      <style:text-properties style:use-window-font-color="true" loext:opacity="0%" style:text-position="0% 100%" style:font-name="Abyssinica SIL" fo:font-size="12pt" fo:font-style="normal" style:text-underline-style="none" fo:font-weight="bold" fo:background-color="#ffff00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101" style:family="text">
      <style:text-properties style:use-window-font-color="true" loext:opacity="0%" style:text-position="0% 100%" style:font-name="Abyssinica SIL" fo:font-size="12pt" fo:font-style="normal" style:text-underline-style="none" style:font-size-asian="10.5pt" style:font-style-asian="normal" style:font-name-complex="Tibetan Machine Uni2" style:font-size-complex="12pt" style:font-style-complex="normal"/>
    </style:style>
    <style:style style:name="T102" style:family="text">
      <style:text-properties style:use-window-font-color="true" loext:opacity="0%" style:text-position="0% 100%" style:font-name="Abyssinica SIL" fo:font-size="12pt" fo:font-style="normal" style:text-underline-style="none" officeooo:rsid="004dcf7e" style:font-size-asian="10.5pt" style:font-style-asian="normal" style:font-name-complex="Tibetan Machine Uni2" style:font-size-complex="12pt" style:font-style-complex="normal"/>
    </style:style>
    <style:style style:name="T103" style:family="text">
      <style:text-properties style:use-window-font-color="true" loext:opacity="0%" style:text-position="0% 100%" style:font-name="Abyssinica SIL" fo:font-size="12pt" fo:font-style="normal" style:text-underline-style="none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04" style:family="text">
      <style:text-properties style:use-window-font-color="true" loext:opacity="0%" style:text-position="0% 100%" style:font-name="Abyssinica SIL" fo:font-size="12pt" fo:font-style="normal" style:text-underline-style="none" officeooo:rsid="008410c2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05" style:family="text">
      <style:text-properties style:use-window-font-color="true" loext:opacity="0%" style:text-position="0% 100%" style:font-name="Abyssinica SIL" fo:font-size="12pt" fo:font-style="normal" style:text-underline-style="none" officeooo:rsid="008c72c8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06" style:family="text">
      <style:text-properties style:use-window-font-color="true" loext:opacity="0%" style:text-position="0% 100%" style:font-name="Abyssinica SIL" fo:font-size="12pt" fo:font-style="italic" style:text-underline-style="none" fo:font-weight="normal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07" style:family="text">
      <style:text-properties style:use-window-font-color="true" loext:opacity="0%" style:text-position="0% 100%" style:font-name="Abyssinica SIL" fo:font-size="12pt" fo:font-style="italic" style:text-underline-style="none" fo:font-weight="normal" officeooo:rsid="0045ab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08" style:family="text">
      <style:text-properties style:use-window-font-color="true" loext:opacity="0%" style:text-position="0% 100%" style:font-name="Abyssinica SIL" fo:font-size="12pt" fo:font-style="italic" style:text-underline-style="none" fo:font-weight="normal" officeooo:rsid="005ae89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09" style:family="text">
      <style:text-properties style:use-window-font-color="true" loext:opacity="0%" style:text-position="0% 100%" style:font-name="Abyssinica SIL" fo:font-size="12pt" fo:font-style="italic" style:text-underline-style="none" fo:font-weight="normal" officeooo:rsid="007552e0" fo:background-color="transparent" loext:char-shading-value="0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10" style:family="text">
      <style:text-properties style:use-window-font-color="true" loext:opacity="0%" style:text-position="0% 100%" style:font-name="Abyssinica SIL" fo:font-size="12pt" fo:font-style="italic" style:text-underline-style="none" fo:font-weight="bold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1" style:family="text">
      <style:text-properties style:use-window-font-color="true" loext:opacity="0%" style:text-position="0% 100%" style:font-name="Abyssinica SIL" fo:font-size="12pt" fo:font-style="italic" style:text-underline-style="none" fo:font-weight="bold" officeooo: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2" style:family="text">
      <style:text-properties style:use-window-font-color="true" loext:opacity="0%" style:text-position="0% 100%" style:font-name="Abyssinica SIL" fo:font-size="12pt" fo:font-style="italic" style:text-underline-style="none" fo:font-weight="bold" officeooo: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3" style:family="text">
      <style:text-properties style:use-window-font-color="true" loext:opacity="0%" style:text-position="0% 100%" style:font-name="Abyssinica SIL" fo:font-size="12pt" fo:font-style="italic" style:text-underline-style="none" fo:font-weight="bold" officeooo:rsid="005ae89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4" style:family="text">
      <style:text-properties style:use-window-font-color="true" loext:opacity="0%" style:text-position="0% 100%" style:font-name="Abyssinica SIL" fo:font-size="12pt" fo:font-style="italic" style:text-underline-style="none" fo:font-weight="bold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5" style:family="text">
      <style:text-properties style:use-window-font-color="true" loext:opacity="0%" style:text-position="0% 100%" style:font-name="Abyssinica SIL" fo:font-size="12pt" fo:font-style="italic" style:text-underline-style="none" fo:font-weight="bold" officeooo:rsid="007552e0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6" style:family="text">
      <style:text-properties style:use-window-font-color="true" loext:opacity="0%" style:text-position="0% 100%" style:font-name="Abyssinica SIL" fo:font-size="12pt" fo:font-style="italic" style:text-underline-style="none" fo:font-weight="bold" officeooo:rsid="0073fe7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7" style:family="text">
      <style:text-properties style:use-window-font-color="true" loext:opacity="0%" style:text-position="0% 100%" style:font-name="Abyssinica SIL" fo:font-size="12pt" fo:font-style="italic" style:text-underline-style="none" fo:font-weight="bold" officeooo:rsid="0098e45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8" style:family="text">
      <style:text-properties style:use-window-font-color="true" loext:opacity="0%" style:text-position="0% 100%" style:font-name="Abyssinica SIL" fo:font-size="12pt" fo:font-style="italic" style:text-underline-style="none" fo:font-weight="bold" officeooo:rsid="009b4f0c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9" style:family="text">
      <style:text-properties style:use-window-font-color="true" loext:opacity="0%" style:text-position="0% 100%" style:font-name="Abyssinica SIL" fo:font-size="12pt" fo:font-style="italic" style:text-underline-style="none" fo:font-weight="bold" officeooo:rsid="00a14a07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20" style:family="text">
      <style:text-properties style:use-window-font-color="true" loext:opacity="0%" style:text-position="0% 100%" style:font-name="Abyssinica SIL" fo:font-size="12pt" fo:font-style="italic" style:text-underline-style="none" fo:font-weight="bold" officeooo:rsid="00e661c6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21" style:family="text">
      <style:text-properties style:use-window-font-color="true" loext:opacity="0%" style:text-position="0% 100%" style:font-name="Abyssinica SIL" fo:font-size="12pt" style:text-underline-style="none" fo:background-color="transparent" loext:char-shading-value="0" style:font-size-asian="10.5pt" style:font-name-complex="Tibetan Machine Uni2" style:font-size-complex="12pt"/>
    </style:style>
    <style:style style:name="T122" style:family="text">
      <style:text-properties style:use-window-font-color="true" loext:opacity="0%" style:text-position="0% 100%" style:font-name="Abyssinica SIL" fo:font-size="12pt" style:text-underline-style="none" fo:font-weight="bold" fo:background-color="transparent" loext:char-shading-value="0" style:font-size-asian="10.5pt" style:font-weight-asian="bold" style:font-name-complex="Tibetan Machine Uni2" style:font-size-complex="12pt" style:font-weight-complex="bold"/>
    </style:style>
    <style:style style:name="T123" style:family="text">
      <style:text-properties style:use-window-font-color="true" loext:opacity="0%" style:text-position="0% 100%" style:font-name="Abyssinica SIL1" fo:font-size="10pt" fo:font-style="normal" style:text-underline-style="none" fo:font-weight="normal" officeooo:rsid="003c6515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4" style:family="text">
      <style:text-properties style:use-window-font-color="true" loext:opacity="0%" style:text-position="0% 100%" style:font-name="Abyssinica SIL1" fo:font-size="10pt" fo:font-style="normal" style:text-underline-style="none" fo:font-weight="normal" officeooo: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5" style:family="text">
      <style:text-properties style:use-window-font-color="true" loext:opacity="0%" style:text-position="0% 100%" style:font-name="Abyssinica SIL1" fo:font-size="10pt" fo:font-style="normal" style:text-underline-style="none" fo:font-weight="normal" officeooo:rsid="0037c582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6" style:family="text">
      <style:text-properties style:use-window-font-color="true" loext:opacity="0%" style:text-position="0% 100%" style:font-name="Abyssinica SIL1" fo:font-size="10pt" fo:font-style="normal" style:text-underline-style="none" fo:font-weight="normal" officeooo:rsid="007c02de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7" style:family="text">
      <style:text-properties style:use-window-font-color="true" loext:opacity="0%" style:text-position="0% 100%" style:font-name="Abyssinica SIL1" fo:font-size="10pt" fo:font-style="normal" style:text-underline-style="none" fo:font-weight="normal" officeooo:rsid="0055829a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8" style:family="text">
      <style:text-properties style:use-window-font-color="true" loext:opacity="0%" style:text-position="0% 100%" style:font-name="Abyssinica SIL1" fo:font-size="10pt" fo:font-style="normal" style:text-underline-style="none" fo:font-weight="normal" officeooo:rsid="006569e7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9" style:family="text">
      <style:text-properties style:use-window-font-color="true" loext:opacity="0%" style:text-position="0% 100%" style:font-name="Abyssinica SIL1" fo:font-size="10pt" fo:font-style="normal" style:text-underline-style="none" fo:font-weight="normal" officeooo:rsid="0037c582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30" style:family="text">
      <style:text-properties style:use-window-font-color="true" loext:opacity="0%" style:text-position="0% 100%" style:font-name="Abyssinica SIL1" fo:font-size="10pt" fo:font-style="normal" style:text-underline-style="none" fo:font-weight="normal" officeooo:rsid="0090f74e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31" style:family="text">
      <style:text-properties style:use-window-font-color="true" loext:opacity="0%" style:text-position="0% 100%" style:font-name="Abyssinica SIL1" fo:font-size="10pt" fo:font-style="normal" style:text-underline-style="none" fo:font-weight="normal" officeooo:rsid="0092b0c7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32" style:family="text">
      <style:text-properties style:use-window-font-color="true" loext:opacity="0%" style:text-position="0% 100%" style:font-name="Abyssinica SIL1" fo:font-size="10pt" fo:font-style="normal" style:text-underline-style="none" fo:font-weight="normal" officeooo:rsid="009fa269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33" style:family="text">
      <style:text-properties style:use-window-font-color="true" loext:opacity="0%" style:font-name="Abyssinica SIL" fo:font-size="12pt" style:font-size-asian="10.5pt" style:font-size-complex="12pt"/>
    </style:style>
    <style:style style:name="T134" style:family="text">
      <style:text-properties style:use-window-font-color="true" loext:opacity="0%" style:font-name="Abyssinica SIL" fo:font-size="12pt" officeooo:rsid="004fa629" style:font-size-asian="10.5pt" style:font-size-complex="12pt"/>
    </style:style>
    <style:style style:name="T135" style:family="text">
      <style:text-properties style:use-window-font-color="true" loext:opacity="0%" style:font-name="Abyssinica SIL" fo:font-size="12pt" officeooo:rsid="0057f737" style:font-size-asian="10.5pt" style:font-size-complex="12pt"/>
    </style:style>
    <style:style style:name="T136" style:family="text">
      <style:text-properties style:use-window-font-color="true" loext:opacity="0%" style:font-name="Abyssinica SIL" fo:font-size="12pt" fo:font-weight="normal" style:font-size-asian="10.5pt" style:font-weight-asian="normal" style:font-size-complex="12pt" style:font-weight-complex="normal"/>
    </style:style>
    <style:style style:name="T137" style:family="text">
      <style:text-properties style:use-window-font-color="true" loext:opacity="0%" style:font-name="Abyssinica SIL" fo:font-size="12pt" fo:font-weight="normal" officeooo:rsid="005dff56" style:font-size-asian="10.5pt" style:font-weight-asian="normal" style:font-size-complex="12pt" style:font-weight-complex="normal"/>
    </style:style>
    <style:style style:name="T138" style:family="text">
      <style:text-properties style:use-window-font-color="true" loext:opacity="0%" style:font-name="Abyssinica SIL" fo:font-size="12pt" fo:font-weight="bold" style:font-size-asian="10.5pt" style:font-weight-asian="bold" style:font-size-complex="12pt" style:font-weight-complex="bold"/>
    </style:style>
    <style:style style:name="T139" style:family="text">
      <style:text-properties style:font-name="Abyssinica SIL1" fo:font-size="10pt" style:font-size-asian="10pt" style:font-name-complex="Abyssinica SIL2" style:font-size-complex="10pt"/>
    </style:style>
    <style:style style:name="T140" style:family="text">
      <style:text-properties style:font-name="Abyssinica SIL1" fo:font-size="10pt" officeooo:rsid="0037c582" style:font-size-asian="10pt" style:font-name-complex="Abyssinica SIL2" style:font-size-complex="10pt"/>
    </style:style>
    <style:style style:name="T141" style:family="text">
      <style:text-properties style:font-name="Abyssinica SIL1" fo:font-size="10pt" officeooo:rsid="00433c2a" style:font-size-asian="10pt" style:font-name-complex="Abyssinica SIL2" style:font-size-complex="10pt"/>
    </style:style>
    <style:style style:name="T142" style:family="text">
      <style:text-properties style:font-name="Abyssinica SIL1" fo:font-size="10pt" officeooo:rsid="003c6515" style:font-size-asian="10pt" style:font-name-complex="Abyssinica SIL2" style:font-size-complex="10pt"/>
    </style:style>
    <style:style style:name="T143" style:family="text">
      <style:text-properties style:font-name="Abyssinica SIL1" fo:font-size="10pt" officeooo:rsid="0045ab0f" style:font-size-asian="10pt" style:font-name-complex="Abyssinica SIL2" style:font-size-complex="10pt"/>
    </style:style>
    <style:style style:name="T144" style:family="text">
      <style:text-properties style:font-name="Abyssinica SIL1" fo:font-size="10pt" officeooo:rsid="004dcf7e" style:font-size-asian="10pt" style:font-name-complex="Abyssinica SIL2" style:font-size-complex="10pt"/>
    </style:style>
    <style:style style:name="T145" style:family="text">
      <style:text-properties style:font-name="Abyssinica SIL1" fo:font-size="10pt" officeooo:rsid="0055829a" style:font-size-asian="10pt" style:font-name-complex="Abyssinica SIL2" style:font-size-complex="10pt"/>
    </style:style>
    <style:style style:name="T146" style:family="text">
      <style:text-properties style:font-name="Abyssinica SIL1" fo:font-size="10pt" officeooo:rsid="006569e7" style:font-size-asian="10pt" style:font-name-complex="Abyssinica SIL2" style:font-size-complex="10pt"/>
    </style:style>
    <style:style style:name="T147" style:family="text">
      <style:text-properties style:font-name="Abyssinica SIL1" fo:font-size="10pt" officeooo:rsid="006ce8f9" style:font-size-asian="10pt" style:font-name-complex="Abyssinica SIL2" style:font-size-complex="10pt"/>
    </style:style>
    <style:style style:name="T148" style:family="text">
      <style:text-properties style:font-name="Abyssinica SIL1" fo:font-size="10pt" officeooo:rsid="0077bc4c" style:font-size-asian="10pt" style:font-name-complex="Abyssinica SIL2" style:font-size-complex="10pt"/>
    </style:style>
    <style:style style:name="T149" style:family="text">
      <style:text-properties style:font-name="Abyssinica SIL1" fo:font-size="10pt" officeooo:rsid="00af2315" style:font-size-asian="10pt" style:font-name-complex="Abyssinica SIL2" style:font-size-complex="10pt"/>
    </style:style>
    <style:style style:name="T150" style:family="text">
      <style:text-properties style:font-name="Abyssinica SIL1" fo:font-size="10pt" officeooo:rsid="00b951d0" style:font-size-asian="10pt" style:font-name-complex="Abyssinica SIL2" style:font-size-complex="10pt"/>
    </style:style>
    <style:style style:name="T151" style:family="text">
      <style:text-properties style:font-name="Abyssinica SIL1" fo:font-size="10pt" officeooo:rsid="00c7060d" style:font-size-asian="10pt" style:font-name-complex="Abyssinica SIL2" style:font-size-complex="10pt"/>
    </style:style>
    <style:style style:name="T152" style:family="text">
      <style:text-properties style:font-name="Abyssinica SIL1" fo:font-size="10pt" officeooo:rsid="00d21cc9" style:font-size-asian="10pt" style:font-name-complex="Abyssinica SIL2" style:font-size-complex="10pt"/>
    </style:style>
    <style:style style:name="T153" style:family="text">
      <style:text-properties style:font-name="Abyssinica SIL1" fo:font-size="10pt" officeooo:rsid="00e258a3" style:font-size-asian="10pt" style:font-name-complex="Abyssinica SIL2" style:font-size-complex="10pt"/>
    </style:style>
    <style:style style:name="T154" style:family="text">
      <style:text-properties style:font-name="Abyssinica SIL1" fo:font-size="10pt" officeooo:rsid="00e85308" style:font-size-asian="10pt" style:font-name-complex="Abyssinica SIL2" style:font-size-complex="10pt"/>
    </style:style>
    <style:style style:name="T155" style:family="text">
      <style:text-properties style:font-name="Abyssinica SIL1" fo:font-size="10pt" officeooo:rsid="00ec4c4c" style:font-size-asian="10pt" style:font-name-complex="Abyssinica SIL2" style:font-size-complex="10pt"/>
    </style:style>
    <style:style style:name="T156" style:family="text">
      <style:text-properties style:font-name="Abyssinica SIL1" fo:font-size="10pt" officeooo:rsid="00eebb96" style:font-size-asian="10pt" style:font-name-complex="Abyssinica SIL2" style:font-size-complex="10pt"/>
    </style:style>
    <style:style style:name="T157" style:family="text">
      <style:text-properties fo:font-weight="normal" style:font-weight-asian="normal" style:font-weight-complex="normal"/>
    </style:style>
    <style:style style:name="T158" style:family="text">
      <style:text-properties fo:font-weight="normal" officeooo:rsid="005fae69" style:font-weight-asian="normal" style:font-weight-complex="normal"/>
    </style:style>
    <style:style style:name="T159" style:family="text">
      <style:text-properties fo:font-weight="normal" officeooo:rsid="00656281" style:font-weight-asian="normal" style:font-weight-complex="normal"/>
    </style:style>
    <style:style style:name="T160" style:family="text">
      <style:text-properties fo:font-weight="normal" officeooo:rsid="006dbf0e" style:font-weight-asian="normal" style:font-weight-complex="normal"/>
    </style:style>
    <style:style style:name="T161" style:family="text">
      <style:text-properties fo:font-weight="normal" officeooo:rsid="006e73c7" style:font-weight-asian="normal" style:font-weight-complex="normal"/>
    </style:style>
    <style:style style:name="T162" style:family="text">
      <style:text-properties fo:font-weight="normal" officeooo:rsid="007054be" style:font-weight-asian="normal" style:font-weight-complex="normal"/>
    </style:style>
    <style:style style:name="T163" style:family="text">
      <style:text-properties fo:font-weight="normal" officeooo:rsid="00a32c38" style:font-weight-asian="normal" style:font-weight-complex="normal"/>
    </style:style>
    <style:style style:name="T164" style:family="text">
      <style:text-properties fo:font-weight="normal" officeooo:rsid="00a6de39" style:font-weight-asian="normal" style:font-weight-complex="normal"/>
    </style:style>
    <style:style style:name="T165" style:family="text">
      <style:text-properties fo:font-weight="normal" officeooo:rsid="005dff56" fo:background-color="transparent" loext:char-shading-value="0" style:font-weight-asian="normal" style:font-weight-complex="normal"/>
    </style:style>
    <style:style style:name="T166" style:family="text">
      <style:text-properties fo:font-weight="normal" officeooo:rsid="0062163b" fo:background-color="transparent" loext:char-shading-value="0" style:font-weight-asian="normal" style:font-weight-complex="normal"/>
    </style:style>
    <style:style style:name="T167" style:family="text">
      <style:text-properties fo:font-weight="normal" officeooo:rsid="006aac2c" fo:background-color="transparent" loext:char-shading-value="0" style:font-weight-asian="normal" style:font-weight-complex="normal"/>
    </style:style>
    <style:style style:name="T168" style:family="text">
      <style:text-properties fo:font-weight="normal" officeooo:rsid="006e73c7" fo:background-color="transparent" loext:char-shading-value="0" style:font-weight-asian="normal" style:font-weight-complex="normal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officeooo:rsid="0038e7a5" style:font-weight-asian="bold" style:font-weight-complex="bold"/>
    </style:style>
    <style:style style:name="T171" style:family="text">
      <style:text-properties fo:font-weight="bold" officeooo:rsid="003a7548" style:font-weight-asian="bold" style:font-weight-complex="bold"/>
    </style:style>
    <style:style style:name="T172" style:family="text">
      <style:text-properties fo:font-weight="bold" officeooo:rsid="003c6515" style:font-weight-asian="bold" style:font-weight-complex="bold"/>
    </style:style>
    <style:style style:name="T173" style:family="text">
      <style:text-properties fo:font-weight="bold" officeooo:rsid="00a32c38" style:font-weight-asian="bold" style:font-weight-complex="bold"/>
    </style:style>
    <style:style style:name="T174" style:family="text">
      <style:text-properties fo:font-weight="bold" fo:background-color="#ffff00" loext:char-shading-value="0" style:font-weight-asian="bold" style:font-weight-complex="bold"/>
    </style:style>
    <style:style style:name="T175" style:family="text">
      <style:text-properties officeooo:rsid="0038e7a5"/>
    </style:style>
    <style:style style:name="T176" style:family="text">
      <style:text-properties officeooo:rsid="003a7548"/>
    </style:style>
    <style:style style:name="T177" style:family="text">
      <style:text-properties officeooo:rsid="003b6a22"/>
    </style:style>
    <style:style style:name="T178" style:family="text">
      <style:text-properties officeooo:rsid="0042342b"/>
    </style:style>
    <style:style style:name="T179" style:family="text">
      <style:text-properties fo:font-style="normal" style:font-style-asian="normal" style:font-style-complex="normal"/>
    </style:style>
    <style:style style:name="T180" style:family="text">
      <style:text-properties fo:font-style="normal" officeooo:rsid="00443198" style:font-style-asian="normal" style:font-style-complex="normal"/>
    </style:style>
    <style:style style:name="T181" style:family="text">
      <style:text-properties officeooo:rsid="0046e4c6"/>
    </style:style>
    <style:style style:name="T182" style:family="text">
      <style:text-properties fo:color="#8d0000" loext:opacity="100%" style:text-position="0% 100%" style:font-name="Tibetan Machine Uni" fo:font-size="14pt" fo:font-style="normal" style:text-underline-style="none" fo:font-weight="bold" officeooo: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83" style:family="text">
      <style:text-properties fo:color="#8d0000" loext:opacity="100%" style:text-position="0% 100%" style:font-name="Tibetan Machine Uni" fo:font-size="14pt" fo:font-style="normal" style:text-underline-style="none" fo:font-weight="bold" officeooo: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84" style:family="text">
      <style:text-properties fo:color="#8d0000" loext:opacity="100%" style:text-position="0% 100%" style:font-name="Tibetan Machine Uni" fo:font-size="14pt" fo:font-style="normal" style:text-underline-style="none" fo:font-weight="bold" officeooo: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85" style:family="text">
      <style:text-properties fo:color="#8d0000" loext:opacity="100%" style:text-position="0% 100%" style:font-name="Tibetan Machine Uni" fo:font-size="14pt" fo:font-style="normal" style:text-underline-style="none" fo:font-weight="bold" officeooo:rsid="00b951d0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86" style:family="text">
      <style:text-properties fo:color="#8d0000" loext:opacity="100%" style:text-position="0% 100%" style:font-name="Tibetan Machine Uni" fo:font-size="14pt" fo:font-style="normal" style:text-underline-style="none" fo:font-weight="bold" officeooo:rsid="008c72c8" fo:background-color="transparent" loext:char-shading-value="0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87" style:family="text">
      <style:text-properties fo:color="#8d0000" loext:opacity="100%" style:text-position="0% 100%" style:font-name="Tibetan Machine Uni" fo:font-size="14pt" fo:font-style="normal" style:text-underline-style="none" fo:font-weight="bold" officeooo:rsid="008dbf5e" fo:background-color="transparent" loext:char-shading-value="0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88" style:family="text">
      <style:text-properties fo:font-style="italic" style:font-style-asian="italic" style:font-style-complex="italic"/>
    </style:style>
    <style:style style:name="T189" style:family="text">
      <style:text-properties fo:font-style="italic" officeooo:rsid="006dbf0e" style:font-style-asian="italic" style:font-style-complex="italic"/>
    </style:style>
    <style:style style:name="T19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1" style:family="text">
      <style:text-properties fo:font-style="italic" fo:font-weight="normal" officeooo:rsid="006dbf0e" style:font-style-asian="italic" style:font-weight-asian="normal" style:font-style-complex="italic" style:font-weight-complex="normal"/>
    </style:style>
    <style:style style:name="T192" style:family="text">
      <style:text-properties officeooo:rsid="005b80e1"/>
    </style:style>
    <style:style style:name="T193" style:family="text">
      <style:text-properties officeooo:rsid="005b904a"/>
    </style:style>
    <style:style style:name="T194" style:family="text">
      <style:text-properties officeooo:rsid="00656281"/>
    </style:style>
    <style:style style:name="T195" style:family="text">
      <style:text-properties officeooo:rsid="006569e7"/>
    </style:style>
    <style:style style:name="T196" style:family="text">
      <style:text-properties officeooo:rsid="006e73c7"/>
    </style:style>
    <style:style style:name="T197" style:family="text">
      <style:text-properties fo:background-color="transparent" loext:char-shading-value="0"/>
    </style:style>
    <style:style style:name="T198" style:family="text">
      <style:text-properties officeooo:rsid="006e73c7" fo:background-color="transparent" loext:char-shading-value="0"/>
    </style:style>
    <style:style style:name="T199" style:family="text">
      <style:text-properties officeooo:rsid="007054be"/>
    </style:style>
    <style:style style:name="T200" style:family="text">
      <style:text-properties officeooo:rsid="00723338"/>
    </style:style>
    <style:style style:name="T201" style:family="text">
      <style:text-properties officeooo:rsid="0077bc4c"/>
    </style:style>
    <style:style style:name="T202" style:family="text">
      <style:text-properties style:text-position="0% 100%" style:font-name="Abyssinica SIL" fo:font-size="12pt" fo:font-style="normal" style:text-underline-style="none" fo:font-weight="bold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203" style:family="text">
      <style:text-properties style:text-position="0% 100%" style:font-name="Abyssinica SIL" fo:font-size="12pt" fo:font-style="normal" style:text-underline-style="none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204" style:family="text">
      <style:text-properties style:text-position="0% 100%" style:font-name="Abyssinica SIL" fo:font-size="12pt" fo:font-style="normal" style:text-underline-style="none" officeooo:rsid="00872775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205" style:family="text">
      <style:text-properties style:text-position="0% 100%" style:font-name="Abyssinica SIL" fo:font-size="12pt" fo:font-style="normal" style:text-underline-style="none" officeooo:rsid="0088ddaa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206" style:family="text">
      <style:text-properties fo:color="#c9211e" loext:opacity="100%" style:text-position="0% 100%" style:font-name="Abyssinica SIL" fo:font-size="12pt" fo:font-style="italic" style:text-underline-style="none" fo:font-weight="normal" officeooo:rsid="0088ddaa" fo:background-color="transparent" loext:char-shading-value="0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207" style:family="text">
      <style:text-properties fo:color="#c9211e" loext:opacity="100%" style:text-position="0% 100%" style:font-name="Abyssinica SIL" fo:font-size="12pt" fo:font-style="italic" style:text-underline-style="none" fo:font-weight="bold" officeooo:rsid="0088dda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208" style:family="text">
      <style:text-properties style:font-name="Abyssinica SIL" fo:font-size="12pt" style:font-size-asian="10.5pt" style:font-size-complex="12pt"/>
    </style:style>
    <style:style style:name="T209" style:family="text">
      <style:text-properties style:font-name="Abyssinica SIL" fo:font-size="12pt" fo:font-weight="bold" style:font-size-asian="10.5pt" style:font-weight-asian="bold" style:font-size-complex="12pt" style:font-weight-complex="bold"/>
    </style:style>
    <style:style style:name="T210" style:family="text">
      <style:text-properties style:font-name="Abyssinica SIL" fo:font-size="12pt" style:font-size-asian="12pt" style:font-size-complex="12pt"/>
    </style:style>
    <style:style style:name="T211" style:family="text">
      <style:text-properties style:font-name="Abyssinica SIL" fo:font-size="12pt" officeooo:rsid="00e961b3" style:font-size-asian="12pt" style:font-size-complex="12pt"/>
    </style:style>
    <style:style style:name="T212" style:family="text">
      <style:text-properties style:font-name="Abyssinica SIL" fo:font-size="12pt" officeooo:rsid="00e961b3" style:font-name-asian="Noto Sans Mono CJK SC" style:font-size-asian="12pt" style:font-name-complex="Liberation Mono" style:font-size-complex="12pt"/>
    </style:style>
    <style:style style:name="T213" style:family="text">
      <style:text-properties officeooo:rsid="00a32c38"/>
    </style:style>
    <style:style style:name="T214" style:family="text">
      <style:text-properties fo:color="#000000" loext:opacity="100%" style:text-position="0% 100%" style:font-name="Abyssinica SIL" fo:font-size="12pt" fo:font-style="italic" style:text-underline-style="none" fo:font-weight="bold" officeooo:rsid="00a88a37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215" style:family="text">
      <style:text-properties fo:color="#000000" loext:opacity="100%" style:text-position="0% 100%" style:font-name="Abyssinica SIL" fo:font-size="12pt" fo:font-style="italic" style:text-underline-style="none" fo:font-weight="bold" officeooo:rsid="00a88a37" fo:background-color="#ffff00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216" style:family="text">
      <style:text-properties fo:color="#000000" loext:opacity="100%" style:text-position="0% 100%" style:font-name="Abyssinica SIL" fo:font-size="12pt" fo:font-style="normal" style:text-underline-style="none" fo:font-weight="normal" officeooo:rsid="00ab0a73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217" style:family="text">
      <style:text-properties fo:color="#000000" loext:opacity="100%" style:text-position="0% 100%" style:font-name="Abyssinica SIL" fo:font-size="12pt" fo:font-style="normal" style:text-underline-style="none" fo:font-weight="normal" officeooo:rsid="00acf534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218" style:family="text">
      <style:text-properties fo:color="#000000" loext:opacity="100%" style:text-position="0% 100%" style:font-name="Abyssinica SIL" fo:font-size="12pt" fo:font-style="normal" style:text-underline-style="none" fo:font-weight="bold" officeooo:rsid="00ab0a73" fo:background-color="transparent" loext:char-shading-value="0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T219" style:family="text">
      <style:text-properties fo:color="#000000" loext:opacity="100%" style:text-position="0% 100%" style:font-name="Abyssinica SIL" fo:font-size="12pt" fo:font-style="normal" style:text-underline-style="none" fo:font-weight="bold" officeooo:rsid="00acf534" fo:background-color="transparent" loext:char-shading-value="0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T220" style:family="text">
      <style:text-properties fo:color="#000000" loext:opacity="100%" style:text-position="0% 100%" style:font-name="Abyssinica SIL" fo:font-size="12pt" style:text-underline-style="none" fo:font-weight="normal" fo:background-color="transparent" loext:char-shading-value="0" style:font-size-asian="12pt" style:font-weight-asian="normal" style:font-name-complex="Tibetan Machine Uni2" style:font-size-complex="12pt" style:font-weight-complex="normal"/>
    </style:style>
    <style:style style:name="T221" style:family="text">
      <style:text-properties fo:color="#000000" loext:opacity="100%" style:text-position="0% 100%" style:font-name="Abyssinica SIL" fo:font-size="12pt" style:text-underline-style="none" fo:font-weight="normal" officeooo:rsid="00ad764e" fo:background-color="transparent" loext:char-shading-value="0" style:font-size-asian="12pt" style:font-weight-asian="normal" style:font-name-complex="Tibetan Machine Uni2" style:font-size-complex="12pt" style:font-weight-complex="normal"/>
    </style:style>
    <style:style style:name="T222" style:family="text">
      <style:text-properties fo:color="#000000" loext:opacity="100%" style:text-position="0% 100%" style:font-name="Abyssinica SIL" fo:font-size="12pt" style:text-underline-style="none" fo:font-weight="bold" fo:background-color="transparent" loext:char-shading-value="0" style:font-size-asian="12pt" style:font-weight-asian="bold" style:font-name-complex="Tibetan Machine Uni2" style:font-size-complex="12pt" style:font-weight-complex="bold"/>
    </style:style>
    <style:style style:name="T223" style:family="text">
      <style:text-properties fo:color="#000000" loext:opacity="100%" style:text-position="0% 100%" style:font-name="Abyssinica SIL" fo:font-size="12pt" fo:letter-spacing="normal" fo:font-style="italic" style:text-underline-style="none" fo:font-weight="bold" officeooo:rsid="00bc6c97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224" style:family="text">
      <style:text-properties fo:color="#000000" loext:opacity="100%" style:font-name="Abyssinica SIL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225" style:family="text">
      <style:text-properties fo:color="#000000" loext:opacity="100%" style:font-name="Abyssinica SIL" fo:font-size="12pt" fo:font-weight="normal" style:font-size-asian="12pt" style:font-weight-asian="normal" style:font-size-complex="12pt" style:font-weight-complex="normal"/>
    </style:style>
    <style:style style:name="T226" style:family="text">
      <style:text-properties fo:color="#000000" loext:opacity="100%" style:font-name="Abyssinica SIL" fo:font-size="12pt" fo:background-color="transparent" loext:char-shading-value="0" style:font-size-asian="12pt" style:font-size-complex="12pt"/>
    </style:style>
    <style:style style:name="T227" style:family="text">
      <style:text-properties fo:color="#000000" loext:opacity="100%" style:font-name="Abyssinica SIL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228" style:family="text">
      <style:text-properties fo:color="#000000" loext:opacity="100%" style:font-name="Abyssinica SIL" fo:font-size="12pt" fo:font-weight="bold" style:font-size-asian="12pt" style:font-weight-asian="bold" style:font-size-complex="12pt" style:font-weight-complex="bold"/>
    </style:style>
    <style:style style:name="T229" style:family="text">
      <style:text-properties fo:color="#000000" loext:opacity="100%" style:font-name="Abyssinica SIL" fo:font-size="12pt" fo:font-weight="bold" officeooo:rsid="00c4d560" style:font-size-asian="12pt" style:font-weight-asian="bold" style:font-size-complex="12pt" style:font-weight-complex="bold"/>
    </style:style>
    <style:style style:name="T230" style:family="text">
      <style:text-properties fo:color="#000000" loext:opacity="100%" style:font-name="Abyssinica SIL" fo:font-size="12p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color="#000000" loext:opacity="100%" style:font-name="Abyssinica SIL" fo:font-size="12pt" fo:font-style="normal" fo:background-color="transparent" loext:char-shading-value="0" style:font-size-asian="12pt" style:font-style-asian="normal" style:font-size-complex="12pt" style:font-style-complex="normal"/>
    </style:style>
    <style:style style:name="T232" style:family="text">
      <style:text-properties fo:color="#000000" loext:opacity="100%" style:font-name="Abyssinica SIL" fo:font-size="12pt" style:font-size-asian="12pt" style:font-size-complex="12pt"/>
    </style:style>
    <style:style style:name="T233" style:family="text">
      <style:text-properties fo:color="#000000" loext:opacity="100%" style:font-name="Abyssinica SIL" fo:font-size="12pt" officeooo:rsid="00c4d560" style:font-size-asian="12pt" style:font-size-complex="12pt"/>
    </style:style>
    <style:style style:name="T234" style:family="text">
      <style:text-properties fo:color="#000000" loext:opacity="100%" style:font-name="Abyssinica SIL" fo:font-size="12pt" fo:font-style="italic" style:font-size-asian="12pt" style:font-style-asian="italic" style:font-size-complex="12pt" style:font-style-complex="italic"/>
    </style:style>
    <style:style style:name="T235" style:family="text">
      <style:text-properties officeooo:rsid="00af2315"/>
    </style:style>
    <style:style style:name="T236" style:family="text">
      <style:text-properties officeooo:rsid="00b951d0"/>
    </style:style>
    <style:style style:name="T237" style:family="text">
      <style:text-properties officeooo:rsid="00c865c6"/>
    </style:style>
    <style:style style:name="T238" style:family="text">
      <style:text-properties officeooo:rsid="00d2b22c"/>
    </style:style>
    <style:style style:name="T239" style:family="text">
      <style:text-properties officeooo:rsid="00d83d69"/>
    </style:style>
    <style:style style:name="T240" style:family="text">
      <style:text-properties officeooo:rsid="00db3940"/>
    </style:style>
    <style:style style:name="T241" style:family="text">
      <style:text-properties style:font-name="Abyssinica SIL"/>
    </style:style>
    <style:style style:name="T242" style:family="text">
      <style:text-properties style:font-name="Abyssinica SIL" fo:font-size="12pt" style:font-size-asian="12pt" style:font-size-complex="12pt"/>
    </style:style>
    <style:style style:name="T243" style:family="text">
      <style:text-properties officeooo:rsid="00f08b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2"><text:span text:style-name="T139">1</text:span><text:span text:style-name="T140">6</text:span><text:span text:style-name="T139">/0</text:span><text:span text:style-name="T140">9</text:span><text:span text:style-name="T139">/2022 </text:span><text:span text:style-name="T140">sexta-feira</text:span></text:p>
      <text:p text:style-name="P226"/>
      <text:p text:style-name="P44">O que aprenderemos neste módulo?</text:p>
      <text:p text:style-name="P253"/>
      <text:list xml:id="list1209832069" text:style-name="L1">
        <text:list-item>
          <text:p text:style-name="P309">O que é a <text:span text:style-name="T169">Web</text:span> e como ela funciona;</text:p>
        </text:list-item>
        <text:list-item>
          <text:p text:style-name="P309">O que é <text:span text:style-name="T169">Frontend, Backend e Full </text:span><text:span text:style-name="T172">St</text:span><text:span text:style-name="T169">ack</text:span>;</text:p>
        </text:list-item>
        <text:list-item>
          <text:p text:style-name="P309">O que é <text:span text:style-name="T169">HTML5 </text:span>e como utilizá-lo;</text:p>
        </text:list-item>
        <text:list-item>
          <text:p text:style-name="P309">O que é <text:span text:style-name="T169">CSS </text:span>e como utilizá-lo;</text:p>
        </text:list-item>
        <text:list-item>
          <text:p text:style-name="P309">O que é <text:span text:style-name="T169">Bulma </text:span><text:s/>e como utilizá-lo;</text:p>
        </text:list-item>
        <text:list-item>
          <text:p text:style-name="P309">Como <text:span text:style-name="T169">desenvolver um portfólio </text:span>de programador com Bulma do zero.</text:p>
        </text:list-item>
      </text:list>
      <text:p text:style-name="P253"/>
      <text:p text:style-name="P22">O que é a Web e como ela funciona?</text:p>
      <text:p text:style-name="P254"/>
      <text:p text:style-name="P255">Servidor Web</text:p>
      <text:p text:style-name="P253"/>
      <text:list xml:id="list2824125512" text:style-name="L2">
        <text:list-item>
          <text:p text:style-name="P310">É um Software que fica instalado em um computador na rede e serve para <text:span text:style-name="T169">receber as requisições </text:span>de um browser e responder com os arquivos correspondentes ao site solicitado (que em geral são páginas criadas com HTML, CSS e JavaScript e alguns recursos como imagens, áudios e vídeos).</text:p>
          <text:p text:style-name="P310"/>
          <text:p text:style-name="P310"><text:span text:style-name="T175">Os servidores web relacionados as requisições e respostas de um site utiliza um </text:span><text:span text:style-name="T170">protocolo </text:span><text:span text:style-name="T175">chamado </text:span><text:span text:style-name="T170">HTTP.</text:span></text:p>
        </text:list-item>
      </text:list>
      <text:p text:style-name="P128"/>
      <text:p text:style-name="P256">HTTP</text:p>
      <text:p text:style-name="P256"/>
      <text:list xml:id="list3967800252" text:style-name="L3">
        <text:list-item>
          <text:p text:style-name="P407"><text:span text:style-name="T36">P</text:span><text:span text:style-name="T37">rotocolo Http </text:span><text:span text:style-name="T76">(Hypertext Transfer Protocol)</text:span><text:span text:style-name="T37">, é uma espécie de idioma utilizado para que o cliente Web (que em geral é um browser) e o servidor web se entendam. </text:span></text:p>
          <text:p text:style-name="P311"/>
          <text:p text:style-name="P311">Cada um dos outros tipos de servidores web utiliza um protocolo diferente.</text:p>
        </text:list-item>
      </text:list>
      <text:p text:style-name="P148"/>
      <text:p text:style-name="P256">Outros Protocolos</text:p>
      <text:p text:style-name="P256"><text:soft-page-break/></text:p>
      <text:list xml:id="list300557371" text:style-name="L4">
        <text:list-item>
          <text:p text:style-name="P367">SMTP – <text:span text:style-name="T157">Recebimento e envio de Emails;</text:span></text:p>
        </text:list-item>
        <text:list-item>
          <text:p text:style-name="P367">FTP – <text:span text:style-name="T157">Recebimento e download de arquivos.</text:span></text:p>
        </text:list-item>
      </text:list>
      <text:p text:style-name="P148"/>
      <text:p text:style-name="P148">Também existem servidores web para acesso a Banco de Dados, entre outros.</text:p>
      <text:p text:style-name="P148"/>
      <text:p text:style-name="P256">Servidores Web relacionados aos sites</text:p>
      <text:p text:style-name="P256"/>
      <text:list xml:id="list876690191" text:style-name="L5">
        <text:list-item>
          <text:p text:style-name="P368">Apache</text:p>
        </text:list-item>
        <text:list-item>
          <text:p text:style-name="P368">Nginx</text:p>
        </text:list-item>
      </text:list>
      <text:p text:style-name="P128"/>
      <text:p text:style-name="P148">São os softwares mais famosos que usam o HTTP para criar esses servidores. <text:span text:style-name="T176">Para solicitar o servidor web ou um conteúdo de um determinado site precisamos conhecer o seu </text:span><text:span text:style-name="T171">endereço IP.</text:span></text:p>
      <text:p text:style-name="P129"/>
      <text:p text:style-name="P257">Endereço IP</text:p>
      <text:p text:style-name="P257"/>
      <text:list xml:id="list2692416780" text:style-name="L6">
        <text:list-item>
          <text:p text:style-name="P312">Um Endereço de Protocolo da Internet <text:span text:style-name="T169">(Internet Protocol Address </text:span>[IP address],<text:span text:style-name="T169"> </text:span>é um <text:span text:style-name="T169">rótulo numérico </text:span>atribuído a cada dispositivo (computador, impressora, smartphone, etc.) conectado a uma rede de computadores que utiliza o Protocolo de Internet para comunicação.</text:p>
        </text:list-item>
        <text:list-item>
          <text:p text:style-name="P312">Um endereço de <text:span text:style-name="T169">IP</text:span> serve a duas funções principais:</text:p>
          <text:list>
            <text:list-item>
              <text:p text:style-name="P429">identificação de interface de hospedeiro ou de rede e endereçamento de localização.</text:p>
            </text:list-item>
          </text:list>
        </text:list-item>
      </text:list>
      <text:p text:style-name="P265"/>
      <text:p text:style-name="P149">Para descobrir esse IP o browser vai buscar essa informação primeiramente no cache que é uma memória interna como se fosse um rastro, como se já acessou determinado site ele busca o endereço nessa memória, mas caso não tenhamos acessado esse determinado site ele vai solicitar esse IP para um <text:span text:style-name="T169">DNS.</text:span></text:p>
      <text:p text:style-name="P130"/>
      <text:p text:style-name="P257">DNS</text:p>
      <text:p text:style-name="P257"/>
      <text:list xml:id="list355810442" text:style-name="L7">
        <text:list-item>
          <text:p text:style-name="P313">O Sistema de Nomes de Domínio (<text:span text:style-name="T169">D</text:span>omain <text:span text:style-name="T169">N</text:span>ame <text:span text:style-name="T169">S</text:span>ystem), é um sistema hierárquico e distribuído de gestão de nomes para computadores, serviços ou qualquer máquina conectada à internet ou a uma rede privada. Faz a <text:span text:style-name="T169">associação </text:span><text:soft-page-break/>entre várias informações atribuídas a nomes de domínios e cada entidade participante.</text:p>
        </text:list-item>
        <text:list-item>
          <text:p text:style-name="P313">A sua utilização mais convencional <text:span text:style-name="T169">associa nomes de domínios mais facilmente memorizáveis a endereços IP numéricos</text:span>, necessários à localização e identificação de serviços e dispositivos, processo esse denominado por: <text:span text:style-name="T169">resolução de nome.</text:span></text:p>
        </text:list-item>
      </text:list>
      <text:p text:style-name="P130"/>
      <text:p text:style-name="P214"><text:span text:style-name="T38">Ou seja, ele tem uma espécie de banco de dados que relaciona então </text:span><text:span text:style-name="T77">IPS </text:span><text:span text:style-name="T38">com</text:span><text:span text:style-name="T77"> Domínios </text:span><text:span text:style-name="T38">em geral todo computador ligado a rede já tem um IP do DNS configurado então quando ele precisa saber o IP ele envia o domínio que ele deseja saber, o IP pra esse DNS e ele responde devolvendo o IP desejado.</text:span></text:p>
      <text:p text:style-name="P151"/>
      <text:p text:style-name="P258">D<text:span text:style-name="T177">esenvolvendo o Site</text:span></text:p>
      <text:p text:style-name="P258"/>
      <text:list xml:id="list1868989386" text:style-name="L8">
        <text:list-item>
          <text:p text:style-name="P314">Após descobrir o IP correto do servidor na rede, o browser vai então solicitar a árvore de arquivos relacionadas aquele site digitando ao servidor Web.</text:p>
        </text:list-item>
        <text:list-item>
          <text:p text:style-name="P314">Site estático:</text:p>
          <text:list>
            <text:list-item>
              <text:p text:style-name="P430">devolverá os arquivos pré existentes.</text:p>
            </text:list-item>
          </text:list>
        </text:list-item>
        <text:list-item>
          <text:p text:style-name="P314">Site dinâmico:</text:p>
          <text:list>
            <text:list-item>
              <text:p text:style-name="P431">o servidor solicitará para um outro software (por exemplo, ao NodeJS) a geração dessas páginas dinâmicas.</text:p>
            </text:list-item>
          </text:list>
        </text:list-item>
      </text:list>
      <text:p text:style-name="P266"/>
      <text:p text:style-name="P23">Desenvolvedor Frontend, Backend e Full Stack</text:p>
      <text:p text:style-name="P23"/>
      <text:p text:style-name="P259">O que é desenvolvedor Frontend?</text:p>
      <text:p text:style-name="P259"/>
      <text:list xml:id="list855351032" text:style-name="L9">
        <text:list-item>
          <text:p text:style-name="P315"><text:span text:style-name="T177">O </text:span>desenvolvedor Frontend é o que <text:span text:style-name="T169">cria a interface </text:span>do site com o usuário, geralmente usando HTML, CSS e JavaScript;</text:p>
        </text:list-item>
      </text:list>
      <text:p text:style-name="P150"/>
      <text:p text:style-name="P259">O que é desenvolvedor Backend?</text:p>
      <text:p text:style-name="P259"/>
      <text:list xml:id="list1623421525" text:style-name="L10">
        <text:list-item>
          <text:p text:style-name="P316">Em geral o desenvolvedor Backend é o responsável por <text:span text:style-name="T169">desenvolver a estrutura </text:span>do site que não é apresentada ao usuário, por exemplo a parte que acessa o <text:span text:style-name="T169">Banco de dados, </text:span>processa as <text:span text:style-name="T169">regras de negócio </text:span>e <text:span text:style-name="T169">interage </text:span>com outros serviços.</text:p>
        </text:list-item>
        <text:list-item>
          <text:p text:style-name="P316"><text:soft-page-break/>É comum no Backend utilizarmos linguagens de programação como <text:span text:style-name="T169">JavaScript, Ruby </text:span>e <text:span text:style-name="T169">Python</text:span>, e frameworks como <text:span text:style-name="T169">NodeJS, Ruby on Rails </text:span>e <text:span text:style-name="T169">Django.</text:span></text:p>
        </text:list-item>
      </text:list>
      <text:p text:style-name="P131"/>
      <text:p text:style-name="P259">O que é desenvolvedor FullStack?</text:p>
      <text:p text:style-name="P259"/>
      <text:list xml:id="list3807156689" text:style-name="L11">
        <text:list-item>
          <text:p text:style-name="P317">O desenvolvedor Fullstack é o que consegue desenvolver tanto <text:span text:style-name="T169">frontend </text:span>como o <text:span text:style-name="T169">backend, </text:span>portanto ele pode atuar no <text:span text:style-name="T169">ciclo completo de desenvolvimento </text:span>de um site.</text:p>
        </text:list-item>
      </text:list>
      <text:p text:style-name="P150"/>
      <text:p text:style-name="P208"/>
      <text:p text:style-name="P236"><text:span text:style-name="T123">1</text:span><text:span text:style-name="T124">9</text:span><text:span text:style-name="T123">/0</text:span><text:span text:style-name="T125">9</text:span><text:span text:style-name="T123">/2022 </text:span><text:span text:style-name="T124">segunda</text:span><text:span text:style-name="T125">-feira</text:span></text:p>
      <text:p text:style-name="P208"/>
      <text:p text:style-name="P46">Toda parte de HTML foi pulada!</text:p>
      <text:p text:style-name="P46"/>
      <text:p text:style-name="P152">Pelo fato de já dominar HTML e CSS apenas fiz os desafios!</text:p>
      <text:p text:style-name="P152"/>
      <text:p text:style-name="P153"><text:span text:style-name="T141">20</text:span><text:span text:style-name="T142">/0</text:span><text:span text:style-name="T140">9</text:span><text:span text:style-name="T142">/2022 </text:span><text:span text:style-name="T141">terça</text:span><text:span text:style-name="T140">-feira</text:span></text:p>
      <text:p text:style-name="P209"/>
      <text:p text:style-name="P48">Pesquisa sobre novas Tag’s</text:p>
      <text:p text:style-name="P47"/>
      <text:list xml:id="list792972889" text:style-name="L12">
        <text:list-item>
          <text:p text:style-name="P369"><text:span text:style-name="T178">V</text:span>amos pesquisar a seguir por:</text:p>
          <text:p text:style-name="P369"><text:s/></text:p>
          <text:list>
            <text:list-item>
              <text:p text:style-name="P432">&lt;caption&gt;- <text:span text:style-name="T180">Define uma legenda da tabela;</text:span></text:p>
            </text:list-item>
            <text:list-item>
              <text:p text:style-name="P432">&lt;thead&gt; - <text:span text:style-name="T180">Agrupa o conteúdo do cabeçalho em uma tabela;</text:span></text:p>
            </text:list-item>
            <text:list-item>
              <text:p text:style-name="P432">&lt;tbody&gt; - <text:span text:style-name="T180">Agrupa o conteúdo do corpo em uma tabela;</text:span></text:p>
            </text:list-item>
            <text:list-item>
              <text:p text:style-name="P432">&lt;th&gt; - <text:span text:style-name="T180">Define uma célula de cabeçalho em uma tabela;</text:span></text:p>
            </text:list-item>
            <text:list-item>
              <text:p text:style-name="P432">&lt;tr&gt; - <text:span text:style-name="T180">Define uma linha em uma tabela;</text:span></text:p>
            </text:list-item>
            <text:list-item>
              <text:p text:style-name="P432">&lt;td&gt; - <text:span text:style-name="T180">Define uma célula em uma tabela, ou seja, uma coluna;</text:span></text:p>
            </text:list-item>
            <text:list-item>
              <text:p text:style-name="P432">&lt;tfoot&gt; -<text:span text:style-name="T179"> </text:span><text:span text:style-name="T180">Agrupa o conteúdo do rodapé em uma tabela.</text:span><text:span text:style-name="T179"> </text:span></text:p>
            </text:list-item>
          </text:list>
        </text:list-item>
      </text:list>
      <text:p text:style-name="P260"/>
      <text:p text:style-name="P237"><text:span text:style-name="T143">21</text:span><text:span text:style-name="T139">/0</text:span><text:span text:style-name="T140">9</text:span><text:span text:style-name="T139">/2022 </text:span><text:span text:style-name="T143">quarta</text:span><text:span text:style-name="T140">-feira</text:span></text:p>
      <text:p text:style-name="P227"/>
      <text:p text:style-name="P49">Conhecendo os Forms</text:p>
      <text:p text:style-name="P49"/>
      <text:list xml:id="list1630939761" text:style-name="L13">
        <text:list-item>
          <text:p text:style-name="P370"><text:soft-page-break/>O que são os forms no HTML?</text:p>
          <text:list>
            <text:list-item>
              <text:p text:style-name="P408"><text:span text:style-name="T39">São campos que recebem as entradas dos usuários, como um formulário mesmo, recebe dados como: </text:span><text:span text:style-name="T107">Nome, Email, Telefone, Texto, etc.</text:span></text:p>
            </text:list-item>
            <text:list-item>
              <text:p text:style-name="P318">Se os links são muito importantes na web para que naveguemos entre as páginas, o form também é essencial para que possamos submeter informações para um servidor.</text:p>
            </text:list-item>
            <text:list-item>
              <text:p text:style-name="P318">Dentro do form temos o atributo <text:span text:style-name="T169">action</text:span> onde colocaremos a <text:span text:style-name="T169">url </text:span>do servidor que desejamos enviar (submeter) informações.</text:p>
              <text:p text:style-name="P318"/>
            </text:list-item>
          </text:list>
        </text:list-item>
        <text:list-item>
          <text:p text:style-name="P371">Quem recebe as informações do Form?</text:p>
          <text:list>
            <text:list-item>
              <text:p text:style-name="P319">Basicamente quando estamos submetendo essas informações, o form manda isso para o Back-End, ou seja, para o servidor.</text:p>
            </text:list-item>
            <text:list-item>
              <text:p text:style-name="P319">Ele é um software que recebe as informações e faz as alterações no banco de dados.</text:p>
            </text:list-item>
          </text:list>
        </text:list-item>
      </text:list>
      <text:p text:style-name="P50">Criando um form para pesquisar no Google</text:p>
      <text:p text:style-name="P50"/>
      <text:p text:style-name="P154">Aula prática em vídeo, onde o Leonardo está criando um form na prática para que conheçamos como funciona.</text:p>
      <text:list xml:id="list2060258879" text:style-name="L14">
        <text:list-item>
          <text:p text:style-name="P320">Nessa aula o professor cria uma barra de pesquisa que ao pesquisar cai direto na página do Google.</text:p>
        </text:list-item>
        <text:list-item>
          <text:p text:style-name="P321">Usaremos no form o método <text:span text:style-name="T169">GET</text:span> que basicamente é quando queremos pegar algo do servidor.</text:p>
        </text:list-item>
      </text:list>
      <text:p text:style-name="P155"/>
      <text:p text:style-name="P51">Validação de forms</text:p>
      <text:p text:style-name="P51"/>
      <text:list xml:id="list3960677051" text:style-name="L15">
        <text:list-item>
          <text:p text:style-name="P322"><text:span text:style-name="T181">F</text:span>alaremos sobre validação de forms no HTML5 e como garantir que as informações serão digitadas corretamente.</text:p>
          <text:p text:style-name="P322"/>
        </text:list-item>
        <text:list-item>
          <text:p text:style-name="P372">O que são validações?</text:p>
          <text:list>
            <text:list-item>
              <text:p text:style-name="P322">Uma maneira de garantir que os dados inseridos estão seguindo a norma para aquele campo.</text:p>
            </text:list-item>
            <text:list-item>
              <text:p text:style-name="P322">Usaremos o form do exercício passado para criar as validações.</text:p>
            </text:list-item>
            <text:list-item>
              <text:p text:style-name="P323">No input da pesquisa passaremos o atributo <text:span text:style-name="T169">required </text:span>para garantir que o usuário digitou algo no campo de busca, mas temos outras formas também de validação, como os atributos <text:span text:style-name="T169">min </text:span>e <text:span text:style-name="T169">max</text:span> que passamos o valor mínimo <text:soft-page-break/>e/ou máximo de caracteres digitados, comumente usamos para input de tipo <text:span text:style-name="T169">number.</text:span></text:p>
            </text:list-item>
            <text:list-item>
              <text:p text:style-name="P323">Veja na documentação do HTML para se aprofundar mais.</text:p>
            </text:list-item>
          </text:list>
        </text:list-item>
      </text:list>
      <text:p text:style-name="P52"/>
      <text:p text:style-name="P53">Aprofundando nos Inputs</text:p>
      <text:p text:style-name="P53"/>
      <text:p text:style-name="P156">Aula informativa, apenas explicação na prática dos inputs.</text:p>
      <text:p text:style-name="P156"/>
      <text:p text:style-name="P238"><text:span text:style-name="T144">22</text:span><text:span text:style-name="T139">/0</text:span><text:span text:style-name="T140">9</text:span><text:span text:style-name="T139">/2022 </text:span><text:span text:style-name="T144">quinta</text:span><text:span text:style-name="T140">-feira</text:span></text:p>
      <text:p text:style-name="P228"/>
      <text:p text:style-name="P54">Novidades do HTML5</text:p>
      <text:p text:style-name="P54"/>
      <text:list xml:id="list3194872955" text:style-name="L16">
        <text:list-item>
          <text:p text:style-name="P373">O que é o HTML5?</text:p>
          <text:list>
            <text:list-item>
              <text:p text:style-name="P324">O <text:span text:style-name="T169">HTML5 </text:span>é a ultima versão lançada do HTML;</text:p>
              <text:p text:style-name="P402"/>
            </text:list-item>
          </text:list>
        </text:list-item>
        <text:list-item>
          <text:p text:style-name="P373">Algumas diferenças entre HTML e o HTML5:</text:p>
          <text:list>
            <text:list-item>
              <text:p text:style-name="P324">Semântica melhor para as tag’s;</text:p>
            </text:list-item>
            <text:list-item>
              <text:p text:style-name="P324">Tag’s para incluir áudio e vídeo;</text:p>
            </text:list-item>
            <text:list-item>
              <text:p text:style-name="P324">Tag’s melhores para separar as partes do site (header, section, aside footer);</text:p>
            </text:list-item>
            <text:list-item>
              <text:p text:style-name="P324">Melhor tratamento para gráficos;</text:p>
            </text:list-item>
            <text:list-item>
              <text:p text:style-name="P324">Novos tipos de input.</text:p>
            </text:list-item>
          </text:list>
        </text:list-item>
      </text:list>
      <text:p text:style-name="P157"/>
      <text:list xml:id="list64040277362985" text:continue-numbering="true" text:style-name="L16">
        <text:list-item>
          <text:p text:style-name="P373">Novas Tag’s do HTML5:</text:p>
          <text:list>
            <text:list-item>
              <text:p text:style-name="P324">Temos as tag’s de vídeo, exemplo:</text:p>
            </text:list-item>
          </text:list>
        </text:list-item>
      </text:list>
      <text:p text:style-name="P157"><draw:frame draw:style-name="fr1" draw:name="Figura1" text:anchor-type="char" svg:x="3.046cm" svg:y="0.243cm" svg:width="10.91cm" svg:height="3.246cm" draw:z-index="40"><draw:image xlink:href="Pictures/10000001000002CC000000D5AFFD55683384A6DF.png" xlink:type="simple" xlink:show="embed" xlink:actuate="onLoad" draw:mime-type="image/png"/></draw:frame></text:p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list xml:id="list64040319399663" text:continue-numbering="true" text:style-name="L16">
        <text:list-item>
          <text:list>
            <text:list-item>
              <text:p text:style-name="P324">Temos a tag de áudio para permitirmos a inclusão de áudio em nosso código, exemplo:</text:p>
            </text:list-item>
          </text:list>
        </text:list-item>
      </text:list>
      <text:p text:style-name="P157"><draw:frame draw:style-name="fr1" draw:name="Figura2" text:anchor-type="char" svg:x="2.896cm" svg:y="0.243cm" svg:width="11.208cm" svg:height="3.06cm" draw:z-index="41"><draw:image xlink:href="Pictures/100000010000031E000000DA3B05C43AA9516EE8.png" xlink:type="simple" xlink:show="embed" xlink:actuate="onLoad" draw:mime-type="image/png"/></draw:frame><text:soft-page-break/></text:p>
      <text:p text:style-name="P157"/>
      <text:p text:style-name="P157"/>
      <text:p text:style-name="P157"/>
      <text:p text:style-name="P157"/>
      <text:p text:style-name="P157"/>
      <text:p text:style-name="P157"/>
      <text:list xml:id="list64039149648076" text:continue-numbering="true" text:style-name="L16">
        <text:list-item>
          <text:list>
            <text:list-item>
              <text:p text:style-name="P409"><text:span text:style-name="T40">Também temos tipos novos de input, como o de </text:span><text:span text:style-name="T78">url</text:span><text:span text:style-name="T40"> por exemplo, que basicamente o usuário coloca a url no campo e se ela não estiver no formato correto ele não permitirá o submit.</text:span></text:p>
            </text:list-item>
            <text:list-item>
              <text:p text:style-name="P438"><text:span text:style-name="T35">Temos o input, </text:span><text:span text:style-name="T75">range </text:span><text:span text:style-name="T35">que conseguimos limitar em mínimo e máximo de caracteres por exemplo, ele cria um botão de puxar pra esquerda e para a direita.</text:span></text:p>
            </text:list-item>
            <text:list-item>
              <text:p text:style-name="P438"><text:span text:style-name="T35">Também existe agora o input </text:span><text:span text:style-name="T75">time </text:span><text:span text:style-name="T35">para que o usuário possa escolher um tempo, além da data convencional.</text:span></text:p>
            </text:list-item>
            <text:list-item>
              <text:p text:style-name="P438"><text:span text:style-name="T35">E também temos de novidade o input </text:span><text:span text:style-name="T75">search</text:span><text:span text:style-name="T35"> que basicamente tem um </text:span><text:span text:style-name="T106">datalist</text:span><text:span text:style-name="T35"> que podemos pré selecionar para o usuário, exemplo do código abaixo:</text:span></text:p>
            </text:list-item>
          </text:list>
        </text:list-item>
      </text:list>
      <text:p text:style-name="P157"><draw:frame draw:style-name="fr1" draw:name="Figura3" text:anchor-type="char" svg:x="2.785cm" svg:y="0.014cm" svg:width="11.426cm" svg:height="3.191cm" draw:z-index="42"><draw:image xlink:href="Pictures/1000000100000314000000DC760B1402B910823D.png" xlink:type="simple" xlink:show="embed" xlink:actuate="onLoad" draw:mime-type="image/png"/></draw:frame></text:p>
      <text:p text:style-name="P157"/>
      <text:p text:style-name="P157"/>
      <text:p text:style-name="P157"/>
      <text:p text:style-name="P157"/>
      <text:p text:style-name="P157"/>
      <text:p text:style-name="P120"><text:span text:style-name="T182">Elementos semânticos no </text:span><text:span text:style-name="T183">HTML5</text:span></text:p>
      <text:p text:style-name="P55"/>
      <text:list xml:id="list3590541573" text:style-name="L17">
        <text:list-item>
          <text:p text:style-name="P439"><text:span text:style-name="T102">O </text:span><text:span text:style-name="T101">que é semântica:</text:span></text:p>
          <text:list>
            <text:list-item>
              <text:p text:style-name="P325">É o estudo do significado das palavras e frases em um idioma.</text:p>
            </text:list-item>
          </text:list>
        </text:list-item>
      </text:list>
      <text:p text:style-name="P158"/>
      <text:list xml:id="list64040226367692" text:continue-numbering="true" text:style-name="L17">
        <text:list-item>
          <text:p text:style-name="P374">O que são elementos semânticos:</text:p>
          <text:list>
            <text:list-item>
              <text:p text:style-name="P325">Elementos semânticos são basicamente elementos com um significado.</text:p>
            </text:list-item>
          </text:list>
        </text:list-item>
      </text:list>
      <text:p text:style-name="P158"/>
      <text:list xml:id="list64039506094952" text:continue-numbering="true" text:style-name="L17">
        <text:list-item>
          <text:p text:style-name="P374">Vamos ver estes elementos:</text:p>
          <text:list>
            <text:list-item>
              <text:p text:style-name="P442"><text:soft-page-break/><text:span text:style-name="T101">Abaixo separei parte da documentação para que fique mais visual os elementos, abaixo da imagem disponibilizarei um link para essa documentação </text:span><draw:frame draw:style-name="fr1" draw:name="Figura4" text:anchor-type="char" svg:x="0.18cm" svg:y="2.365cm" svg:width="16.642cm" svg:height="9.049cm" draw:z-index="43"><draw:image xlink:href="Pictures/100000010000027500000156833E01A257EE2206.png" xlink:type="simple" xlink:show="embed" xlink:actuate="onLoad" draw:mime-type="image/png"/></draw:frame><text:span text:style-name="T101">completa:</text:span></text:p>
            </text:list-item>
          </text:list>
        </text:list-item>
      </text:list>
      <text:p text:style-name="P120"><text:a xlink:type="simple" xlink:href="https://www.w3schools.com/html/html5_semantic_elements.asp" office:name="W3Schools - Tags Semânticas do HTML5" text:style-name="Internet_20_link" text:visited-style-name="Visited_20_Internet_20_Link"><text:span text:style-name="T31">W3Schools - Tags Semânticas do HTML5</text:span></text:a></text:p>
      <text:p text:style-name="P159"/>
      <text:p text:style-name="P56">Criando um site completo com HTML5</text:p>
      <text:p text:style-name="P56"/>
      <text:list xml:id="list1326728665" text:style-name="L18">
        <text:list-item>
          <text:p text:style-name="P453"><text:span text:style-name="T134">E</text:span><text:span text:style-name="T133">xercício prático!</text:span></text:p>
        </text:list-item>
      </text:list>
      <text:p text:style-name="P166"/>
      <text:p text:style-name="P166"/>
      <text:p text:style-name="P166"/>
      <text:p text:style-name="P166"/>
      <text:p text:style-name="P166"/>
      <text:p text:style-name="P166"/>
      <text:p text:style-name="P239"><text:span text:style-name="T145">28</text:span><text:span text:style-name="T139">/0</text:span><text:span text:style-name="T140">9</text:span><text:span text:style-name="T139">/2022 </text:span><text:span text:style-name="T145">quarta</text:span><text:span text:style-name="T140">-feira</text:span></text:p>
      <text:p text:style-name="P137"/>
      <text:p text:style-name="P137"/>
      <text:p text:style-name="P25"/>
      <text:p text:style-name="P25"/>
      <text:p text:style-name="P25"><text:soft-page-break/><text:span text:style-name="T195">Módulo </text:span>CSS</text:p>
      <text:p text:style-name="P68"/>
      <text:list xml:id="list2695707708" text:style-name="L19">
        <text:list-item>
          <text:p text:style-name="P375">Objetivos deste módulo:</text:p>
          <text:list>
            <text:list-item>
              <text:p text:style-name="P326">Entender <text:span text:style-name="T169">o que é CSS </text:span>e porque ele é importante;</text:p>
            </text:list-item>
            <text:list-item>
              <text:p text:style-name="P326">Aprender a usar <text:span text:style-name="T169">cores </text:span>e incluir <text:span text:style-name="T169">backgrounds;</text:span></text:p>
            </text:list-item>
            <text:list-item>
              <text:p text:style-name="P326">Dominar o uso dos <text:span text:style-name="T169">seletores;</text:span></text:p>
            </text:list-item>
            <text:list-item>
              <text:p text:style-name="P326">Aprender o básico sobre <text:span text:style-name="T169">Especificidade </text:span>e <text:span text:style-name="T169">Herança no CSS;</text:span></text:p>
            </text:list-item>
            <text:list-item>
              <text:p text:style-name="P326">Aprender como <text:span text:style-name="T169">incluir fontes;</text:span></text:p>
            </text:list-item>
            <text:list-item>
              <text:p text:style-name="P326">Dominar o <text:span text:style-name="T169">posicionamento dos elementos.</text:span></text:p>
            </text:list-item>
          </text:list>
        </text:list-item>
      </text:list>
      <text:p text:style-name="P140"/>
      <text:p text:style-name="P25">Básico do CSS</text:p>
      <text:p text:style-name="P68"/>
      <text:list xml:id="list3425652246" text:style-name="L20">
        <text:list-item>
          <text:p text:style-name="P376">O que é?</text:p>
          <text:list>
            <text:list-item>
              <text:p text:style-name="P440"><text:span text:style-name="T101">Cascade Style Sheets </text:span><text:span text:style-name="T35">(Folha de estilo em cascatas);</text:span></text:p>
            </text:list-item>
            <text:list-item>
              <text:p text:style-name="P440"><text:span text:style-name="T35">Linguagem que </text:span><text:span text:style-name="T101">define o estilo </text:span><text:span text:style-name="T35">de um documento HTML;</text:span></text:p>
            </text:list-item>
            <text:list-item>
              <text:p text:style-name="P440"><text:span text:style-name="T101">Não deve </text:span><text:span text:style-name="T35">ser definida dentro de um documento HTML.</text:span></text:p>
            </text:list-item>
          </text:list>
        </text:list-item>
      </text:list>
      <text:p text:style-name="P167"/>
      <text:p text:style-name="P140">//EXEMPLO PRÁTICO DO USO DE CSS EM VÍDEO</text:p>
      <text:p text:style-name="P140"/>
      <text:list xml:id="list954601945" text:style-name="L21">
        <text:list-item>
          <text:p text:style-name="P377"><draw:frame draw:style-name="fr1" draw:name="Figura5" text:anchor-type="char" svg:x="1.231cm" svg:y="1.122cm" svg:width="14.434cm" svg:height="2.847cm" draw:z-index="44"><draw:image xlink:href="Pictures/100000010000027F0000007E94746C1FF0B94A59.png" xlink:type="simple" xlink:show="embed" xlink:actuate="onLoad" draw:mime-type="image/png"/></draw:frame>Como funciona uma regra CSS</text:p>
        </text:list-item>
      </text:list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list xml:id="list64039507105163" text:continue-numbering="true" text:style-name="L21">
        <text:list-item>
          <text:list>
            <text:list-item>
              <text:p text:style-name="P327">O seletor aponta para o elemento HTML a ser estilizado;</text:p>
            </text:list-item>
            <text:list-item>
              <text:p text:style-name="P327">O bloco de declaração (entre chaves) contém uma ou mais declarações;</text:p>
            </text:list-item>
            <text:list-item>
              <text:p text:style-name="P327">Cada declaração é composta por duas informações separadas por dois pontos:</text:p>
              <text:list>
                <text:list-item>
                  <text:p text:style-name="P433">Propriedade </text:p>
                </text:list-item>
                <text:list-item>
                  <text:p text:style-name="P433">Valor</text:p>
                </text:list-item>
              </text:list>
            </text:list-item>
          </text:list>
        </text:list-item>
      </text:list>
      <text:p text:style-name="P24">Primeiro CSS</text:p>
      <text:p text:style-name="P24"/>
      <text:p text:style-name="P141">//Aula informativa em vídeo, revisão de quais opções temos para utilizar o CSS.</text:p>
      <text:p text:style-name="P141"><text:soft-page-break/></text:p>
      <text:p text:style-name="P62"><text:span text:style-name="T133">//</text:span><text:span text:style-name="T135">Programação temos que otimizar o uso das coisas e não ficar repetindo código por isso a melhor forma é utilizar sempre documento interligado com o HTML.</text:span></text:p>
      <text:p text:style-name="P133"/>
      <text:p text:style-name="P28">Cores no CSS</text:p>
      <text:p text:style-name="P28"/>
      <text:list xml:id="list1983246026" text:style-name="L22">
        <text:list-item>
          <text:p text:style-name="P328">Os browser modernos suportam 140 nomes de cores diferentes;</text:p>
        </text:list-item>
        <text:list-item>
          <text:p text:style-name="P378">Cores podem ser especificadas pelas seguintes formas:</text:p>
        </text:list-item>
      </text:list>
      <text:p text:style-name="P132"/>
      <text:list xml:id="list64039298950187" text:continue-numbering="true" text:style-name="L22">
        <text:list-item>
          <text:list>
            <text:list-item>
              <text:p text:style-name="P328">Nome;</text:p>
            </text:list-item>
            <text:list-item>
              <text:p text:style-name="P328">Valores RGB;</text:p>
            </text:list-item>
            <text:list-item>
              <text:p text:style-name="P328">Valores Hexadecimais;</text:p>
            </text:list-item>
            <text:list-item>
              <text:p text:style-name="P328">Valores HSL (CSS3);</text:p>
            </text:list-item>
            <text:list-item>
              <text:p text:style-name="P328">Valores HWB (CSS4).</text:p>
            </text:list-item>
          </text:list>
        </text:list-item>
      </text:list>
      <text:p text:style-name="P134"/>
      <text:list xml:id="list64038928311192" text:continue-numbering="true" text:style-name="L22">
        <text:list-item>
          <text:p text:style-name="P379">Definir as cores por nome, não é uma boa opção;</text:p>
        </text:list-item>
        <text:list-item>
          <text:p text:style-name="P379">Forma muito utilizada: Hexadecimal</text:p>
          <text:p text:style-name="P379"/>
          <text:list>
            <text:list-item>
              <text:p text:style-name="P329">Hexadecimal é um sistema numérico que consiste em 16 símbolos diferen<draw:frame draw:style-name="fr1" draw:name="Figura6" text:anchor-type="char" svg:x="0cm" svg:y="1.926cm" svg:width="17cm" svg:height="2.688cm" draw:z-index="45"><draw:image xlink:href="Pictures/10000001000003230000007FCFE9F5B679C02D0A.png" xlink:type="simple" xlink:show="embed" xlink:actuate="onLoad" draw:mime-type="image/png"/></draw:frame>tes: [0, 1, 2, 3, 4, 5, 6, 7, 8, 9, A, B, C, D, E, F]</text:p>
            </text:list-item>
            <text:list-item>
              <text:p text:style-name="P329">Veja o valor de cada símbolo hexadecimal no sistema binário e decimal:</text:p>
            </text:list-item>
          </text:list>
        </text:list-item>
      </text:list>
      <text:p text:style-name="P160"/>
      <text:p text:style-name="P160"><draw:frame draw:style-name="fr2" draw:name="Figura7" text:anchor-type="char" svg:width="15.928cm" svg:height="7.62cm" draw:z-index="46"><draw:image xlink:href="Pictures/100000010000025A00000120FF3B977AA5293F3D.png" xlink:type="simple" xlink:show="embed" xlink:actuate="onLoad" draw:mime-type="image/png"/></draw:frame></text:p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><text:soft-page-break/></text:p>
      <text:p text:style-name="P160"/>
      <text:p text:style-name="P160"/>
      <text:p text:style-name="P160"/>
      <text:p text:style-name="P160"/>
      <text:list xml:id="list64038562240705" text:continue-numbering="true" text:style-name="L22">
        <text:list-item>
          <text:p text:style-name="P329">Na imagem acima ficará bem mais claro o entendimento, por exemplo de uma cor escrita em hexadecimal:</text:p>
          <text:list>
            <text:list-item>
              <text:p text:style-name="P379">#FF0000 → Vermelho</text:p>
            </text:list-item>
          </text:list>
        </text:list-item>
      </text:list>
      <text:p text:style-name="P134"/>
      <text:p text:style-name="P29">Background e Borders</text:p>
      <text:p text:style-name="P29"/>
      <text:list xml:id="list246580071" text:style-name="L23">
        <text:list-item>
          <text:p text:style-name="P380">Background</text:p>
          <text:p text:style-name="P380"/>
          <text:list>
            <text:list-item>
              <text:p text:style-name="P330">Background é uma <text:span text:style-name="T169">propriedade CSS </text:span>utilizada para definir efeitos de background de um elemento (o que vai ser exibido ao fundo do elemento).</text:p>
              <text:p text:style-name="P380"/>
            </text:list-item>
          </text:list>
        </text:list-item>
        <text:list-item>
          <text:p text:style-name="P380">Background-color <text:span text:style-name="T157">é uma propriedade utilizada para definir a </text:span>cor de fundo<text:span text:style-name="T157"> de um elemento.</text:span></text:p>
        </text:list-item>
      </text:list>
      <text:p text:style-name="P160"/>
      <text:p text:style-name="P204">//Background-color na prática, parte em vídeo (Revisão)</text:p>
      <text:p text:style-name="P204"/>
      <text:list xml:id="list2726482631" text:style-name="L24">
        <text:list-item>
          <text:p text:style-name="P381">Background-image <text:span text:style-name="T157">é uma propriedade que especifica uma </text:span>imagem como fundo <text:span text:style-name="T157">de um elemento.</text:span></text:p>
        </text:list-item>
      </text:list>
      <text:p text:style-name="P169"/>
      <text:list xml:id="list64040108948414" text:continue-numbering="true" text:style-name="L24">
        <text:list-item>
          <text:p text:style-name="P381">Borders</text:p>
          <text:p text:style-name="P381"/>
          <text:list>
            <text:list-item>
              <text:p text:style-name="P410"><text:span text:style-name="T41">Border é uma propriedade do CSS utilizada para definir o estilo, largura e cor da </text:span><text:span text:style-name="T79">borda</text:span><text:span text:style-name="T41"> de um elemento.</text:span></text:p>
            </text:list-item>
          </text:list>
        </text:list-item>
      </text:list>
      <text:p text:style-name="P169"/>
      <text:p text:style-name="P30">Seletores</text:p>
      <text:p text:style-name="P170"/>
      <text:p text:style-name="P215"><text:span text:style-name="T111">//</text:span><text:span text:style-name="T112">Seletores </text:span><text:span text:style-name="T111">na prática, parte em vídeo (Revisão)</text:span></text:p>
      <text:p text:style-name="P205"/>
      <text:p text:style-name="P31"/>
      <text:p text:style-name="P31"/>
      <text:p text:style-name="P31"><text:soft-page-break/>Inspetor do Chrome</text:p>
      <text:p text:style-name="P31"/>
      <text:p text:style-name="P215"><text:span text:style-name="T111">//</text:span><text:span text:style-name="T112">Inspetor do chrome </text:span><text:span text:style-name="T111">na prática, parte em vídeo </text:span><text:span text:style-name="T113">para aprender mexer no inspetor </text:span><text:span text:style-name="T111">(Revisão)</text:span></text:p>
      <text:p text:style-name="P205"/>
      <text:p text:style-name="P32">Seletores mais avançados</text:p>
      <text:p text:style-name="P171"/>
      <text:list xml:id="list64040380322961" text:continue-numbering="true" text:style-name="L24">
        <text:list-item>
          <text:p text:style-name="P331">Primeiro seletor que vamos citar é o *</text:p>
          <text:list>
            <text:list-item>
              <text:p text:style-name="P331">Nesse caso não há um elemento direto, ao inserir ele, ele selecionará a página como um todo, ou seja, todos os seletores existentes;</text:p>
            </text:list-item>
          </text:list>
        </text:list-item>
        <text:list-item>
          <text:p text:style-name="P331">Segundo um mais utilizado, que é o seletor de descendência.</text:p>
          <text:list>
            <text:list-item>
              <text:p text:style-name="P331">Imagine que queremos aplicar um estilo a todas as âncoras que estejam dentro de um <text:span text:style-name="T169">li </text:span>usaremos desta forma:</text:p>
            </text:list-item>
          </text:list>
        </text:list-item>
      </text:list>
      <text:p text:style-name="P161"/>
      <text:p text:style-name="P135">li a{</text:p>
      <text:p text:style-name="P135"/>
      <text:p text:style-name="P135">}</text:p>
      <text:p text:style-name="P135"/>
      <text:list xml:id="list1899316110" text:style-name="L25">
        <text:list-item>
          <text:p text:style-name="P332">No terceiro, falaremos do seletor filho (child) que é bem parecido ao de descendência, a diferença na sintax é simplesmente o símbolo de maior <text:span text:style-name="T169">(&gt;)</text:span>, ficando assim:</text:p>
        </text:list-item>
      </text:list>
      <text:p text:style-name="P135">li &gt; a{</text:p>
      <text:p text:style-name="P135"/>
      <text:p text:style-name="P135">}</text:p>
      <text:p text:style-name="P135"/>
      <text:list xml:id="list93963256" text:style-name="L26">
        <text:list-item>
          <text:p text:style-name="P411"><text:span text:style-name="T42">Nele nós dizemos o seguinte para o CSS, </text:span><text:span text:style-name="T108">Que todo a filho de li receberá tais estilos.</text:span></text:p>
        </text:list-item>
      </text:list>
      <text:p text:style-name="P161"/>
      <text:list xml:id="list64039063761060" text:continue-numbering="true" text:style-name="L26">
        <text:list-item>
          <text:p text:style-name="P454"><text:span text:style-name="T35">O quarto é o seletor adjacente que seria que todo elemento que viesse </text:span><text:span text:style-name="T43">imediatamente</text:span><text:span text:style-name="T35"> após outro elemento queremos aplicar tais estilos, por exemplo:</text:span></text:p>
        </text:list-item>
      </text:list>
      <text:p text:style-name="P161"/>
      <text:p text:style-name="P135">h1 + h4{</text:p>
      <text:p text:style-name="P135"/>
      <text:p text:style-name="P162">}</text:p>
      <text:list xml:id="list2584514548" text:style-name="L27">
        <text:list-item>
          <text:p text:style-name="P412"><text:span text:style-name="T42">Passamos para o CSS que todo h4 que vier </text:span><text:span text:style-name="T43">imediatamente</text:span><text:span text:style-name="T42"> após um h1 receberá os estilos dentro das chaves.</text:span></text:p>
        </text:list-item>
      </text:list>
      <text:p text:style-name="P161"><text:soft-page-break/></text:p>
      <text:list xml:id="list64038439692586" text:continue-numbering="true" text:style-name="L27">
        <text:list-item>
          <text:p text:style-name="P455"><text:span text:style-name="T42">P</text:span><text:span text:style-name="T35">or último temos o seletor de atributo, como por exemplo nas âncoras, temos o atributo </text:span><text:span text:style-name="T110">href</text:span><text:span text:style-name="T35">, através dele podemos encontrar o elemento âncora, dessa forma:</text:span></text:p>
        </text:list-item>
      </text:list>
      <text:p text:style-name="P164"/>
      <text:p text:style-name="P136"><text:span text:style-name="T192">a[href=‘/recibo’]</text:span>{</text:p>
      <text:p text:style-name="P136"/>
      <text:p text:style-name="P163">}</text:p>
      <text:list xml:id="list1526333087" text:style-name="L28">
        <text:list-item>
          <text:p text:style-name="P333">Ou seja, ele buscará dentre todas as âncoras apenas a que tiver o atributo igual a <text:span text:style-name="T169">recibo.</text:span></text:p>
        </text:list-item>
      </text:list>
      <text:p text:style-name="P164"/>
      <text:p text:style-name="P164"/>
      <text:p text:style-name="P164"/>
      <text:p text:style-name="P164"/>
      <text:list xml:id="list64039287091805" text:continue-numbering="true" text:style-name="L28">
        <text:list-item>
          <text:p text:style-name="P333">Existem também as pseudoclasses abordaremos uma em especial que é muito interessante para que possamos selecionar os elementos de uma forma um pouco mais específicas, que é o<text:span text:style-name="T190"> :</text:span><text:span text:style-name="T169">nth-of-type</text:span><text:span text:style-name="T188">, </text:span>veja o exemplo:</text:p>
        </text:list-item>
      </text:list>
      <text:p text:style-name="P164"/>
      <text:p text:style-name="P121"><text:span text:style-name="T80">li:nth-of-type(2)</text:span><text:span text:style-name="T81">{</text:span></text:p>
      <text:p text:style-name="P136"/>
      <text:p text:style-name="P136">}</text:p>
      <text:p text:style-name="P163"/>
      <text:list xml:id="list64039285832870" text:continue-numbering="true" text:style-name="L28">
        <text:list-item>
          <text:p text:style-name="P333">imagine que queremos colocar um destaque apenas na segunda li da nossa lista. Desta forma conseguimos escolher exatamente uma parte específica dela.</text:p>
        </text:list-item>
        <text:list-item>
          <text:p text:style-name="P333">Se passarmos o valor dentro dos parênteses como (odd) ele selecionará todos os elementos ímpar da nossa lista.</text:p>
        </text:list-item>
      </text:list>
      <text:p text:style-name="P164"/>
      <text:p text:style-name="P164">A recomendação é utilizar sempre classes e ids, porém as vezes em específico temos que apelar para pseudoclasses.</text:p>
      <text:p text:style-name="P164"/>
      <text:p text:style-name="P33">Especificidade</text:p>
      <text:p text:style-name="P33"/>
      <text:list xml:id="list1537750358" text:style-name="L29">
        <text:list-item>
          <text:p text:style-name="P334">A especificidade determina quais regras CSS serão aplicadas, ou seja, o que ele acredita que seja mais relevante para ele escolher. </text:p>
        </text:list-item>
        <text:list-item>
          <text:p text:style-name="P334">Existe um cálculo para analisar qual seletor é mais importante:</text:p>
          <text:list>
            <text:list-item>
              <text:p text:style-name="P334">O navegador pontua o seletor de acordo com sua estrutura;</text:p>
            </text:list-item>
            <text:list-item>
              <text:p text:style-name="P334">Cada elemento, classe, id, vale pontos para esse cálculo;</text:p>
            </text:list-item>
            <text:list-item>
              <text:p text:style-name="P382"><text:soft-page-break/>Pontuação</text:p>
              <text:list>
                <text:list-item>
                  <text:p text:style-name="P334">Composta por 4 números (0, 0, 0, 0);</text:p>
                </text:list-item>
                <text:list-item>
                  <text:p text:style-name="P334">Quanto mais à esquerda, maior a relevância da pontuação;</text:p>
                </text:list-item>
                <text:list-item>
                  <text:p text:style-name="P334">Vamos chamar esses números de (a, b, c, d);</text:p>
                </text:list-item>
                <text:list-item>
                  <text:p text:style-name="P403">Regra da pontuação (sobrescrevendo a herança):</text:p>
                  <text:list>
                    <text:list-item>
                      <text:p text:style-name="P334">Cada elemento / pseudo elemento → d = +1. <text:span text:style-name="T33">(0, 0, 0, 1)</text:span></text:p>
                    </text:list-item>
                    <text:list-item>
                      <text:p text:style-name="P335">Cada classe / pseudo classe / atributo → c = +1. <text:span text:style-name="T34">(0, 0, </text:span><text:span text:style-name="T33">1</text:span><text:span text:style-name="T34">, </text:span><text:span text:style-name="T33">0</text:span><text:span text:style-name="T34">)</text:span></text:p>
                    </text:list-item>
                    <text:list-item>
                      <text:p text:style-name="P335">Cada ID → b = +1. <text:span text:style-name="T34">(0, </text:span><text:span text:style-name="T33">1</text:span><text:span text:style-name="T34">, 0, </text:span><text:span text:style-name="T33">0</text:span><text:span text:style-name="T34">)</text:span></text:p>
                    </text:list-item>
                    <text:list-item>
                      <text:p text:style-name="P335">Estilo inline → a = +1. <text:span text:style-name="T34">(</text:span><text:span text:style-name="T33">1</text:span><text:span text:style-name="T34">, 0, 0, </text:span><text:span text:style-name="T33">0</text:span><text:span text:style-name="T34">)</text:span></text:p>
                    </text:list-item>
                  </text:list>
                </text:list-item>
                <text:list-item>
                  <text:p text:style-name="P383">Exemplo de pontuação:</text:p>
                  <text:list>
                    <text:list-item>
                      <text:p text:style-name="P335">div#container ul li → <text:span text:style-name="T34">(0, </text:span><text:span text:style-name="T33">1</text:span><text:span text:style-name="T34">, 0, </text:span><text:span text:style-name="T33">3</text:span><text:span text:style-name="T34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><text:span text:style-name="T193">Q</text:span>uando há empate na pontuação, será considerado o último seletor a ser declarado.</text:p>
      <text:p text:style-name="P263"/>
      <text:p text:style-name="P34">Herança</text:p>
      <text:p text:style-name="P34"/>
      <text:list xml:id="list1347284824" text:style-name="L30">
        <text:list-item>
          <text:p text:style-name="P384">Herança <text:span text:style-name="T157">basicamente é os filhos herdando o estilo dos pais. </text:span><text:span text:style-name="T188">//Exemplo em vídeo. (Revisão)</text:span></text:p>
        </text:list-item>
      </text:list>
      <text:p text:style-name="P206"/>
      <text:p text:style-name="P35">Recriando um site com CSS #1</text:p>
      <text:p text:style-name="P35"/>
      <text:p text:style-name="P142"><text:span text:style-name="T157">//</text:span><text:span text:style-name="T158">Exercício de CSS-001</text:span></text:p>
      <text:p text:style-name="P172"/>
      <text:p text:style-name="P37">Textos e Fontes</text:p>
      <text:p text:style-name="P37"/>
      <text:p text:style-name="P216"><text:span text:style-name="T44">//</text:span><text:span text:style-name="T45">Aula informativa – Revisão</text:span></text:p>
      <text:p text:style-name="P173"/>
      <text:p text:style-name="P37">Usando o Google Fonts</text:p>
      <text:p text:style-name="P37"/>
      <text:p text:style-name="P39"><text:span text:style-name="T137">//</text:span><text:span text:style-name="T136">Aula informativa – Revisão</text:span></text:p>
      <text:p text:style-name="P173"/>
      <text:p text:style-name="P41">Box Model</text:p>
      <text:p text:style-name="P38"><text:soft-page-break/></text:p>
      <text:p text:style-name="P40"><text:span text:style-name="T137">//</text:span><text:span text:style-name="T136">Aula informativa – Revisão</text:span></text:p>
      <text:p text:style-name="P174"/>
      <text:p text:style-name="P36">Recriando um site com CSS #<text:span text:style-name="T194">2</text:span></text:p>
      <text:p text:style-name="P36"/>
      <text:p text:style-name="P143"><text:span text:style-name="T157">//</text:span><text:span text:style-name="T158">Exercício de CSS-00</text:span><text:span text:style-name="T159">2</text:span></text:p>
      <text:p text:style-name="P240"><text:span text:style-name="T146">04</text:span><text:span text:style-name="T139">/</text:span><text:span text:style-name="T146">10</text:span><text:span text:style-name="T139">/2022 </text:span><text:span text:style-name="T146">terça</text:span><text:span text:style-name="T140">-feira</text:span></text:p>
      <text:p text:style-name="P138"/>
      <text:p text:style-name="P138"/>
      <text:p text:style-name="P26"><text:span text:style-name="T195">Módulo </text:span>CSS <text:span text:style-name="T195">Moderno</text:span></text:p>
      <text:p text:style-name="P26"/>
      <text:list xml:id="list2265493918" text:style-name="L31">
        <text:list-item>
          <text:p text:style-name="P385">Aula de introdução</text:p>
          <text:list>
            <text:list-item>
              <text:p text:style-name="P336">Aula em vídeo, apresentação do conteúdo.</text:p>
            </text:list-item>
          </text:list>
        </text:list-item>
      </text:list>
      <text:p text:style-name="P175"/>
      <text:p text:style-name="P42">Visão geral sobre responsividade</text:p>
      <text:p text:style-name="P42"/>
      <text:list xml:id="list64040073803946" text:continue-numbering="true" text:style-name="L31">
        <text:list-item>
          <text:p text:style-name="P413"><text:span text:style-name="T46">Aula em vídeo, </text:span><text:span text:style-name="T47">revisando o conteúdo</text:span><text:span text:style-name="T46">.</text:span></text:p>
        </text:list-item>
      </text:list>
      <text:p text:style-name="P175"/>
      <text:p text:style-name="P42">Entendendo Media Query</text:p>
      <text:p text:style-name="P42"/>
      <text:list xml:id="list64039307285725" text:continue-numbering="true" text:style-name="L31">
        <text:list-item>
          <text:p text:style-name="P337">Aula em vídeo, apresentação do conteúdo.</text:p>
        </text:list-item>
        <text:list-item>
          <text:p text:style-name="P338">Criando página em aula para demonstração sobre responsividade com media queries, eu optei por não fazer, uma vez que já domino a prática estou apenas revisando o conteúdo antes de avançar.</text:p>
        </text:list-item>
        <text:list-item>
          <text:p text:style-name="P434">Dica important!</text:p>
          <text:list>
            <text:list-item>
              <text:p text:style-name="P436">Quando usamos o atalho <text:span text:style-name="T188">Lorem </text:span>no VS-Code ele já cria automaticamente para nós um bloco de texto, porém de digitarmos o lorem junto de um número por exemplo <text:span text:style-name="T188">lorem35 </text:span>ele cria para nós um bloco com determinado tamanho!</text:p>
            </text:list-item>
            <text:list-item>
              <text:p text:style-name="P341">Em aula o professor já deixou as imagens adaptadas para o tamanho de um tablet, com seus 750px, já pensando na responsividade desde início. Para entendermos melhor como pixels não são adaptáveis ao tamanho da tela a <text:soft-page-break/>partir de 765px ele vai dar uma quebra no layout, porém ele fez isso propositalmente para nos mostrar como funciona.</text:p>
            </text:list-item>
            <text:list-item>
              <text:p text:style-name="P341">Ou seja, em vídeo podemos notar que em 765px quando reduz a esse valor a tela, a imagem fica fixa e não se adapta a tela do usuário. E é ai que entra o media query.</text:p>
            </text:list-item>
          </text:list>
        </text:list-item>
        <text:list-item>
          <text:p text:style-name="P435">Relembre!</text:p>
          <text:list>
            <text:list-item>
              <text:p text:style-name="P437">A sintaxe utilizada para abrir o media query é:</text:p>
            </text:list-item>
          </text:list>
        </text:list-item>
      </text:list>
      <text:p text:style-name="P261"/>
      <text:p text:style-name="P261">@media (max-width: 795px){</text:p>
      <text:p text:style-name="P262">}</text:p>
      <text:p text:style-name="P262"/>
      <text:list xml:id="list2880787029" text:style-name="L32">
        <text:list-item>
          <text:p text:style-name="P342">Utilizei o valor proposto em vídeo para simplificar e exemplificar a sintaxe do código.</text:p>
        </text:list-item>
      </text:list>
      <text:p text:style-name="P176"/>
      <text:p text:style-name="P2">Entendendo responsividade na prática - Mobile first</text:p>
      <text:p text:style-name="P176"/>
      <text:list xml:id="list2650610943" text:style-name="L33">
        <text:list-item>
          <text:p text:style-name="P343">O tamanho maior do media query sempre tem que ficar acima no código.</text:p>
        </text:list-item>
        <text:list-item>
          <text:p text:style-name="P343">A dica é usar o inspetor do chrome e ir adaptando conforme o necessário.</text:p>
        </text:list-item>
      </text:list>
      <text:p text:style-name="P177"/>
      <text:p text:style-name="P3">Visão geral sobre o flexbox</text:p>
      <text:p text:style-name="P178"/>
      <text:list xml:id="list3808292707" text:style-name="L34">
        <text:list-item>
          <text:p text:style-name="P419"><text:span text:style-name="T52">Aula em vídeo, </text:span><text:span text:style-name="T53">revisando o conteúdo</text:span></text:p>
          <text:list>
            <text:list-item>
              <text:p text:style-name="P419"><text:span text:style-name="T53">O Flexbox é comumente utilizado em headers, ou seja em barra de navegações no topo e em footer</text:span><text:span text:style-name="T52">. </text:span><text:span text:style-name="T53">Mas essa não é uma regra, há layouts que é necessário seu uso, portanto usemos com sabedoria em diferentes projetos e em diferentes campos deste layout!</text:span></text:p>
            </text:list-item>
          </text:list>
        </text:list-item>
      </text:list>
      <text:p text:style-name="P179"/>
      <text:list xml:id="list64038730504363" text:continue-numbering="true" text:style-name="L34">
        <text:list-item>
          <text:p text:style-name="P387">O que é Flexbox?</text:p>
          <text:list>
            <text:list-item>
              <text:p text:style-name="P339">Ele é um organizador de layout, não apenas de páginas, mas também de componentes.</text:p>
              <text:list>
                <text:list-item>
                  <text:p text:style-name="P387">Flex Container – <text:span text:style-name="T157">Ele é o que engloba todos os itens, </text:span><text:span text:style-name="T160">tendo funcionalidades que servirão para direcionamento, espaçamento, alinhamento e várias outras coisas. Ele que recebe o </text:span><text:span text:style-name="T189">display: flex</text:span><text:span text:style-name="T191"> </text:span><text:span text:style-name="T160">e as funcionalidades principais.</text:span></text:p>
                </text:list-item>
                <text:list-item>
                  <text:p text:style-name="P388">Flex Item – <text:span text:style-name="T157">São os itens dentro do container contendo responsividade e posicionamentos.</text:span></text:p>
                </text:list-item>
              </text:list>
            </text:list-item>
          </text:list>
        </text:list-item>
        <text:list-item>
          <text:p text:style-name="P388"><text:span text:style-name="T165">//</text:span><text:span text:style-name="T166">Aula informativa </text:span><text:span text:style-name="T167">algumas propriedades do FlexBox </text:span><text:span text:style-name="T166">– Revisão</text:span></text:p>
        </text:list-item>
      </text:list>
      <text:p text:style-name="P179"><text:soft-page-break/></text:p>
      <text:p text:style-name="P3">Criando layout de estudo</text:p>
      <text:p text:style-name="P179"/>
      <text:list xml:id="list2313148313" text:style-name="L35">
        <text:list-item>
          <text:p text:style-name="P420"><text:span text:style-name="T53">Nessa aula será mais prática, criaremos um layout </text:span><text:span text:style-name="T54">para nossos</text:span><text:span text:style-name="T53"> estudos para o </text:span><text:span text:style-name="T86">Flexbox.</text:span></text:p>
        </text:list-item>
        <text:list-item>
          <text:p text:style-name="P392">Bora para o VS-CODE!!!</text:p>
        </text:list-item>
      </text:list>
      <text:p text:style-name="P4"/>
      <text:p text:style-name="P4"/>
      <text:p text:style-name="P210"/>
      <text:p text:style-name="P212"><text:span text:style-name="T146">0</text:span><text:span text:style-name="T147">5</text:span><text:span text:style-name="T139">/</text:span><text:span text:style-name="T146">10</text:span><text:span text:style-name="T139">/2022 </text:span><text:span text:style-name="T146">terça</text:span><text:span text:style-name="T140">-feira</text:span></text:p>
      <text:p text:style-name="P1">Manipulando o flex container </text:p>
      <text:list xml:id="list64039620625070" text:continue-list="list64039307285725" text:style-name="L31">
        <text:list-item>
          <text:p text:style-name="P414"><text:span text:style-name="T54">S</text:span><text:span text:style-name="T55">obre o </text:span><text:span text:style-name="T88">row-</text:span><text:span text:style-name="T87">gap –</text:span><text:span text:style-name="T55"> Ele é o espaçamento </text:span><text:span text:style-name="T56">no eixo transversal </text:span><text:span text:style-name="T87">entre </text:span><text:span text:style-name="T55">os elementos </text:span><text:span text:style-name="T56">em coluna</text:span><text:span text:style-name="T55">, ou seja, ele da uma “margem” </text:span><text:span text:style-name="T56">em linha</text:span><text:span text:style-name="T55"> apenas entre os filhos não mexendo no top e botom, seu valor padrão é em pixel.</text:span></text:p>
        </text:list-item>
        <text:list-item>
          <text:p text:style-name="P415"><text:span text:style-name="T54">S</text:span><text:span text:style-name="T55">obre o </text:span><text:span text:style-name="T88">column-</text:span><text:span text:style-name="T87">gap –</text:span><text:span text:style-name="T55"> Ele </text:span><text:span text:style-name="T56">funciona semelhantemente ao row-gap, porém o eixo transverso dele é a coluna, dando o espaçamento entre os elementos em linha.</text:span></text:p>
        </text:list-item>
        <text:list-item>
          <text:p text:style-name="P456"><text:span text:style-name="T51">E por fim temos o </text:span><text:span text:style-name="T85">gap – </text:span><text:span text:style-name="T51">Que basicamente é um shorthand dos dois gaps, sendo que o primeiro valor do column e o segundo do row.</text:span></text:p>
        </text:list-item>
        <text:list-item>
          <text:p text:style-name="P389">box-sizing: border-box – <text:span text:style-name="T157">Em geral ele não é uma propriedade do Flex box, porém é importante ressaltar que ele é muito útil no caso dos nossos paddings, ele faz com que nossos paddings não estoure a borda do box, criando assim um scroll em nossa tela.</text:span></text:p>
        </text:list-item>
        <text:list-item>
          <text:p text:style-name="P415"><text:span text:style-name="T82">flex-wrap – </text:span><text:span text:style-name="T48">Por padrão é </text:span><text:span text:style-name="T82">nowrap</text:span><text:span text:style-name="T48">, faz com que os items caso encoste na parede (viewport) não quebre a linha, ao usar </text:span><text:span text:style-name="T82">wrap </text:span><text:span text:style-name="T48">ele acaba quebrando a linha e jogando o item para a próxima linha sendo ela reversa ou não.</text:span></text:p>
        </text:list-item>
        <text:list-item>
          <text:p text:style-name="P390">flex-flow – <text:span text:style-name="T157">É o shorthand do </text:span>flex-direction <text:span text:style-name="T157">e do </text:span>flex-wrap. <text:span text:style-name="T157">Primeiro valor que vem nele é o do direction e depois do wrap.</text:span></text:p>
        </text:list-item>
        <text:list-item>
          <text:p text:style-name="P390"><text:span text:style-name="T157">Temos também os flex de alinhamento: </text:span>align-items, justify-content e align-content.</text:p>
        </text:list-item>
        <text:list-item>
          <text:p text:style-name="P415"><text:span text:style-name="T82">align-items – </text:span><text:span text:style-name="T49">Alinha </text:span><text:span text:style-name="T48">os items ao eixo vertical.</text:span></text:p>
        </text:list-item>
        <text:list-item>
          <text:p text:style-name="P415"><text:span text:style-name="T82">justify-content – </text:span><text:span text:style-name="T49">Alinha </text:span><text:span text:style-name="T48">os items ao eixo </text:span><text:span text:style-name="T49">horizontal</text:span><text:span text:style-name="T48">. </text:span></text:p>
          <text:p text:style-name="P390"><text:span text:style-name="T198">a</text:span><text:span text:style-name="T197">lign-content – </text:span><text:span text:style-name="T168">Alinha os items sem espaçamento entre os items como align-items ao eixo vertical.</text:span></text:p>
        </text:list-item>
      </text:list>
      <text:p text:style-name="P180"/>
      <text:p text:style-name="P5"><text:soft-page-break/>Exercício de fixação #1</text:p>
      <text:p text:style-name="P144"><text:span text:style-name="T162">N</text:span><text:span text:style-name="T157">este exercício criaremos um </text:span>header<text:span text:style-name="T157"> que será utilizado flexbox nele.</text:span></text:p>
      <text:list xml:id="list21569273" text:style-name="L36">
        <text:list-item>
          <text:p text:style-name="P344">Criaremos um header com:</text:p>
          <text:list>
            <text:list-item>
              <text:p text:style-name="P344">Logotipo;</text:p>
            </text:list-item>
            <text:list-item>
              <text:p text:style-name="P344">Imagem;</text:p>
            </text:list-item>
            <text:list-item>
              <text:p text:style-name="P344">Botões.</text:p>
              <text:list>
                <text:list-item>
                  <text:p text:style-name="P344">Com animações hover nos botões.</text:p>
                </text:list-item>
              </text:list>
            </text:list-item>
          </text:list>
        </text:list-item>
      </text:list>
      <text:p text:style-name="P182"/>
      <text:p text:style-name="P6">Manipulando Flex Items</text:p>
      <text:list xml:id="list64038591706684" text:continue-list="list64039620625070" text:style-name="L31">
        <text:list-item>
          <text:p text:style-name="P340">Primeiramente veremos as 3 principais funcionalidades do flex-item.</text:p>
          <text:list>
            <text:list-item>
              <text:p text:style-name="P391"><text:span text:style-name="T199">f</text:span>lex-basis –<text:span text:style-name="T157"> </text:span><text:span text:style-name="T162">Como o nome diz, ele da a base ao item, com o valor em pixel ele da a base para a largura de cada item.</text:span></text:p>
            </text:list-item>
            <text:list-item>
              <text:p text:style-name="P416"><text:span text:style-name="T84">f</text:span><text:span text:style-name="T83">lex-grow – </text:span><text:span text:style-name="T50">Basicamente faz o preenchimento do espaço que sobrou, com o valor em numeral apenas, se usarmos para apenas um item ele preencherá mais espaço que os outros no caso.</text:span></text:p>
            </text:list-item>
            <text:list-item>
              <text:p text:style-name="P416"><text:span text:style-name="T84">f</text:span><text:span text:style-name="T83">lex-shrink –</text:span><text:span text:style-name="T49"> </text:span><text:span text:style-name="T50">Assim como o flex-grow, porém de forma reversa recebendo o valor em numeral você configura para que o item diminua por igual ou no caso de item separado diminua mais que todos.</text:span></text:p>
              <text:list>
                <text:list-item>
                  <text:p text:style-name="P457"><text:span text:style-name="T50">L</text:span><text:span text:style-name="T35">embrando que se tiver com o </text:span><text:span text:style-name="T75">flex-wrap </text:span><text:span text:style-name="T35">ativado, ele perde a funcionalidade dele, pois o item irá quebrar pra outra linha, fazendo com que não seja necessária a sua diminuição.</text:span></text:p>
                </text:list-item>
              </text:list>
            </text:list-item>
            <text:list-item>
              <text:p text:style-name="P393"><text:span text:style-name="T196">flex</text:span><text:span text:style-name="T161"> – </text:span><text:span text:style-name="T162">É o shorthand do basis, grow e shrink recebendo primeiramente os valores de grow, depois o shrink e por último o valor de basis em píxels. </text:span></text:p>
            </text:list-item>
          </text:list>
        </text:list-item>
      </text:list>
      <text:p text:style-name="P181"/>
      <text:list xml:id="list64039961604459" text:continue-numbering="true" text:style-name="L31">
        <text:list-item>
          <text:p text:style-name="P394"><text:span text:style-name="T162">E</text:span><text:span text:style-name="T157">ntendendo o </text:span>order <text:span text:style-name="T157">como o próprio nome já diz, ele vai manipular a ordem dos nossos elementos, ou seja:</text:span></text:p>
          <text:list>
            <text:list-item>
              <text:p text:style-name="P345">Ao colocarmos o order, o valor que ele recebe é apenas o numeral, e ao selecionarmos o número correspondente de cada elemento, ele colocará na ordem proposta.</text:p>
            </text:list-item>
          </text:list>
        </text:list-item>
      </text:list>
      <text:p text:style-name="P183"/>
      <text:list xml:id="list64038737685389" text:continue-numbering="true" text:style-name="L31">
        <text:list-item>
          <text:p text:style-name="P417"><text:span text:style-name="T57">E</text:span><text:span text:style-name="T58">ntendendo o </text:span><text:span text:style-name="T89">align-self</text:span><text:span text:style-name="T59"> como o próprio nome diz, ele é um alinhamento próprio, porém é um elemento próprio na vertical, importante ressaltar isso. </text:span></text:p>
          <text:list>
            <text:list-item>
              <text:p text:style-name="P417"><text:span text:style-name="T59">Vale dizer também que se o</text:span><text:span text:style-name="T115"> flex-direction</text:span><text:span text:style-name="T59"> estiver como</text:span><text:span text:style-name="T115"> column</text:span><text:span text:style-name="T109"> </text:span><text:span text:style-name="T59">então ele alinhará horizontalmente</text:span><text:span text:style-name="T116">.</text:span></text:p>
            </text:list-item>
          </text:list>
        </text:list-item>
      </text:list>
      <text:p text:style-name="P217"/>
      <text:p text:style-name="P7"><text:soft-page-break/><text:span text:style-name="T200">A</text:span>presentando exercício de Flexbox</text:p>
      <text:p text:style-name="P218"><text:span text:style-name="T59">S</text:span><text:span text:style-name="T60">erá um exercício geral com tudo que vimos em </text:span><text:span text:style-name="T90">Flex Container e Flex Items</text:span><text:span text:style-name="T60"> será um layout de e-commerce simples, parecido com a organização dos elementos do YouTube.</text:span></text:p>
      <text:p text:style-name="P184"/>
      <text:list xml:id="list4120015295" text:style-name="L37">
        <text:list-item>
          <text:p text:style-name="P458"><text:span text:style-name="T51">Vamos criar um </text:span><text:span text:style-name="T85">header;</text:span></text:p>
        </text:list-item>
        <text:list-item>
          <text:p text:style-name="P443"><text:span text:style-name="T103">Criar um </text:span><text:span text:style-name="T85">footer;</text:span></text:p>
        </text:list-item>
        <text:list-item>
          <text:p text:style-name="P346">Entre eles criaremos 6 items;</text:p>
        </text:list-item>
        <text:list-item>
          <text:p text:style-name="P346">Com espaçamentos entre eles;</text:p>
        </text:list-item>
        <text:list-item>
          <text:p text:style-name="P346">Centralizados;</text:p>
        </text:list-item>
        <text:list-item>
          <text:p text:style-name="P346">Com responsividade, para que quando diminua a tela, os itens quebre para um abaixo do outro, como no YouTube mesmo.</text:p>
        </text:list-item>
        <text:list-item>
          <text:p text:style-name="P347">Caso queira pode colocar tamanho fixo no container para ficar sempre com 3 items por fileira.</text:p>
        </text:list-item>
      </text:list>
      <text:p text:style-name="P185"/>
      <text:p text:style-name="P241"><text:span text:style-name="T148">07</text:span><text:span text:style-name="T139">/</text:span><text:span text:style-name="T146">10</text:span><text:span text:style-name="T139">/2022 </text:span><text:span text:style-name="T148">sexta</text:span><text:span text:style-name="T140">-feira</text:span></text:p>
      <text:p text:style-name="P139"/>
      <text:p text:style-name="P139"/>
      <text:p text:style-name="P43">Visão geral sobre Grid</text:p>
      <text:p text:style-name="P27"/>
      <text:list xml:id="list64038691606131" text:continue-list="list64038737685389" text:style-name="L31">
        <text:list-item>
          <text:p text:style-name="P386"><text:span text:style-name="T201">I</text:span>ntrodução</text:p>
          <text:list>
            <text:list-item>
              <text:p text:style-name="P418"><text:span text:style-name="T61">Assim como o </text:span><text:span text:style-name="T91">Flexbox </text:span><text:span text:style-name="T61">o </text:span><text:span text:style-name="T91">Grid </text:span><text:span text:style-name="T61">é um organizador, com ele nós teremos uma divisão entre linhas e colunas, porém diferente da divisão de linhas e colunas que temos com o Flexbox. No </text:span><text:span text:style-name="T91">Grid</text:span><text:span text:style-name="T61"> acaba sendo muito mais específico e organizado.</text:span></text:p>
            </text:list-item>
            <text:list-item>
              <text:p text:style-name="P348">Ele sendo mais específico em linhas e colunas conseguimos organizar todo conteúdo de forma mais favorável, para termos uma idéia de como ele funciona, com ele podemos criar formatos por exemplo estilo de um Blog.</text:p>
            </text:list-item>
            <text:list-item>
              <text:p text:style-name="P459"><text:span text:style-name="T51">Utilizamos ele em momento que queremos uma divisão de linhas e colunas, por exemplo você quer uma página igual da ilustração, com um conteúdo principal e um sidebar, podemos usar o </text:span><text:span text:style-name="T85">Grid </text:span><text:span text:style-name="T51">para posicionarmos.</text:span></text:p>
            </text:list-item>
          </text:list>
        </text:list-item>
      </text:list>
      <text:p text:style-name="P186"/>
      <text:p text:style-name="P186"><draw:frame draw:style-name="fr1" draw:name="Figura9" text:anchor-type="char" svg:x="3.284cm" svg:y="0.072cm" svg:width="10.721cm" svg:height="5.149cm" draw:z-index="47"><draw:image xlink:href="Pictures/100000010000055600000290C699C73ABED9A664.png" xlink:type="simple" xlink:show="embed" xlink:actuate="onLoad" draw:mime-type="image/png"/></draw:frame><text:soft-page-break/></text:p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8">Modificando Layout</text:p>
      <text:list xml:id="list903940230" text:style-name="L38">
        <text:list-item>
          <text:p text:style-name="P460"><text:span text:style-name="T61">A</text:span><text:span text:style-name="T51">ula para modificar o layout de estudos.</text:span></text:p>
        </text:list-item>
      </text:list>
      <text:p text:style-name="P188"/>
      <text:p text:style-name="P242"><text:span text:style-name="T126">10</text:span><text:span text:style-name="T127">/</text:span><text:span text:style-name="T128">10</text:span><text:span text:style-name="T127">/2022 </text:span><text:span text:style-name="T126">segunda</text:span><text:span text:style-name="T129">-feira</text:span></text:p>
      <text:p text:style-name="P9">Manipulando CSS Grid</text:p>
      <text:list xml:id="list2727761406" text:style-name="L39">
        <text:list-item>
          <text:p text:style-name="P421"><text:span text:style-name="T62">N</text:span><text:span text:style-name="T63">esta aula faremos todas manipulações que temos disponíveis para o </text:span><text:span text:style-name="T92">Grid Container. </text:span><text:span text:style-name="T63">Como fizemos no Flex Box.</text:span></text:p>
        </text:list-item>
        <text:list-item>
          <text:p text:style-name="P349">Bora para o VS-Code */</text:p>
          <text:list>
            <text:list-item>
              <text:p text:style-name="P461"><text:span text:style-name="T51">Para definirmos um grid, basta colocar no container </text:span><text:span text:style-name="T85">display: grid;</text:span></text:p>
            </text:list-item>
            <text:list-item>
              <text:p text:style-name="P350">Ao fazer isso o layout ocupa toda viewport;</text:p>
            </text:list-item>
            <text:list-item>
              <text:p text:style-name="P444"><text:span text:style-name="T103">Após isso faremos a definição das colunas do grid, usando o </text:span><text:span text:style-name="T85">grid-template-columns </text:span><text:span text:style-name="T103">ele que faz com que tenhamos as colunas.</text:span></text:p>
              <text:list>
                <text:list-item>
                  <text:p text:style-name="P366">Em valores utilizamos porcentagens, e dependendo de quantos colocarmos ele criará de coluna.</text:p>
                </text:list-item>
                <text:list-item>
                  <text:p text:style-name="P450"><text:span text:style-name="T101">Importante usarmos sempre porcentagens ou frames, pois pixel não utilizaremos pelo fato dele não ser responsivo. Isso não só para o </text:span><text:span text:style-name="T75">Grid</text:span><text:span text:style-name="T101"> sempre que pudermos usar unidades de medidas responsivas será melhor!</text:span></text:p>
                </text:list-item>
              </text:list>
            </text:list-item>
            <text:list-item>
              <text:p text:style-name="P395">Frame, o que é?</text:p>
              <text:list>
                <text:list-item>
                  <text:p text:style-name="P451"><text:span text:style-name="T101">Ele é um pedaço da tela que daremos para aquele item, tiraremos as porcentagens anteriormente adicionadas e colocaremos </text:span><text:span text:style-name="T75">grid-template-columns: 1fr 2fr 1fr;</text:span></text:p>
                </text:list-item>
                <text:list-item>
                  <text:p text:style-name="P350">Se colocarmos tudo igual em frames, notaremos que todos nossos itens ocupam o mesmo tamanho de espaço.</text:p>
                </text:list-item>
                <text:list-item>
                  <text:p text:style-name="P451"><text:span text:style-name="T101">Existe outra forma também de encurtar esse código que é com </text:span><text:span text:style-name="T75">repeat, </text:span><text:span text:style-name="T101">que seria um shorthand dos frames.</text:span></text:p>
                </text:list-item>
              </text:list>
            </text:list-item>
            <text:list-item>
              <text:p text:style-name="P451"><text:soft-page-break/><text:span text:style-name="T101">Utilizando o valor </text:span><text:span text:style-name="T75">repeat (3, 1fr); </text:span><text:span text:style-name="T101">você indica para no navegador que você quer </text:span><text:span text:style-name="T75">3 colunas de 1fr.</text:span></text:p>
              <text:list>
                <text:list-item>
                  <text:p text:style-name="P452"><text:span text:style-name="T101">Então nosso grid ficou assim: </text:span><text:span text:style-name="T100">grid-template-columns: repeat (3,1fr);</text:span></text:p>
                </text:list-item>
                <text:list-item>
                  <text:p text:style-name="P351">A desvantagem deste método é que não conseguimos manipular ela como da primeira forma, com que duas colunas tivessem 1fr (ou 25%) e uma coluna tivesse 2fr (ou 50%), pois para isso os valores tem que ser iguais.</text:p>
                </text:list-item>
              </text:list>
            </text:list-item>
          </text:list>
        </text:list-item>
        <text:list-item>
          <text:p text:style-name="P396">Entendendo o GAP:</text:p>
          <text:list>
            <text:list-item>
              <text:p text:style-name="P452"><text:span text:style-name="T101">O gap como já vimos em Flex Box, é literalmente a mesma coisa para o </text:span><text:span text:style-name="T75">Grid. </text:span><text:span text:style-name="T101">Inclusive a sintaxe.</text:span></text:p>
            </text:list-item>
            <text:list-item>
              <text:p text:style-name="P452"><text:span text:style-name="T101">Observe que usamos o </text:span><text:span text:style-name="T75">gap</text:span><text:span text:style-name="T101"> geral, pois a partir daqui usaremos sempre </text:span><text:span text:style-name="T75">shorthands </text:span><text:span text:style-name="T101">e </text:span><text:span text:style-name="T75">unidades de medidas responsivas.</text:span></text:p>
              <text:list>
                <text:list-item>
                  <text:p text:style-name="P351">Não se esqueça o primeiro valor declarado no gap é o de linha, após isso de coluna.</text:p>
                </text:list-item>
              </text:list>
            </text:list-item>
          </text:list>
        </text:list-item>
        <text:list-item>
          <text:p text:style-name="P396">Grid-template-rows</text:p>
          <text:list>
            <text:list-item>
              <text:p text:style-name="P422"><text:span text:style-name="T64">Como já vimos em relação as colunas, agora veremos em relação a linhas com o </text:span><text:span text:style-name="T93">grid-template-rows</text:span><text:span text:style-name="T64">, a lógica é a mesma que explicada em colunas, com as unidades de metida e etecéteras.</text:span></text:p>
            </text:list-item>
            <text:list-item>
              <text:p text:style-name="P462"><text:span text:style-name="T51">Incluindo o </text:span><text:span text:style-name="T85">shorthand </text:span><text:span text:style-name="T51">com o </text:span><text:span text:style-name="T85">repeat</text:span><text:span text:style-name="T51"> também é usado em </text:span><text:span text:style-name="T85">row.</text:span></text:p>
            </text:list-item>
          </text:list>
        </text:list-item>
      </text:list>
      <text:p text:style-name="P189"/>
      <text:list xml:id="list64040124199145" text:continue-numbering="true" text:style-name="L39">
        <text:list-item>
          <text:p text:style-name="P396">Grid-auto-rows</text:p>
          <text:list>
            <text:list-item>
              <text:p text:style-name="P422"><text:span text:style-name="T65">Se utilizarmos </text:span><text:span text:style-name="T64">pixel como unidade de medida no </text:span><text:span text:style-name="T93">auto-rows </text:span><text:span text:style-name="T65">notaremos que quando o conteúdo dentro dele for extenso demais ele transbordará.</text:span></text:p>
            </text:list-item>
            <text:list-item>
              <text:p text:style-name="P463"><text:span text:style-name="T51">Para isso utilizaremos uma funcionalidade chamada de </text:span><text:span text:style-name="T85">minmax() </text:span><text:span text:style-name="T51">como o próprio nome já sugere, trabalharemos com tamanhos mínimos e máximos. A sintaxe é a seguinte: </text:span><text:span text:style-name="T85">grid-auto-rows: minmax(210px, 100%)</text:span><text:span text:style-name="T51"> o primeiro valor é o mínimo e o segundo é o máximo. Fazendo com que o layout fique mais responsivo, parecido com o media query, só que é uma funcionalidade nativa do</text:span><text:span text:style-name="T85"> Grid.</text:span></text:p>
              <text:list>
                <text:list-item>
                  <text:p text:style-name="P463"><text:span text:style-name="T51">Quando ele chegar no mínimo não diminuirá mais e o scroll será ativado. Não necessariamente o segundo valor (máximo) tem que ser em porcentagem, podemos usar os pixels também.</text:span><text:span text:style-name="T85"> </text:span></text:p>
                </text:list-item>
              </text:list>
            </text:list-item>
          </text:list>
        </text:list-item>
      </text:list>
      <text:p text:style-name="P267"/>
      <text:p text:style-name="P145"/>
      <text:p text:style-name="P145"/>
      <text:p text:style-name="P145"/>
      <text:p text:style-name="P145"/>
      <text:p text:style-name="P145"/>
      <text:p text:style-name="P10"><text:soft-page-break/>Exercício de fixação #2</text:p>
      <text:list xml:id="list3037288576" text:style-name="L40">
        <text:list-item>
          <text:p text:style-name="P352">Nessa aula faremos o exercício proposto pelo professor!</text:p>
          <text:list>
            <text:list-item>
              <text:p text:style-name="P353">DICA: No <text:span text:style-name="T169">grid-auto-rows </text:span>também colocamos valor auto, para que ele acompanhe o tamanho conforme o conteúdo nele contido.</text:p>
            </text:list-item>
          </text:list>
        </text:list-item>
      </text:list>
      <text:p text:style-name="P187"/>
      <text:p text:style-name="P11">Manipulando linhas e colunas</text:p>
      <text:list xml:id="list3836994462" text:style-name="L41">
        <text:list-item>
          <text:p text:style-name="P354">Primeira coisa que faremos no nosso layout de estudos é manipular o HTML, adicionando em cada <text:span text:style-name="T190">div</text:span> mais uma classe.</text:p>
        </text:list-item>
        <text:list-item>
          <text:p text:style-name="P354">Criaremos mais 3 divs para totalizarem 9.</text:p>
        </text:list-item>
        <text:list-item>
          <text:p text:style-name="P397">Entendendo grid-column:</text:p>
          <text:list>
            <text:list-item>
              <text:p text:style-name="P355">Essa funcionalidade basicamente fará com que definamos o tamanho da coluna. Sintaxe dela é <text:span text:style-name="T169">grid-column:1/4;</text:span></text:p>
              <text:list>
                <text:list-item>
                  <text:p text:style-name="P355">Ele conta e puxa o item de acordo com as linhas, fazendo com que o elemento expanda contando sempre começo e final de cada coluna.</text:p>
                </text:list-item>
                <text:list-item>
                  <text:p text:style-name="P355">Da mesma forma funciona se alterarmos o primeiro valor, passando para o navegador por exemplo que você quer que tal item comece aonde termina a coluna 2 e vá até a 4. sintaxe fica assim: <text:span text:style-name="T169">grid-column:2/4;</text:span></text:p>
                  <text:p text:style-name="P397"/>
                </text:list-item>
              </text:list>
            </text:list-item>
          </text:list>
        </text:list-item>
        <text:list-item>
          <text:p text:style-name="P423"><text:span text:style-name="T94">Entendendo grid-</text:span><text:span text:style-name="T95">row</text:span><text:span text:style-name="T94">:</text:span></text:p>
          <text:list>
            <text:list-item>
              <text:p text:style-name="P445"><text:span text:style-name="T104">E</text:span><text:span text:style-name="T103">le é basicamente irmão do </text:span><text:span text:style-name="T85">grid-column, </text:span><text:span text:style-name="T103">pois ele irá alterar de maneira bem parecida só que nas linhas.</text:span></text:p>
              <text:list>
                <text:list-item>
                  <text:p text:style-name="P446"><text:span text:style-name="T103">Os espaços de linha são de acordo com o frame que temos no </text:span><text:span text:style-name="T85">grid-template-columns.</text:span></text:p>
                </text:list-item>
                <text:list-item>
                  <text:p text:style-name="P356">Ou seja, como no nosso código temos 3 frames, significa que temos 4 linhas, se por um acaso tivéssemos 5 frames ele teria 6 linhas.</text:p>
                </text:list-item>
              </text:list>
            </text:list-item>
          </text:list>
        </text:list-item>
      </text:list>
      <text:p text:style-name="P190"/>
      <text:p text:style-name="P191">Em caso de dúvidas é sempre bom olhar na documentação, que estará disposta como link abaixo:</text:p>
      <text:p text:style-name="P219"><text:a xlink:type="simple" xlink:href="https://developer.mozilla.org/en-US/docs/Web/CSS/grid" text:style-name="Internet_20_link" text:visited-style-name="Visited_20_Internet_20_Link"><text:span text:style-name="T32">Documentação Grid Layout Mozilla</text:span></text:a></text:p>
      <text:p text:style-name="P264"/>
      <text:list xml:id="list1535966422" text:style-name="L42">
        <text:list-item>
          <text:p text:style-name="P405"><text:span text:style-name="T204">A</text:span><text:span text:style-name="T203">gora usaremos o grid-template-areas.</text:span></text:p>
          <text:list>
            <text:list-item>
              <text:p text:style-name="P406"><text:span text:style-name="T203">Ele é uma forma de simplificar o código, como um shorthand de </text:span><text:span text:style-name="T202">grid-column </text:span><text:span text:style-name="T203">e </text:span><text:span text:style-name="T202">grid-row.</text:span></text:p>
            </text:list-item>
            <text:list-item>
              <text:p text:style-name="P357">Sua sintaxe é basicamente essa:</text:p>
              <text:list>
                <text:list-item>
                  <text:p text:style-name="P398">grid-template-areas: “item1 item1 item1”;</text:p>
                </text:list-item>
              </text:list>
            </text:list-item>
            <text:list-item>
              <text:p text:style-name="P357">No nosso código vamos colocá-lo no container.</text:p>
            </text:list-item>
          </text:list>
        </text:list-item>
        <text:list-item>
          <text:p text:style-name="P406"><text:soft-page-break/><text:span text:style-name="T203">Ele é como um objeto, você colocar todas especificações desejadas e chama essa “função” diretamente na classe. </text:span><text:span text:style-name="T205">Veja abaixo:</text:span></text:p>
        </text:list-item>
      </text:list>
      <text:p text:style-name="P192"><draw:frame draw:style-name="fr1" draw:name="Figura10" text:anchor-type="char" svg:x="0.7cm" svg:y="0.243cm" svg:width="7.186cm" svg:height="6.473cm" draw:z-index="48"><draw:image xlink:href="Pictures/10000001000001890000016231ED6BEB6C02C37D.png" xlink:type="simple" xlink:show="embed" xlink:actuate="onLoad" draw:mime-type="image/png"/></draw:frame></text:p>
      <text:p text:style-name="P220"><text:span text:style-name="T66"><text:s/></text:span><text:span text:style-name="T206">Neste caso usamos 3 vezes o item um para indicar que queremos que ele ocupe todas as colunas que designamos no </text:span><text:span text:style-name="T207">grid-template-columns </text:span><text:span text:style-name="T206">que no nosso caso é 3fr, se fosse mais bastaria adicionais mais vezes ele se repetindo!</text:span></text:p>
      <text:p text:style-name="P268"/>
      <text:p text:style-name="P268"/>
      <text:p text:style-name="P268"/>
      <text:p text:style-name="P268"/>
      <text:p text:style-name="P268"/>
      <text:p text:style-name="P268"/>
      <text:list xml:id="list81283015" text:style-name="L43">
        <text:list-item>
          <text:p text:style-name="P424"><text:span text:style-name="T66">B</text:span><text:span text:style-name="T67">asicamente nos desenharemos o layout em forma de texto acompanhe as imagens e tenta encaixar a figura nas linhas de código, na sua cabeça mesmo:</text:span></text:p>
        </text:list-item>
      </text:list>
      <text:p text:style-name="P193"><draw:frame draw:style-name="fr1" draw:name="Figura12" text:anchor-type="char" svg:x="3.186cm" svg:y="0.376cm" svg:width="5.636cm" svg:height="9.079cm" draw:z-index="50"><draw:image xlink:href="Pictures/10000001000000D5000000E1597563CD24FAEF4A.png" xlink:type="simple" xlink:show="embed" xlink:actuate="onLoad" draw:mime-type="image/png"/></draw:frame></text:p>
      <text:p text:style-name="P193"/>
      <text:p text:style-name="P193"><draw:frame draw:style-name="fr1" draw:name="Figura11" text:anchor-type="char" svg:x="9.754cm" svg:y="0.049cm" svg:width="5.472cm" svg:height="8.283cm" draw:z-index="49"><draw:image xlink:href="Pictures/10000001000001BC000002D665DACE8C9229A45D.png" xlink:type="simple" xlink:show="embed" xlink:actuate="onLoad" draw:mime-type="image/png"/></draw:frame></text:p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list xml:id="list64040284637430" text:continue-numbering="true" text:style-name="L43">
        <text:list-item>
          <text:p text:style-name="P358">Note que seria a mesma coisa se juntássemos em bloco todos os items que tivessem o mesmo nome!</text:p>
        </text:list-item>
        <text:list-item>
          <text:p text:style-name="P464"><text:soft-page-break/><text:span text:style-name="T51">Porém em questão de responsividade, o </text:span><text:span text:style-name="T85">grid</text:span><text:span text:style-name="T51"> não é tão preciso e adáptavel como o </text:span><text:span text:style-name="T85">Flexbox, </text:span><text:span text:style-name="T51">usando o flex wrap por exemplo, logo teremos que trabalhar toda responsividade dele na mão.</text:span></text:p>
        </text:list-item>
      </text:list>
      <text:p text:style-name="P195"/>
      <text:p text:style-name="P12">Apresentando Exercício de Grid</text:p>
      <text:list xml:id="list2984343965" text:style-name="L44">
        <text:list-item>
          <text:p text:style-name="P359">Aula prática, criando o exercício de Grid Layout.</text:p>
        </text:list-item>
      </text:list>
      <text:p text:style-name="P194"/>
      <text:p text:style-name="P119"><text:span text:style-name="T186">Apresentando Exercício </text:span><text:span text:style-name="T187">Final de Flexbox + Grid</text:span></text:p>
      <text:list xml:id="list64039242333340" text:continue-numbering="true" text:style-name="L44">
        <text:list-item>
          <text:p text:style-name="P425"><text:span text:style-name="T68">Aula prática, criando o exercício </text:span><text:span text:style-name="T69">final</text:span><text:span text:style-name="T68">.</text:span></text:p>
        </text:list-item>
        <text:list-item>
          <text:p text:style-name="P441"><text:span text:style-name="T105">A</text:span><text:span text:style-name="T103">notações de revisões:</text:span></text:p>
          <text:list>
            <text:list-item>
              <text:p text:style-name="P447"><text:span text:style-name="T103">Rever o shorthand </text:span><text:span text:style-name="T85">flex;</text:span></text:p>
            </text:list-item>
          </text:list>
        </text:list-item>
      </text:list>
      <text:p text:style-name="P146"/>
      <text:p text:style-name="P243"><text:span text:style-name="T126">1</text:span><text:span text:style-name="T130">3</text:span><text:span text:style-name="T127">/</text:span><text:span text:style-name="T128">10</text:span><text:span text:style-name="T127">/2022 </text:span><text:span text:style-name="T130">quinta</text:span><text:span text:style-name="T129">-feira</text:span></text:p>
      <text:p text:style-name="P13">Finalização do módulo!!! <draw:frame draw:style-name="fr4" draw:name="Figura13" text:anchor-type="as-char" svg:width="0.529cm" svg:height="0.529cm" draw:z-index="0"><draw:image xlink:href="Pictures/100000010000004000000040F8184E217637A7CF.png" xlink:type="simple" xlink:show="embed" xlink:actuate="onLoad" draw:mime-type="image/png"/><svg:title>metal</svg:title></draw:frame></text:p>
      <text:p text:style-name="P196">Finalizando o módulo, criado e corrigido os exercícios, e dado o push para o <text:span text:style-name="T169">GitHub.</text:span></text:p>
      <text:p text:style-name="P211"/>
      <text:p text:style-name="P244"><text:span text:style-name="T126">1</text:span><text:span text:style-name="T131">4</text:span><text:span text:style-name="T127">/</text:span><text:span text:style-name="T128">10</text:span><text:span text:style-name="T127">/2022 </text:span><text:span text:style-name="T131">sexta</text:span><text:span text:style-name="T129">-feira</text:span></text:p>
      <text:p text:style-name="P14">Módulo Sass</text:p>
      <text:list xml:id="list637865806" text:style-name="L45">
        <text:list-item>
          <text:p text:style-name="P399">Visão geral do módulo:</text:p>
          <text:list>
            <text:list-item>
              <text:p text:style-name="P360">O que precisaremos para fazer esse curso?</text:p>
              <text:list>
                <text:list-item>
                  <text:p text:style-name="P360">Primeiramente precisaremos de <text:span text:style-name="T169">Npm</text:span>;</text:p>
                </text:list-item>
                <text:list-item>
                  <text:p text:style-name="P426"><text:span text:style-name="T70">E também precisaremos de um certo conhecimento em </text:span><text:span text:style-name="T96">CSS</text:span><text:span text:style-name="T70">, sendo suficiente o que vimos até agora no curso.</text:span></text:p>
                </text:list-item>
              </text:list>
            </text:list-item>
            <text:list-item>
              <text:p text:style-name="P360">O que iremos aprender?</text:p>
              <text:list>
                <text:list-item>
                  <text:p text:style-name="P465"><text:span text:style-name="T51">Iremos aprender como usar as variáveis do </text:span><text:span text:style-name="T85">SASS;</text:span></text:p>
                </text:list-item>
                <text:list-item>
                  <text:p text:style-name="P360">O que é e como usar o nesting;</text:p>
                </text:list-item>
                <text:list-item>
                  <text:p text:style-name="P360">Organizar o código com imports;</text:p>
                </text:list-item>
                <text:list-item>
                  <text:p text:style-name="P360">Como melhorar o aproveitamento do código com mixin;</text:p>
                </text:list-item>
                <text:list-item>
                  <text:p text:style-name="P360">Como usar e aproveitar heranças / extend;</text:p>
                </text:list-item>
                <text:list-item>
                  <text:p text:style-name="P360">Como deixar o código mais limpo;</text:p>
                </text:list-item>
                <text:list-item>
                  <text:p text:style-name="P448"><text:span text:style-name="T103">O que são e como usar as funções </text:span><text:span text:style-name="T85">SASS;</text:span></text:p>
                </text:list-item>
                <text:list-item>
                  <text:p text:style-name="P360">Como otimizar o site com minify.</text:p>
                </text:list-item>
              </text:list>
            </text:list-item>
          </text:list>
        </text:list-item>
      </text:list>
      <text:p text:style-name="P198"/>
      <text:p text:style-name="P15"><text:soft-page-break/>O que é e como funciona o Sass</text:p>
      <text:p text:style-name="P199">Basicamente ele é uma ferramenta que usaremos principalmente para desenvolvimento de Front-End com o CSS.</text:p>
      <text:list xml:id="list3533063363" text:style-name="L46">
        <text:list-item>
          <text:p text:style-name="P404"><text:span text:style-name="T208">SASS é uma abreviação de </text:span><text:span text:style-name="T209">Syntactically Awesome StyleSheets </text:span><text:span text:style-name="T208">(Folha de estilo sintaticamente incrível);</text:span></text:p>
        </text:list-item>
        <text:list-item>
          <text:p text:style-name="P361">Ele é pré-processado, ou seja, não usamos diretamente o SASS, nós escrevemos o nosso código diretamente em SASS e posteriormente ele vira CSS;</text:p>
          <text:list>
            <text:list-item>
              <text:p text:style-name="P404"><text:span text:style-name="T208">Existem dois modelos de SASS, o </text:span><text:span text:style-name="T209">Sass </text:span><text:span text:style-name="T208">e o </text:span><text:span text:style-name="T209">Scss</text:span><text:span text:style-name="T208">.</text:span></text:p>
            </text:list-item>
          </text:list>
        </text:list-item>
        <text:list-item>
          <text:p text:style-name="P404"><text:span text:style-name="T208">Ele é algo que facilita muito a </text:span><text:span text:style-name="T209">organização</text:span><text:span text:style-name="T208"> do nosso código;</text:span></text:p>
          <text:list>
            <text:list-item>
              <text:p text:style-name="P361">Facilidades (variáveis, imports, funções);</text:p>
            </text:list-item>
          </text:list>
        </text:list-item>
        <text:list-item>
          <text:p text:style-name="P361">Processa o arquivo – através de uma linha de comando, no final obteremos o nosso CSS.</text:p>
        </text:list-item>
      </text:list>
      <text:p text:style-name="P199"/>
      <text:p text:style-name="P16">Instalando npm no Ubuntu</text:p>
      <text:list xml:id="list3591808656" text:style-name="L47">
        <text:list-item>
          <text:p text:style-name="P362">npm é um gerenciador de pacotes, através dele instalaremos coisas extremamente importantes tanto para Front, quanto para Back-End. Utilizaremos muito ele no decorrer de nossas carreiras.</text:p>
        </text:list-item>
      </text:list>
      <text:p text:style-name="P197"/>
      <text:p text:style-name="P17">Instalação e configuração do Sass</text:p>
      <text:list xml:id="list4033861815" text:style-name="L48">
        <text:list-item>
          <text:p text:style-name="P363">Aula em vídeo apenas para instalação e configuração do SASS.</text:p>
        </text:list-item>
        <text:list-item>
          <text:p text:style-name="P427"><text:span text:style-name="T71">Basicamente após a instalação do </text:span><text:span text:style-name="T117">nvm, node </text:span><text:span text:style-name="T71">criaremos uma pasta para instalarmos o </text:span><text:span text:style-name="T97">Sass</text:span><text:span text:style-name="T71"> de forma global e dentro dela criaremos um arquivo </text:span><text:span text:style-name="T97">index.html </text:span><text:span text:style-name="T71">para começarmos usar o Sass.</text:span></text:p>
        </text:list-item>
        <text:list-item>
          <text:p text:style-name="P466"><text:span text:style-name="T51">Após os passos acima, criaremos outra pasta com o nome </text:span><text:span text:style-name="T85">sass</text:span><text:span text:style-name="T51"> e dentro dela criaremos o arquivo </text:span><text:span text:style-name="T114">style.scss.</text:span></text:p>
        </text:list-item>
      </text:list>
      <text:p text:style-name="P207"/>
      <text:list xml:id="list64038860620525" text:continue-numbering="true" text:style-name="L48">
        <text:list-item>
          <text:p text:style-name="P364">Quando criamos o arquivo e definimos por exemplo o background, como no vídeo da aula, conseguimos processar este arquivo no node com alguns comandos que aprenderemos passo-a-passo no decorrer do curso e ele gerará o CSS para nós! Demais não é …</text:p>
          <text:list>
            <text:list-item>
              <text:p text:style-name="P467"><text:span text:style-name="T71">B</text:span><text:span text:style-name="T51">asicamente o comando é </text:span><text:span text:style-name="T114">sass - -watch </text:span><text:span text:style-name="T51">esse é o comando que passaremos para o node seguido das informações de pastas onde se encontra o arquivo a ser processado, por exemplo: </text:span><text:span text:style-name="T114">sass - -whatch sass/style.s</text:span><text:span text:style-name="T120">cs</text:span><text:span text:style-name="T114">s </text:span><text:span text:style-name="T51">e após isso criamos uma nova pasta com o código anterior seguido de dois pontos o nome </text:span><text:soft-page-break/><text:span text:style-name="T51">da pasta e o conteúdo ficando assim: <text:s/></text:span><text:span text:style-name="T114">sass - -whatch sass/style.s</text:span><text:span text:style-name="T120">c</text:span><text:span text:style-name="T114">ss:style/</text:span><text:span text:style-name="T118">style.</text:span><text:span text:style-name="T114">css</text:span></text:p>
            </text:list-item>
          </text:list>
        </text:list-item>
        <text:list-item>
          <text:p text:style-name="P468"><text:span text:style-name="T121">O comando sass - - watch faz com que ele comece a monitorar uma pasta que você deseja e após passar todos os parâmetros para o node, ele cria a pasta com o arquivo e tudo que colocamos no sass ele converte em código </text:span><text:span text:style-name="T122">CSS.</text:span></text:p>
        </text:list-item>
        <text:list-item>
          <text:p text:style-name="P401">Para facilitar instale no VS-Code a extensão SASS.</text:p>
        </text:list-item>
      </text:list>
      <text:p text:style-name="P147"/>
      <text:p text:style-name="P18">Entendendo variáveis com Sass</text:p>
      <text:p text:style-name="P60"><text:span text:style-name="T133">Nesta aula nós vamos aprender e entender como funciona e como usar as variáveis do </text:span><text:span text:style-name="T138">Sass.</text:span></text:p>
      <text:p text:style-name="P200">Maior parte desta aula é em vídeo e hands on.</text:p>
      <text:list xml:id="list3076128312" text:style-name="L49">
        <text:list-item>
          <text:p text:style-name="P365">$ - Usamos o cifrão para criar uma variável.</text:p>
        </text:list-item>
        <text:list-item>
          <text:p text:style-name="P365">Após este cifrão, colocamos o nome da variável.</text:p>
          <text:list>
            <text:list-item>
              <text:p text:style-name="P365">Criamos a variável e demos as características que queremos nela, após para usá-la basta seguir e colocar a variável no lugar da cor por exemplo.</text:p>
            </text:list-item>
          </text:list>
        </text:list-item>
      </text:list>
      <text:p text:style-name="P201"><draw:frame draw:style-name="fr1" draw:name="Figura14" text:anchor-type="char" svg:x="2.35cm" svg:y="0.536cm" svg:width="12.303cm" svg:height="4.815cm" draw:z-index="51"><draw:image xlink:href="Pictures/10000001000001D1000000B689CB0449B177B210.png" xlink:type="simple" xlink:show="embed" xlink:actuate="onLoad" draw:mime-type="image/png"/></draw:frame></text:p>
      <text:p text:style-name="P213"/>
      <text:p text:style-name="P213"/>
      <text:p text:style-name="P213"/>
      <text:p text:style-name="P213"/>
      <text:p text:style-name="P213"/>
      <text:p text:style-name="P201"/>
      <text:p text:style-name="P201"/>
      <text:p text:style-name="P246"><text:span text:style-name="T126">1</text:span><text:span text:style-name="T132">7</text:span><text:span text:style-name="T127">/</text:span><text:span text:style-name="T128">10</text:span><text:span text:style-name="T127">/2022 </text:span><text:span text:style-name="T132">segunda</text:span><text:span text:style-name="T129">-feira</text:span></text:p>
      <text:p text:style-name="P21">O que é nesting e como usar</text:p>
      <text:p text:style-name="P202">O que é o Nesting?<draw:frame draw:style-name="fr1" draw:name="Figura15" text:anchor-type="char" svg:x="9.329cm" svg:y="0.402cm" svg:width="8.017cm" svg:height="3.955cm" draw:z-index="52"><draw:image xlink:href="Pictures/10000001000001B6000000D823B7BDAD341CFB2F.png" xlink:type="simple" xlink:show="embed" xlink:actuate="onLoad" draw:mime-type="image/png"/></draw:frame></text:p>
      <text:p text:style-name="P202"><text:tab/>Quando você vai fazer o uso de </text:p>
      <text:p text:style-name="P202">nvm install 16.16.0 introduções no elemento, ou seja no CSS </text:p>
      <text:p text:style-name="P202">convencional nós usaríamos o tradicional </text:p>
      <text:p text:style-name="P202">nome da classe seguido dos parâmetros que </text:p>
      <text:p text:style-name="P202">gostaríamos de alterar, como na imagem:</text:p>
      <text:p text:style-name="P202"><text:soft-page-break/></text:p>
      <text:p text:style-name="P202">Com o <text:span text:style-name="T169">Nesting</text:span> conseguimos melhorar isso, evitando a reescritura de códigos apenas direcionando dentro da própria classe, como na imagem a seguir:</text:p>
      <text:p text:style-name="P202"/>
      <text:p text:style-name="P202"><draw:frame draw:style-name="fr3" draw:name="Figura16" text:anchor-type="char" svg:width="11.509cm" svg:height="6.244cm" draw:z-index="53"><draw:image xlink:href="Pictures/10000001000001B3000000ECC244767C0F2301B2.png" xlink:type="simple" xlink:show="embed" xlink:actuate="onLoad" draw:mime-type="image/png"/></draw:frame></text:p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21"><text:span text:style-name="T72">Ou seja, independente dos elementos <text:tab/>que estiverem dentro dessa div, conseguimos otimizar a escrita de código no SASS com o </text:span><text:span text:style-name="T98">Nesting. </text:span><text:span text:style-name="T73">Isso é simplesmente fantástico para nós que queremos otimizar tempo, código e escrever menos linhas, é pra isso que serve o SASS.</text:span></text:p>
      <text:p text:style-name="P203"/>
      <text:p text:style-name="P222"><text:span text:style-name="T73">Agora vejamos como ele funcionaria em botões, por exemplo, digamos que queremos colocar um </text:span><text:span text:style-name="T119">hover</text:span><text:span text:style-name="T73"> no nosso botão. Basta então usarmos o </text:span><text:span text:style-name="T99">&amp; </text:span><text:span text:style-name="T73">seguido dos dois pontos e da palavra hover e dentro dele colocaremos os parâmetros que queremos, ainda </text:span><text:span text:style-name="T74">aninhado em button</text:span><text:span text:style-name="T73">, desta forma:</text:span></text:p>
      <text:p text:style-name="P222"><draw:frame draw:style-name="fr1" draw:name="Figura17" text:anchor-type="char" svg:x="0.093cm" svg:y="0.249cm" svg:width="7.184cm" svg:height="7.978cm" draw:z-index="54"><draw:image xlink:href="Pictures/10000001000001C5000001F77271240BEC935D5D.png" xlink:type="simple" xlink:show="embed" xlink:actuate="onLoad" draw:mime-type="image/png"/></draw:frame></text:p>
      <text:p text:style-name="P222"/>
      <text:p text:style-name="P222"><text:tab/><text:span text:style-name="T213">Ou seja, o </text:span><text:span text:style-name="T173">nesting</text:span><text:span text:style-name="T163"> consiste em não precisarmos reescrever classes, ids, ou tags para passar os parâmetros, basta escrever apenas uma vez a div que queremos pegar os elementos de dentro, e ir configurando conforme a necessidade. Isto faz com que organizemos melhor o nosso código.</text:span></text:p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2"><text:soft-page-break/></text:p>
      <text:p text:style-name="P19">Organizando o código com import</text:p>
      <text:p text:style-name="P269"><text:span text:style-name="T157">Primeiramente separamos por pastas para melhor organização dentro da pasta </text:span>Sass<text:span text:style-name="T157"> separamos por pasta de cores, home que dentro estarão arquivos </text:span>scss<text:span text:style-name="T157"> com valores a importar dentro do arquivo desejado.</text:span></text:p>
      <text:p text:style-name="P270"><text:span text:style-name="T157">Após criarmos todos nossos imports em arquivos separados, como se fosse um banco de dados de estilização, eles sempre serão carregados em nosso arquivo principal o </text:span>style.scss.<text:span text:style-name="T157"> </text:span><text:span text:style-name="T164">É aqui que ficará toda a organização do nosso site inteiro.</text:span></text:p>
      <text:p text:style-name="P271"><text:span text:style-name="T157">Atente-se pois existem hierarquias em folhas de estilo, por exemplo a nossa home tem carregada nossa primeira cor da pasta colors dentro do seu arquivo, logo, temos que colocar no documento principal como primeiro </text:span>import<text:span text:style-name="T157"> o arquivo da pasta </text:span>colors, <text:span text:style-name="T157">pois se for ao contrário o arquivo não irá carregar e as cores não serão acessadas. Isto serve para quaisquer variáveis.</text:span></text:p>
      <text:p text:style-name="P276"/>
      <text:p text:style-name="P223"><text:span text:style-name="T214">PS: Não se esqueça de colocar o arquivo Sass para ficar observando, no nosso terminal como explicamos na aula de </text:span><text:span text:style-name="T215">Instalação e configuração do Sass </text:span><text:s/></text:p>
      <text:p text:style-name="P223"/>
      <text:p text:style-name="P286">“Após essa aula testei algumas estilizações pessoais para incrementar mais meu código e fixar o conteúdo.”</text:p>
      <text:p text:style-name="P286"/>
      <text:p text:style-name="P20">Aproveitamento de código com mixin</text:p>
      <text:p text:style-name="P275">Nesta aula veremos como deixar o nosso código mais bem aproveitado, mais otimizado com o <text:span text:style-name="T169">mixin </text:span>isso não serve para todos os momentos lembrando de antemão. Isso vai depender de quando iremos utilizar o mixin.</text:p>
      <text:p text:style-name="P275"/>
      <text:p text:style-name="P272">PS: Mesmo o professor não usando os imports nesta aula eu decidi criar meus próprios imports para já ir treinando.</text:p>
      <text:p text:style-name="P272"/>
      <text:p text:style-name="P224"><text:span text:style-name="T216">Para criarmos o </text:span><text:span text:style-name="T218">mixin </text:span><text:span text:style-name="T216">é bem simples, primeiramente você tem que saber o que usará no mixin, nesta aula usaremos cor, font-size e font-family. O </text:span><text:span text:style-name="T218">mixin</text:span><text:span text:style-name="T216"> basicamente serve para que possamos mixar informações em um único bloco deixando elas muito mais simples de serem utilizadas. Então para criar você vai </text:span><text:span text:style-name="T217">colocar como o import na parte superior do documento principal o </text:span><text:span text:style-name="T219">@mixin</text:span><text:span text:style-name="T217"> seguido do nome que vamos dar ao nosso mixin e após colocaremos os parênteses como uma função em javascript, e dentro dela passaremos as variáveis. Desta forma:</text:span></text:p>
      <text:p text:style-name="P277"><draw:frame draw:style-name="fr1" draw:name="Figura18" text:anchor-type="char" svg:x="1.247cm" svg:y="0.321cm" svg:width="14.506cm" svg:height="1.93cm" draw:z-index="55"><draw:image xlink:href="Pictures/10000001000002BB0000005D0215DD21D56FA48C.png" xlink:type="simple" xlink:show="embed" xlink:actuate="onLoad" draw:mime-type="image/png"/></draw:frame></text:p>
      <text:p text:style-name="P277"><text:soft-page-break/></text:p>
      <text:p text:style-name="P277">Dentro dos colchetes passaremos os nomes das variáveis e o valor exatamente assim:</text:p>
      <text:p text:style-name="P287">color: $color;</text:p>
      <text:p text:style-name="P289"><text:span text:style-name="T220">font-size:</text:span><text:span text:style-name="T221"> $font-size</text:span><text:span text:style-name="T220">;</text:span></text:p>
      <text:p text:style-name="P288">font-family: $font-family;</text:p>
      <text:p text:style-name="P288"/>
      <text:p text:style-name="P293"><text:span text:style-name="T220">E para usarmos o </text:span><text:span text:style-name="T222">mixin</text:span><text:span text:style-name="T220"> dentro do nosso código usaremos o </text:span><text:span text:style-name="T222">@include </text:span><text:span text:style-name="T220">seguido do nome do mixin.</text:span></text:p>
      <text:p text:style-name="P278"/>
      <text:p text:style-name="P245"><text:span text:style-name="T139">1</text:span><text:span text:style-name="T149">8</text:span><text:span text:style-name="T139">/</text:span><text:span text:style-name="T149">10</text:span><text:span text:style-name="T139">/2022 </text:span><text:span text:style-name="T149">terça</text:span><text:span text:style-name="T140">-feira</text:span></text:p>
      <text:p text:style-name="P229"/>
      <text:p text:style-name="P45"><text:span text:style-name="T235">Usar e aproveitar heranças/extends</text:span> </text:p>
      <text:p text:style-name="P57"><text:span text:style-name="T224">A herança é muito parecida com nesting só que usamos na sintaxe o </text:span><text:span text:style-name="T226">&amp;. </text:span><text:span text:style-name="T224">(E comercial seguido do ponto e o nome da outra classe).</text:span></text:p>
      <text:p text:style-name="P279"/>
      <text:p text:style-name="P273">PS: Lembrando que estou usando a técnica de imports e variáveis aprendidas nas aulas anteriores, porém o professor não fez desta forma para a aula não se estender muito.</text:p>
      <text:p text:style-name="P273"/>
      <text:p text:style-name="P61"><text:span text:style-name="T226">Já o extend funciona de maneira contrária, dentro da própria classe chamamos o elemento pai com o </text:span><text:span text:style-name="T227">@extend</text:span><text:span text:style-name="T226">. Desta maneira!</text:span></text:p>
      <text:p text:style-name="P280"><draw:frame draw:style-name="fr1" draw:name="Figura19" text:anchor-type="char" svg:x="5.801cm" svg:y="0.122cm" svg:width="11.113cm" svg:height="3.836cm" draw:z-index="56"><draw:image xlink:href="Pictures/10000001000001A400000091178BD272D3D829AA.png" xlink:type="simple" xlink:show="embed" xlink:actuate="onLoad" draw:mime-type="image/png"/></draw:frame></text:p>
      <text:p text:style-name="P63"><text:span text:style-name="T226">@extend .nome-da-classe</text:span><text:span text:style-name="T230"> </text:span></text:p>
      <text:p text:style-name="P281"/>
      <text:p text:style-name="P63"><text:span text:style-name="T230">Aqui nós pegamos as configurações da classe </text:span><text:span text:style-name="T231">btn </text:span><text:span text:style-name="T230">e extendemos ela para essa nova classe.</text:span></text:p>
      <text:p text:style-name="P281"/>
      <text:p text:style-name="P64"><text:span text:style-name="T230">A diferença entre eles é que em uma no html não temos a classe </text:span><text:span text:style-name="T231">btn</text:span><text:span text:style-name="T230"> então extendemos ela para o </text:span><text:span text:style-name="T231">extend. </text:span><text:span text:style-name="T230">Já na herança temos a classe btn e a codificamos através dos filhos como no </text:span><text:span text:style-name="T231">nesting.</text:span></text:p>
      <text:p text:style-name="P274"/>
      <text:p text:style-name="P58">Deixando o código mais limpo – Boas práticas</text:p>
      <text:p text:style-name="P282">Aula mais voltada a dar algumas dicas sobre como deixar o código mais limpo, as boas práticas da programação.</text:p>
      <text:p text:style-name="P282"/>
      <text:p text:style-name="P65"><text:soft-page-break/><text:span text:style-name="T230">Separando por pastas e arquivos específicos para cada parte da página, no </text:span><text:span text:style-name="T226">style.scss</text:span><text:span text:style-name="T230"> utilizamos apenas os </text:span><text:span text:style-name="T231">@import </text:span><text:span text:style-name="T230">para monitorar cada parte específica do site, fazendo com que fique mais limpo e mais claro quando precisarmos fazer manutenções na página.</text:span></text:p>
      <text:p text:style-name="P283"/>
      <text:p text:style-name="P247"><text:span text:style-name="T150">07</text:span><text:span text:style-name="T139">/</text:span><text:span text:style-name="T150">11</text:span><text:span text:style-name="T139">/2022 </text:span><text:span text:style-name="T150">segunda</text:span><text:span text:style-name="T140">-feira</text:span></text:p>
      <text:p text:style-name="P230"/>
      <text:p text:style-name="P59">Revisão da parte incial do Sass</text:p>
      <text:p text:style-name="P59"/>
      <text:p text:style-name="P247"><text:span text:style-name="T150">08</text:span><text:span text:style-name="T139">/</text:span><text:span text:style-name="T150">11</text:span><text:span text:style-name="T139">/2022 </text:span><text:span text:style-name="T150">terça</text:span><text:span text:style-name="T140">-feira</text:span></text:p>
      <text:p text:style-name="P230"/>
      <text:p text:style-name="P122"><text:span text:style-name="T184">O que </text:span><text:span text:style-name="T185">são e como usar as funções do Sass</text:span></text:p>
      <text:p text:style-name="P284">Aula prática com foco neste Sass: </text:p>
      <text:p text:style-name="P66"><text:a xlink:type="simple" xlink:href="https://www.w3schools.com/sass/sass_functions_string.php" text:style-name="Internet_20_link" text:visited-style-name="Visited_20_Internet_20_Link">https://www.w3schools.com/sass/sass_functions_string.php</text:a><text:span text:style-name="T230"> </text:span></text:p>
      <text:p text:style-name="P66"><text:span text:style-name="T230">Nesta aula por exemplo usaremos uma função de cor, que estará no link do W3C Schools, mais precisamente </text:span><text:span text:style-name="T231">Sass Manipulate Color Functions</text:span><text:span text:style-name="T230">.</text:span></text:p>
      <text:p text:style-name="P67"><text:span text:style-name="T230">A partir do </text:span><text:span text:style-name="T231">mix</text:span><text:span text:style-name="T230"> criamos e testamos algumas cores sua sintaxe é simples:</text:span></text:p>
      <text:p text:style-name="P285"/>
      <text:list xml:id="list1619008513" text:style-name="L50">
        <text:list-item>
          <text:p text:style-name="P428"><text:span text:style-name="T3">mix(</text:span><text:span text:style-name="Emphasis"><text:span text:style-name="T223">color1</text:span></text:span><text:span text:style-name="T3">, </text:span><text:span text:style-name="Emphasis"><text:span text:style-name="T223">color2</text:span></text:span><text:span text:style-name="T3">, </text:span><text:span text:style-name="Emphasis"><text:span text:style-name="T223">weight</text:span></text:span><text:span text:style-name="T3">) – </text:span><text:span text:style-name="T5">De forma bem intuitiva, onde a primeira declaração é a primeira cor e a segunda seria a segunda cor que queremos misturar, já na terceira declaração é o peso da mistura, ou seja, quanto queremos misturar as nossas cores, usando a </text:span><text:span text:style-name="T3">porcentagem</text:span><text:span text:style-name="T5"> quando pra baixo damos mais ênfase a segunda cor e mais alto à primeira.</text:span></text:p>
        </text:list-item>
      </text:list>
      <text:p text:style-name="P70"/>
      <text:list xml:id="list64039749322725" text:continue-numbering="true" text:style-name="L50">
        <text:list-item>
          <text:p text:style-name="P469"><text:span text:style-name="T5">A</text:span><text:span text:style-name="T4">gora na prática aprenderemos como criar nossa própria função.</text:span></text:p>
          <text:list>
            <text:list-item>
              <text:p text:style-name="P470">Para criarmos nossa própria função a sintaxe é:</text:p>
            </text:list-item>
          </text:list>
        </text:list-item>
      </text:list>
      <text:p text:style-name="P78"><text:tab/></text:p>
      <text:p text:style-name="P78"><draw:frame draw:style-name="fr2" draw:name="Figura20" text:anchor-type="char" svg:width="13.441cm" svg:height="4.457cm" draw:z-index="57"><draw:image xlink:href="Pictures/1000000100000234000000BBB23479C40834440B.png" xlink:type="simple" xlink:show="embed" xlink:actuate="onLoad" draw:mime-type="image/png"/></draw:frame></text:p>
      <text:p text:style-name="P78"><text:s/></text:p>
      <text:p text:style-name="P71"/>
      <text:p text:style-name="P71"/>
      <text:p text:style-name="P72"/>
      <text:p text:style-name="P72"/>
      <text:p text:style-name="P72"/>
      <text:p text:style-name="P72"/>
      <text:p text:style-name="P72"/>
      <text:p text:style-name="P294"><text:soft-page-break/><text:span text:style-name="T8">Sempre com <text:s/>o </text:span><text:span text:style-name="T9">@ </text:span><text:span text:style-name="T8">na frente, porém o CSS não vai interpretar essa arroba, ela é específica do Sass, o CSS vai pegar apenas o resultado que o Sass vai passar pra ele.</text:span></text:p>
      <text:p text:style-name="P295"><text:span text:style-name="T8">Como na imagem usamos </text:span><text:span text:style-name="T9">$background-color </text:span><text:span text:style-name="T8">e passamos pra ele a seguinte função, se o background for escuro o texto terá uma cor, se for claro será outra. Assim como no JavaScript, usaremos as condicionais, só que no Sass sempre com o arroba.</text:span></text:p>
      <text:p text:style-name="P295"><text:span text:style-name="T8">No nosso </text:span><text:span text:style-name="T9">if </text:span><text:span text:style-name="T8">usamos a função pré definida chamada </text:span><text:span text:style-name="T2">lightness, </text:span><text:span text:style-name="T8">passando o parâmetro que se o background-color for maior que 50 (mais claro) retornaremos a cor </text:span><text:span text:style-name="T9">preta, </text:span><text:span text:style-name="T8">caso contrário retornará a cor </text:span><text:span text:style-name="T9">branca.</text:span></text:p>
      <text:p text:style-name="P296"><text:span text:style-name="T8">E para chamarmos essa função, basta usarmos o </text:span><text:span text:style-name="T9">@mixin, </text:span><text:span text:style-name="T8">onde dentro dos parênteses colocaremos uma cor usando uma variável, que será inserida no background.</text:span></text:p>
      <text:p text:style-name="P225"><text:span text:style-name="T6">Agora usaremos nossa classe, e nela faremos o include do mixin, onde dentro dos parênteses colocaremos a cor que definimos para nosso background. </text:span><text:span text:style-name="T7">E n o color-title temos que passar um argumento, que seria o nome da o que está dentro do mixin. </text:span></text:p>
      <text:p text:style-name="P73"><draw:frame draw:style-name="fr1" draw:name="Figura21" text:anchor-type="char" svg:x="1.715cm" svg:y="0.243cm" svg:width="13.573cm" svg:height="5.98cm" draw:z-index="58"><draw:image xlink:href="Pictures/1000000100000201000000E27DDCA693DCD86855.png" xlink:type="simple" xlink:show="embed" xlink:actuate="onLoad" draw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298"><text:span text:style-name="T7">A</text:span><text:span text:style-name="T4">prendemos a criar nossas próprias funções, mas isso raramente acontecerá, pois a maioria das coisas que quisermos criar ou já existe a função, ou podemos fazer de outra forma que se torna mais fácil, porém é necessário saber como as coisas funcionam.</text:span></text:p>
      <text:p text:style-name="P74"/>
      <text:p text:style-name="P80"><text:span text:style-name="T236">C</text:span>omo deixar o site mais rápido com minify</text:p>
      <text:p text:style-name="P81"><text:span text:style-name="T225">Nessa aula aprenderemos com funciona e como usar o </text:span><text:span text:style-name="T232">minify</text:span><text:span text:style-name="T225"> usaremos o arquivo da aula de </text:span><text:span text:style-name="T234">boas práticas. </text:span></text:p>
      <text:p text:style-name="P96"><text:span text:style-name="T232">Bom como sabemos o </text:span><text:span text:style-name="T228">Sass</text:span><text:span text:style-name="T232"> é algo pré-processado ele não é diretamente lido pelo navegador, o que é lido pelo navegador é o nosso CSS, logo tudo que criamos em Sass é transformado em CSS de uma forma mais organizada para nós e também deixando nosso CSS com menos linhas, para que o navegador possa interpretar melhor.</text:span></text:p>
      <text:p text:style-name="P75"/>
      <text:p text:style-name="P96"><text:soft-page-break/><text:span text:style-name="T232">Bom para poder deixar o CSS minificado é simples, batsta colocarmos o caminho sem o –</text:span><text:span text:style-name="T228">watch. </text:span><text:span text:style-name="T233">Porém no final do comando colocaremos –</text:span><text:span text:style-name="T229">style compressed. </text:span></text:p>
      <text:p text:style-name="P79">Dica: ctrl +j é o atalho pra abertura do terminal</text:p>
      <text:p text:style-name="P76">Fazendo isso todo nosso CSS vai ficar em apenas uma linha, para otimização do código em um site de 500 linhas por exemplo, ficará mais rápido.</text:p>
      <text:p text:style-name="P76"/>
      <text:p text:style-name="P82">O que você aprendeu e próximos passos</text:p>
      <text:p text:style-name="P77">Aula de conclusão, com dicas e próximos passos. </text:p>
      <text:p text:style-name="P77"/>
      <text:p text:style-name="P248"><text:span text:style-name="T150">0</text:span><text:span text:style-name="T151">9</text:span><text:span text:style-name="T139">/</text:span><text:span text:style-name="T150">11</text:span><text:span text:style-name="T139">/2022 </text:span><text:span text:style-name="T152">quarta</text:span><text:span text:style-name="T140">-feira</text:span></text:p>
      <text:p text:style-name="P231"/>
      <text:p text:style-name="P83"><text:span text:style-name="T236">M</text:span>ódulo Bootstrap</text:p>
      <text:list xml:id="list64040674113700" text:continue-list="list637865806" text:style-name="L45">
        <text:list-item>
          <text:p text:style-name="P400">Visão geral do módulo:</text:p>
          <text:list>
            <text:list-item>
              <text:p text:style-name="P471">Bem vindo ao módulo de Bootstrap;</text:p>
            </text:list-item>
            <text:list-item>
              <text:p text:style-name="P471">O que precisaremos para esse módulo;</text:p>
              <text:list>
                <text:list-item>
                  <text:p text:style-name="P471">Npm;</text:p>
                </text:list-item>
                <text:list-item>
                  <text:p text:style-name="P471">Conhecimentos em CSS;</text:p>
                </text:list-item>
                <text:list-item>
                  <text:p text:style-name="P471">Conhecimentos em Sass.</text:p>
                </text:list-item>
              </text:list>
            </text:list-item>
            <text:list-item>
              <text:p text:style-name="P471">O que iremos ver nesse módulo;</text:p>
              <text:list>
                <text:list-item>
                  <text:p text:style-name="P471">O que é Bootstrap e para que serve;</text:p>
                </text:list-item>
                <text:list-item>
                  <text:p text:style-name="P471">Como instalar e usar Bootstrap;</text:p>
                </text:list-item>
                <text:list-item>
                  <text:p text:style-name="P471">Textos no Bootstrap;</text:p>
                </text:list-item>
                <text:list-item>
                  <text:p text:style-name="P471">Usando botões de forma simples;</text:p>
                </text:list-item>
                <text:list-item>
                  <text:p text:style-name="P471">O que são e como usar os cards;</text:p>
                </text:list-item>
                <text:list-item>
                  <text:p text:style-name="P471">O que é e como podemos usar o grid;</text:p>
                  <text:list>
                    <text:list-item>
                      <text:p text:style-name="P472">Parte prática do grid.</text:p>
                    </text:list-item>
                  </text:list>
                </text:list-item>
                <text:list-item>
                  <text:p text:style-name="P472">Usando imagens de forma inteligente / utilidades extras;</text:p>
                </text:list-item>
                <text:list-item>
                  <text:p text:style-name="P472">Criando um formulário de maneira simples e prática;</text:p>
                </text:list-item>
                <text:list-item>
                  <text:p text:style-name="P472">Manipulando elementos Bootstrap com Sass;</text:p>
                </text:list-item>
                <text:list-item>
                  <text:p text:style-name="P472">Exercício – Criando nossa landing page;</text:p>
                </text:list-item>
                <text:list-item>
                  <text:p text:style-name="P472">Ícones gratuitos e estilizados do bootstrap;</text:p>
                </text:list-item>
                <text:list-item>
                  <text:p text:style-name="P472">Como usar avisos e alerts do bootstrap;</text:p>
                </text:list-item>
                <text:list-item>
                  <text:p text:style-name="P472">Como usar e manipular carrossel com o bootstrap;</text:p>
                </text:list-item>
                <text:list-item>
                  <text:p text:style-name="P472">O que é e como funciona o scrollspy;</text:p>
                </text:list-item>
                <text:list-item>
                  <text:p text:style-name="P472">Fazendo uma navbar com o bootstrap;</text:p>
                </text:list-item>
                <text:list-item>
                  <text:p text:style-name="P473">Ferramentas extras – Overview;</text:p>
                </text:list-item>
                <text:list-item>
                  <text:p text:style-name="P473">Biblioteca de animação de texto;</text:p>
                </text:list-item>
                <text:list-item>
                  <text:p text:style-name="P473"><text:soft-page-break/>Exercício – Página inspirada na página da spaceX;</text:p>
                </text:list-item>
                <text:list-item>
                  <text:p text:style-name="P473">O que aprendemos?</text:p>
                </text:list-item>
              </text:list>
            </text:list-item>
          </text:list>
        </text:list-item>
      </text:list>
      <text:p text:style-name="P99"/>
      <text:p text:style-name="P97"><text:span text:style-name="T237">O que é e como funciona </text:span>Bootstrap</text:p>
      <text:list xml:id="list1287328571" text:style-name="L51">
        <text:list-item>
          <text:p text:style-name="P474">Framework Front-End;</text:p>
        </text:list-item>
        <text:list-item>
          <text:p text:style-name="P474">Facilita e agiliza a criação da parte front-end;</text:p>
        </text:list-item>
        <text:list-item>
          <text:p text:style-name="P474">Ajuda na responsividade do site de maneira fácil, apenas com divs;</text:p>
        </text:list-item>
        <text:list-item>
          <text:p text:style-name="P474">Na versão atual totalmente customizável e simplificado;</text:p>
        </text:list-item>
        <text:list-item>
          <text:p text:style-name="P474">Compatível com uso de outros frameworks (Angular, VueJs, ReactJs);</text:p>
        </text:list-item>
      </text:list>
      <text:p text:style-name="P99"/>
      <text:p text:style-name="P98">Instalação e utilização dos primeiros elementos</text:p>
      <text:p text:style-name="P126"><text:span text:style-name="T10">Nessa aula aprenderemos como fazer a instalação do </text:span><text:span text:style-name="T12">Bootstrap</text:span><text:span text:style-name="T10">. </text:span><text:span text:style-name="T11">Para faze-la é bem simples na própria página da </text:span><text:span text:style-name="T13">OneBitCode</text:span><text:span text:style-name="T11"> tem uma documentação com os principais elementos do Bootstrap de forma muito simplificada, a outra maneira é o próprio site do </text:span><text:span text:style-name="T13">Bootstrap.</text:span></text:p>
      <text:list xml:id="list701653040" text:style-name="L52">
        <text:list-item>
          <text:p text:style-name="P475">Temos a instalação via link (Instalação CSS):</text:p>
          <text:p text:style-name="P300"><text:span text:style-name="Source_20_Text"><text:span text:style-name="T25">&lt;</text:span></text:span><text:span text:style-name="Source_20_Text"><text:span text:style-name="T27">link</text:span></text:span><text:span text:style-name="Source_20_Text"><text:span text:style-name="T25"> href=</text:span></text:span><text:span text:style-name="Source_20_Text"><text:span text:style-name="T28">"https://cdn.jsdelivr.net/npm/bootstrap@5.1.3/dist/css/bootstrap.min.css"</text:span></text:span><text:span text:style-name="Source_20_Text"><text:span text:style-name="T25"> rel=</text:span></text:span><text:span text:style-name="Source_20_Text"><text:span text:style-name="T28">"stylesheet"</text:span></text:span><text:span text:style-name="Source_20_Text"><text:span text:style-name="T25"> integrity=</text:span></text:span><text:span text:style-name="Source_20_Text"><text:span text:style-name="T28">"sha384-1BmE4kWBq78iYhFldvKuhfTAU6auU8tT94WrHftjDbrCEXSU1oBoqyl2QvZ6jIW3"</text:span></text:span><text:span text:style-name="Source_20_Text"><text:span text:style-name="T25"> crossorigin=</text:span></text:span><text:span text:style-name="Source_20_Text"><text:span text:style-name="T28">"anonymous"</text:span></text:span><text:span text:style-name="Source_20_Text"><text:span text:style-name="T25">&gt;</text:span></text:span></text:p>
        </text:list-item>
      </text:list>
      <text:p text:style-name="P124"/>
      <text:list xml:id="list64039896888691" text:continue-numbering="true" text:style-name="L52">
        <text:list-item>
          <text:p text:style-name="P493">Instalação JS:</text:p>
          <text:p text:style-name="P303"><text:span text:style-name="Source_20_Text"><text:span text:style-name="T26">&lt;</text:span></text:span><text:span text:style-name="Source_20_Text"><text:span text:style-name="T29">script</text:span></text:span><text:span text:style-name="Source_20_Text"><text:span text:style-name="T26"> src=</text:span></text:span><text:span text:style-name="Source_20_Text"><text:span text:style-name="T30">"https://cdn.jsdelivr.net/npm/bootstrap@5.1.3/dist/js/bootstrap.bundle.min.js"</text:span></text:span><text:span text:style-name="Source_20_Text"><text:span text:style-name="T26"> integrity=</text:span></text:span><text:span text:style-name="Source_20_Text"><text:span text:style-name="T30">"sha384-ka7Sk0Gln4gmtz2MlQnikT1wXgYsOg+OMhuP+IlRH9sENBO0LRn5q+8nbTov4+1p"</text:span></text:span><text:span text:style-name="Source_20_Text"><text:span text:style-name="T26"> crossorigin=</text:span></text:span><text:span text:style-name="Source_20_Text"><text:span text:style-name="T30">"anonymous"</text:span></text:span><text:span text:style-name="Source_20_Text"><text:span text:style-name="T26">&gt;&lt;/</text:span></text:span><text:span text:style-name="Source_20_Text"><text:span text:style-name="T29">script</text:span></text:span><text:span text:style-name="Source_20_Text"><text:span text:style-name="T26">&gt; </text:span></text:span></text:p>
        </text:list-item>
      </text:list>
      <text:p text:style-name="P124"/>
      <text:list xml:id="list64040257781557" text:continue-numbering="true" text:style-name="L52">
        <text:list-item>
          <text:p text:style-name="P493">E também temos a instalação via node (npm) completa:</text:p>
          <text:p text:style-name="P303"><text:span text:style-name="Source_20_Text"><text:span text:style-name="T26">$ npm install bootstrap</text:span></text:span></text:p>
        </text:list-item>
      </text:list>
      <text:p text:style-name="P124"/>
      <text:list xml:id="list64040236678471" text:continue-numbering="true" text:style-name="L52">
        <text:list-item>
          <text:p text:style-name="P493">Como dito acima temos também a instalação via site oficial do bootstrap que é: </text:p>
          <text:p text:style-name="P494"><text:a xlink:type="simple" xlink:href="https://getbootstrap.com/" text:style-name="Internet_20_link" text:visited-style-name="Visited_20_Internet_20_Link"><text:span text:style-name="T210">https://getbootstrap.com/</text:span></text:a></text:p>
        </text:list-item>
      </text:list>
      <text:p text:style-name="P125">A princípio instalaremos via link no nosso HTML, a versão de instalação via NPM faremos na aula de Bootstrap com Sass.</text:p>
      <text:p text:style-name="P123"/>
      <text:p text:style-name="P84"><text:soft-page-break/>Tipografia</text:p>
      <text:p text:style-name="P100">Aula prática, para acompanhar melhor basta seguir o caminho: </text:p>
      <text:p text:style-name="P100"><text:a xlink:type="simple" xlink:href="https://bootstrapdoconebitcode.netlify.app/pages/1tipografia.html" text:style-name="Internet_20_link" text:visited-style-name="Visited_20_Internet_20_Link">https://bootstrapdoconebitcode.netlify.app/pages/1tipografia.html</text:a></text:p>
      <text:p text:style-name="P103">Veja também a documentação completa, e não se esqueça para cada tag depende do seu SEO para que fique mais bem colocado projeto nas pesquisas:</text:p>
      <text:p text:style-name="P103"><text:a xlink:type="simple" xlink:href="https://getbootstrap.com/docs/5.1/content/typography/" text:style-name="Internet_20_link" text:visited-style-name="Visited_20_Internet_20_Link">https://getbootstrap.com/docs/5.1/content/typography/</text:a></text:p>
      <text:p text:style-name="P103"/>
      <text:p text:style-name="P85">Botões</text:p>
      <text:p text:style-name="P101">Aula prática, para acompanhar melhor basta seguir o caminho: </text:p>
      <text:p text:style-name="P101"><text:a xlink:type="simple" xlink:href="https://bootstrapdoconebitcode.netlify.app/pages/2botões" text:style-name="Internet_20_link" text:visited-style-name="Visited_20_Internet_20_Link">https://bootstrapdoconebitcode.netlify.app/pages/2bot%C3%B5es</text:a></text:p>
      <text:p text:style-name="P101"/>
      <text:p text:style-name="P86">Cards</text:p>
      <text:p text:style-name="P102">Aula prática, para acompanhar melhor basta seguir o caminho: </text:p>
      <text:p text:style-name="P102"><text:a xlink:type="simple" xlink:href="https://bootstrapdoconebitcode.netlify.app/pages/3cards" text:style-name="Internet_20_link" text:visited-style-name="Visited_20_Internet_20_Link">https://bootstrapdoconebitcode.netlify.app/pages/3cards</text:a> </text:p>
      <text:p text:style-name="P102"/>
      <text:p text:style-name="P249"><text:span text:style-name="T152">10</text:span><text:span text:style-name="T139">/</text:span><text:span text:style-name="T150">11</text:span><text:span text:style-name="T139">/2022 </text:span><text:span text:style-name="T152">quinta</text:span><text:span text:style-name="T140">-feira</text:span></text:p>
      <text:p text:style-name="P232"/>
      <text:p text:style-name="P87">Explicando a teoria sobre Grid</text:p>
      <text:list xml:id="list714899211" text:style-name="L53">
        <text:list-item>
          <text:p text:style-name="P476">O que é e como podemos utilizar o <text:span text:style-name="T169">Grid</text:span>?</text:p>
          <text:list>
            <text:list-item>
              <text:p text:style-name="P476">O Grid é dividido por <text:span text:style-name="T190">divs</text:span> que tem linhas, colunas e <text:span text:style-name="T169">gutters.</text:span></text:p>
              <text:list>
                <text:list-item>
                  <text:p text:style-name="P476">Linhas: <text:span text:style-name="T238">Que comportará elementos, no exemplo que deixarei no final da aula você notará, como as 12 colunas do site.</text:span></text:p>
                </text:list-item>
                <text:list-item>
                  <text:p text:style-name="P477">Colunas: são divisões que temos e que podemos deixar o site organizado dentro delas.</text:p>
                </text:list-item>
                <text:list-item>
                  <text:p text:style-name="P477">Gutters: São as separações que tem por padrão entre cada coluna.</text:p>
                </text:list-item>
              </text:list>
            </text:list-item>
            <text:list-item>
              <text:p text:style-name="P477">Você pode deixar as colunas de forma automática, como é o caso dessas do exemplo, que elas ocupam o espaço que elas tem.</text:p>
            </text:list-item>
            <text:list-item>
              <text:p text:style-name="P477">Assim como você pode deixar um tamanho automático, também podemos deixar de tamanho fixo.</text:p>
              <text:list>
                <text:list-item>
                  <text:p text:style-name="P477">Dependendo do tamanho fixo da coluna do meio, sempre as laterais se adaptará a ela. Lembrando que <text:span text:style-name="T174">Grid é dividido sempre em 12 espaços disponíveis!</text:span></text:p>
                </text:list-item>
                <text:list-item>
                  <text:p text:style-name="P478">Para termos esse número fixado usamos sempre a classe seguida de númerais de 1 a 12, por exemplo: <text:span text:style-name="T188">col-5 ou col-6 </text:span>e assim até 12, tanto faz.</text:p>
                </text:list-item>
              </text:list>
            </text:list-item>
            <text:list-item>
              <text:p text:style-name="P477">No quarto exemplo temos <text:span text:style-name="T169">breakpoints, </text:span>que são pontos onde o elemento vira 100% para dispositivo móvel em determinado momento.</text:p>
              <text:list>
                <text:list-item>
                  <text:p text:style-name="P478"><text:soft-page-break/>Para criar os <text:span text:style-name="T169">brakpoints </text:span>fazemos com classes também, utilizando:</text:p>
                </text:list-item>
              </text:list>
            </text:list-item>
          </text:list>
        </text:list-item>
      </text:list>
      <text:p text:style-name="P105">col-sm, col-md, col-extra-large e por ai vai. Basta consultar a documentação oficial quando estiver codando.</text:p>
      <text:list xml:id="list64038666089943" text:continue-numbering="true" text:style-name="L53">
        <text:list-item>
          <text:list>
            <text:list-item>
              <text:p text:style-name="P477">E os sites atualmente são feitos com grid, são eles que fazem os sites serem 100% responsivos e organizados.</text:p>
            </text:list-item>
          </text:list>
        </text:list-item>
      </text:list>
      <text:p text:style-name="P105">Abaixo temos o link da aula da OneBitCode e da documentação do Grid Layout:</text:p>
      <text:p text:style-name="P105"><text:a xlink:type="simple" xlink:href="https://bootstrapdoconebitcode.netlify.app/pages/4grid" text:style-name="Internet_20_link" text:visited-style-name="Visited_20_Internet_20_Link">https://bootstrapdoconebitcode.netlify.app/pages/4grid</text:a></text:p>
      <text:p text:style-name="P105"><text:a xlink:type="simple" xlink:href="https://getbootstrap.com/docs/5.1/layout/grid/" text:style-name="Internet_20_link" text:visited-style-name="Visited_20_Internet_20_Link">https://getbootstrap.com/docs/5.1/layout/grid/</text:a> </text:p>
      <text:p text:style-name="P104"/>
      <text:p text:style-name="P88">Praticando com grid</text:p>
      <text:p text:style-name="P105">*Aula prática!!! HAND’S ON---</text:p>
      <text:p text:style-name="P105"/>
      <text:list xml:id="list457188454" text:style-name="L54">
        <text:list-item>
          <text:p text:style-name="P489"><text:span text:style-name="T15">C</text:span><text:span text:style-name="T14">aso queira colocar um padding no container basta adicionar a classe </text:span><text:span text:style-name="T17">pt-3 (pt seguido de um número)</text:span></text:p>
        </text:list-item>
        <text:list-item>
          <text:p text:style-name="P449"><text:span text:style-name="T19">Para manipularmos o Gutter, basta usarmos a classe </text:span><text:span text:style-name="T17">gx – para gutter vertical e gy – para gutter horizontal</text:span><text:span text:style-name="T19">, lembrando que o horizontal só funcionará caso tenha elementos abaixo, ou em breakpoints.</text:span></text:p>
        </text:list-item>
        <text:list-item>
          <text:p text:style-name="P449"><text:span text:style-name="T19">Lembre-se de consultar as classes para breakpoints, no início do nosso projeto usamos o large para telas grandes, com a classe </text:span><text:span text:style-name="T17">col-lg.</text:span></text:p>
        </text:list-item>
        <text:list-item>
          <text:p text:style-name="P479">Os breakpoints sempre quebram o conteúdo da direita para a esquerda.</text:p>
        </text:list-item>
        <text:list-item>
          <text:p text:style-name="P480">Se por um acaso criar um scroll horizontal, devido o container fluid, será porque o gutter está grande demais, neste caso não adianta tirar paddings e gutters, seria necessário diminuir o gutter, ou tirar o container fluid.</text:p>
        </text:list-item>
      </text:list>
      <text:p text:style-name="P107"/>
      <text:p text:style-name="P89">Imagens e Utilidades</text:p>
      <text:p text:style-name="P108">// <text:span text:style-name="T239">Aula prática explicando sobre as classes bootstrap para alinhamento e espaçamento, facilitando demais nosso trabalho!</text:span></text:p>
      <text:p text:style-name="P108"/>
      <text:list xml:id="list1498598980" text:style-name="L55">
        <text:list-item>
          <text:p text:style-name="P481">Usamos algumas classes específicas como:</text:p>
          <text:list>
            <text:list-item>
              <text:p text:style-name="P481">paddings gerais com os numerais de 1 a 5 – p-2 por exemplo;</text:p>
            </text:list-item>
            <text:list-item>
              <text:p text:style-name="P481">margins gerais com os numerais de 1 a 5 – m-2 por exemplo;</text:p>
            </text:list-item>
            <text:list-item>
              <text:p text:style-name="P481">paddings e margins nos eixos horizontais usando após a declaração a letra Y – py-4, my3;</text:p>
            </text:list-item>
            <text:list-item>
              <text:p text:style-name="P481">paddings e margins nos eixos verticais usando após a declaração a letra X – px-4, mx3;</text:p>
            </text:list-item>
          </text:list>
        </text:list-item>
        <text:list-item>
          <text:p text:style-name="P481">Usamos também os displays colocando apenas uma classe como:</text:p>
          <text:list>
            <text:list-item>
              <text:p text:style-name="P481">display: block – d-block;</text:p>
            </text:list-item>
            <text:list-item>
              <text:p text:style-name="P481"><text:soft-page-break/>display:flex – d-flex;</text:p>
            </text:list-item>
          </text:list>
        </text:list-item>
        <text:list-item>
          <text:p text:style-name="P490"><text:span text:style-name="T14">Lembrando que também usamos e conhecemos o </text:span><text:span text:style-name="T17">container-fluid </text:span><text:span text:style-name="T14">que da fluidez no nosso elemento fazendo com que ele fique mais responsivel.</text:span></text:p>
        </text:list-item>
      </text:list>
      <text:p text:style-name="P109"/>
      <text:p text:style-name="P90">Formulários</text:p>
      <text:p text:style-name="P106">*Aula prática!!! HAND’S ON--- <text:span text:style-name="T240">Lembrando sempre dentro da aula tem a documentação criada pela OneBitCode, porém é muito importante que olhemos e nos habituemos com a documentação oficial!</text:span></text:p>
      <text:p text:style-name="P106"/>
      <text:list xml:id="list1236750607" text:style-name="L56">
        <text:list-item>
          <text:p text:style-name="P482">Nesta aula aprendemos uma coisa simples de início, mas que eu não conhecia, ao invés de criar um &lt;style&gt; para colorir o background de preto por exemplo, basta adicionarmos uma classe <text:span text:style-name="T190">bg-dark</text:span> que a mágica acontece!</text:p>
          <text:list>
            <text:list-item>
              <text:p text:style-name="P483">Após o bg, basta colocar as mesmas especificações que temos nos botões que vimos no início do módulo por exemplo.</text:p>
            </text:list-item>
          </text:list>
        </text:list-item>
      </text:list>
      <text:p text:style-name="P111"/>
      <text:p text:style-name="P112"><text:span text:style-name="T152">1</text:span><text:span text:style-name="T153">6</text:span><text:span text:style-name="T139">/</text:span><text:span text:style-name="T150">11</text:span><text:span text:style-name="T139">/2022 </text:span><text:span text:style-name="T152">qu</text:span><text:span text:style-name="T153">arta</text:span><text:span text:style-name="T140">-feira</text:span></text:p>
      <text:p text:style-name="P91">Manipulando Bootstrap com Sass</text:p>
      <text:p text:style-name="P110">Aula prática!!!</text:p>
      <text:list xml:id="list766947333" text:style-name="L57">
        <text:list-item>
          <text:p text:style-name="P484">Nesta aula faremos a instalação do Bootstrap de forma diferente, não via link e sim via NPM.</text:p>
        </text:list-item>
        <text:list-item>
          <text:p text:style-name="P485">Para a instalação via NPM você precisará usar o seguinte comando no terminal:</text:p>
          <text:list>
            <text:list-item>
              <text:p text:style-name="P486">$ npm install bootstrap</text:p>
            </text:list-item>
          </text:list>
        </text:list-item>
      </text:list>
      <text:p text:style-name="P110"/>
      <text:p text:style-name="P250"><text:span text:style-name="T152">1</text:span><text:span text:style-name="T153">8</text:span><text:span text:style-name="T139">/</text:span><text:span text:style-name="T150">11</text:span><text:span text:style-name="T139">/2022 </text:span><text:span text:style-name="T153">sexta</text:span><text:span text:style-name="T140">-feira</text:span></text:p>
      <text:p text:style-name="P233"/>
      <text:p text:style-name="P92">Exercício prático: Criando uma Landing Page com Bootstrap</text:p>
      <text:p text:style-name="P113">Exercício prático!!!</text:p>
      <text:p text:style-name="P113"/>
      <text:p text:style-name="P251"><text:span text:style-name="T154">24</text:span><text:span text:style-name="T139">/</text:span><text:span text:style-name="T150">11</text:span><text:span text:style-name="T139">/2022 </text:span><text:span text:style-name="T153">sexta</text:span><text:span text:style-name="T140">-feira</text:span></text:p>
      <text:p text:style-name="P234"/>
      <text:p text:style-name="P93">Ícones</text:p>
      <text:p text:style-name="P114">Através de um pequeno comando no terminal conseguimos obter os ícones do </text:p>
      <text:p text:style-name="P114">Bootstrap disponíveis para o uso, o comando é: <text:span text:style-name="T190">npm i bootstrap-icons.</text:span></text:p>
      <text:p text:style-name="P115"><text:soft-page-break/>Você pode pesquisar pelo ícone que você quer aqui na parte de pesquisa, podemos usar o exemplo do Instagram, que você vai clicar nele, sendo redirecionado para outra página, e vai ver que na lateral você vai ter o código desse ícone.</text:p>
      <text:p text:style-name="P290"><text:span text:style-name="T212">&lt;</text:span><text:span text:style-name="T210">i class="bi bi-instagram”</text:span><text:span text:style-name="T211">&gt;&lt;/i&gt;.</text:span></text:p>
      <text:p text:style-name="P127">Logo abaixo você vê também exemplos de itens do Bootstrap usando dentro deles os ícones, como o botão, o heading, etc...</text:p>
      <text:p text:style-name="P291"><text:span text:style-name="T212">&lt;</text:span><text:span text:style-name="T210">button type="button" class="btn btn-primary"</text:span><text:span text:style-name="T211">&gt; </text:span></text:p>
      <text:p text:style-name="P291"><text:span text:style-name="T211">&lt;</text:span><text:span text:style-name="T210">i class="bi bi-instagram</text:span><text:span text:style-name="T212">&gt;&lt;/i&gt; </text:span><text:span text:style-name="T210">Primary</text:span><text:span text:style-name="T212">&lt;/</text:span><text:span text:style-name="T210">button</text:span><text:span text:style-name="T212">&gt;</text:span></text:p>
      <text:p text:style-name="P297"><text:span text:style-name="T20">E temos também a opção </text:span><text:span text:style-name="T21">SVG</text:span><text:span text:style-name="T20"> da imagem para manipularmos como quisermos.</text:span></text:p>
      <text:p text:style-name="P116"/>
      <text:p text:style-name="P252"><text:span text:style-name="T155">01</text:span><text:span text:style-name="T139">/</text:span><text:span text:style-name="T150">1</text:span><text:span text:style-name="T155">2</text:span><text:span text:style-name="T139">/2022 </text:span><text:span text:style-name="T153">sexta</text:span><text:span text:style-name="T140">-feira</text:span></text:p>
      <text:p text:style-name="P235"/>
      <text:p text:style-name="P94">Avisos e Alerts</text:p>
      <text:p text:style-name="P117">Documentação OneBitCode:</text:p>
      <text:p text:style-name="P117"><text:tab/><text:a xlink:type="simple" xlink:href="https://bootstrapdoconebitcode.netlify.app/pages/8avisos&amp;alerts" text:style-name="Internet_20_link" text:visited-style-name="Visited_20_Internet_20_Link">https://bootstrapdoconebitcode.netlify.app/pages/8avisos&amp;alerts</text:a></text:p>
      <text:p text:style-name="P117">Essas estilizações de avisos e alerts do Bootstrap até estiliza, mas para fazer a sua integração e funcionar mesmo, terá que ser feito através de JavaScript.</text:p>
      <text:p text:style-name="P117"/>
      <text:p text:style-name="P95">Carrossel</text:p>
      <text:p text:style-name="P118">Documentação OneBitCode:</text:p>
      <text:p text:style-name="P118"><text:tab/><text:a xlink:type="simple" xlink:href="https://bootstrapdoconebitcode.netlify.app/pages/9carrossel" text:style-name="Internet_20_link" text:visited-style-name="Visited_20_Internet_20_Link">https://bootstrapdoconebitcode.netlify.app/pages/9carrossel</text:a></text:p>
      <text:p text:style-name="P118"/>
      <text:p text:style-name="P118"/>
      <text:p text:style-name="P491"><text:soft-page-break/><text:span text:style-name="T155">0</text:span><text:span text:style-name="T156">2</text:span><text:span text:style-name="T139">/</text:span><text:span text:style-name="T150">1</text:span><text:span text:style-name="T155">2</text:span><text:span text:style-name="T139">/2022 </text:span><text:span text:style-name="T153">sexta</text:span><text:span text:style-name="T140">-feira</text:span></text:p>
      <text:p text:style-name="P492"/>
      <text:p text:style-name="P487">Scroll Spy</text:p>
      <text:p text:style-name="P301"><text:span text:style-name="T16">O que é e como funciona o </text:span><text:span text:style-name="T18">Scroll Spy</text:span><text:span text:style-name="T16">?</text:span></text:p>
      <text:list xml:id="list3032867610" text:style-name="L61">
        <text:list-item>
          <text:p text:style-name="P302"><text:span text:style-name="T210">O scrollspy está nessa parte da documentação: </text:span><text:a xlink:type="simple" xlink:href="https://bootstrapdoconebitcode.netlify.app/pages/10scrollspy" text:style-name="Internet_20_link" text:visited-style-name="Visited_20_Internet_20_Link"><text:span text:style-name="T210">https://bootstrapdoconebitcode.netlify.app/pages/1…</text:span></text:a><text:span text:style-name="T210"> com ele, você pode fazer com que textos muito longos não fiquem ocupando a página inteira, o que torna também mais fácil a leitura, ou pode ser só um ajudante de marcação.</text:span></text:p>
        </text:list-item>
      </text:list>
      <text:list xml:id="list2038396405" text:style-name="L59">
        <text:list-item>
          <text:p text:style-name="P496"><text:span text:style-name="T210">Existem algumas outras variações também de scrollspy, que você pode conferir no site da Bootstrap e que seguindo o mesmo conceito desse aqui, você vai conseguir usar tranquilamente.</text:span></text:p>
        </text:list-item>
      </text:list>
      <text:list xml:id="list1269683183" text:style-name="L58">
        <text:list-item>
          <text:p text:style-name="P497"><text:span text:style-name="T210">Além de tudo, você precisa colocar um CSS extra no scroll spy pare ele ter a formatação de scroll por si só, com o código a seguir você vai conseguir isso. Fazendo a formatação de altura e também do tamanho da fonte dos textos.</text:span></text:p>
          <text:p text:style-name="P497"><text:span text:style-name="T210"/></text:p>
        </text:list-item>
      </text:list>
      <text:p text:style-name="P307">.scrollSpy {</text:p>
      <text:p text:style-name="P307"><text:s text:c="2"/>position: relative;</text:p>
      <text:p text:style-name="P307"><text:s text:c="2"/>overflow: auto;</text:p>
      <text:p text:style-name="P307"><text:s text:c="2"/>height: 385px;</text:p>
      <text:p text:style-name="P307"><text:s text:c="2"/>font-size: 20px;</text:p>
      <text:p text:style-name="P308">}</text:p>
      <text:p text:style-name="P495"/>
      <text:p text:style-name="P488">Navbar</text:p>
      <text:list xml:id="list4113280709" text:style-name="L62">
        <text:list-item>
          <text:p text:style-name="P498"><text:span text:style-name="T16">As navbar ficam nessa parte da documentação: </text:span><text:a xlink:type="simple" xlink:href="https://bootstrapdoconebitcode.netlify.app/pages/11navbars" text:style-name="Internet_20_link" text:visited-style-name="Visited_20_Internet_20_Link">https://bootstrapdoconebitcode.netlify.app/pages/1…</text:a><text:span text:style-name="T16"> elas são usadas em 99% dos sites, com diferentes manipulações, que você vai conseguir fazer tranquilamente.</text:span></text:p>
        </text:list-item>
        <text:list-item>
          <text:p text:style-name="P499"><text:span text:style-name="T210">A primeira navbar é uma padrão, que tem um search junto, que você pode integrar posteriormente com o restante do site.</text:span></text:p>
        </text:list-item>
        <text:list-item>
          <text:p text:style-name="P499"><text:soft-page-break/><text:span text:style-name="T210">Abaixo temos uma que é a padrão, não tem a barra de pesquisa e você tem todos os itens de navbar, podendo até mesmo, deixar itens desabilitados caso queira, mostrando que essa área está desativada no momento ou algo assim.</text:span></text:p>
        </text:list-item>
        <text:list-item>
          <text:p text:style-name="P499"><text:span text:style-name="T210">E por último temos uma que no lugar o search tem um texto, o que vai facilitar para você caso queira passar alguma informação dentro da navbar, você pode tranquilamente substituir o texto inicial por uma imagem, e também utilizar outras variações de navbar com imagens e outras funcionalidades.</text:span></text:p>
        </text:list-item>
        <text:list-item>
          <text:p text:style-name="P499"><text:span text:style-name="T210">Essas navbar também já são 100% responsivas, fazendo com que você não precise se preocupar como elas vão estar no celular, pois vai ser algo automático para ela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byssinica SIL1" svg:font-family="'Abyssinica SIL'" style:font-family-generic="roman" style:font-pitch="variable"/>
    <style:font-face style:name="Abyssinica SIL2" svg:font-family="'Abyssinica SIL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ibetan Machine Uni" svg:font-family="'Tibetan Machine Uni'" style:font-pitch="variable"/>
    <style:font-face style:name="Tibetan Machine Uni1" svg:font-family="'Tibetan Machine Uni'" style:font-family-generic="roman" style:font-pitch="variable"/>
    <style:font-face style:name="Tibetan Machine Uni2" svg:font-family="'Tibetan Machine Un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text-align="center" style:justify-single-word="false"/>
      <style:text-properties fo:color="#8d0000" loext:opacity="100%" officeooo:paragraph-rsid="001c55f1"/>
    </style:style>
    <style:style style:name="MP2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Tibetan Machine Uni1" fo:font-size="16pt" fo:letter-spacing="normal" fo:font-style="normal" fo:font-weight="bold" officeooo:rsid="001c55f1" officeooo:paragraph-rsid="001c55f1" style:font-size-asian="16pt" style:font-weight-asian="bold" style:font-name-complex="Tibetan Machine Uni2" style:font-size-complex="16pt" style:font-weight-complex="bold"/>
    </style:style>
    <style:style style:name="MT1" style:family="text">
      <style:text-properties fo:font-variant="normal" fo:text-transform="none" style:font-name="Tibetan Machine Uni1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1"><text:span text:style-name="MT1">Programador Full Stack JavaScript PRO </text:span><text:span text:style-name="MT1"><draw:frame draw:style-name="Mfr1" draw:name="Figura8" text:anchor-type="as-char" svg:width="0.529cm" svg:height="0.529cm" draw:z-index="39"><draw:image xlink:href="Pictures/100000010000004000000040F8184E217637A7CF.png" xlink:type="simple" xlink:show="embed" xlink:actuate="onLoad" draw:mime-type="image/png"/><svg:title>metal</svg:title></draw:frame></text:span><text:span text:style-name="MT1">!</text:span></text:h>
        <text:p text:style-name="MP2">OneBitCod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2T06:40:37.504742773</dc:date>
    <meta:editing-duration>P2DT13H16M9S</meta:editing-duration>
    <meta:editing-cycles>72</meta:editing-cycles>
    <meta:generator>LibreOffice/7.3.7.2$Linux_X86_64 LibreOffice_project/30$Build-2</meta:generator>
    <meta:document-statistic meta:table-count="0" meta:image-count="21" meta:object-count="0" meta:page-count="39" meta:paragraph-count="613" meta:word-count="7808" meta:character-count="45730" meta:non-whitespace-character-count="38805"/>
  </office:meta>
</office:document-meta>
</file>